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Pictures/100000000000000800000008E9A82E56B4AF255F.png" manifest:media-type="image/png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6.79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67.08mm"/>
    </style:style>
    <style:style style:name="co15" style:family="table-column">
      <style:table-column-properties fo:break-before="auto" style:column-width="38.75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.72mm"/>
    </style:style>
    <style:style style:name="co19" style:family="table-column">
      <style:table-column-properties fo:break-before="auto" style:column-width="7.97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21.04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23.5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13.69mm"/>
    </style:style>
    <style:style style:name="co26" style:family="table-column">
      <style:table-column-properties fo:break-before="auto" style:column-width="16.42mm"/>
    </style:style>
    <style:style style:name="co27" style:family="table-column">
      <style:table-column-properties fo:break-before="auto" style:column-width="4.07mm"/>
    </style:style>
    <style:style style:name="co28" style:family="table-column">
      <style:table-column-properties fo:break-before="auto" style:column-width="17.52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style:font-name="Liberation Sans" style:font-name-asian="Tahoma" style:font-name-complex="Lohit Devanagari"/>
    </style:style>
    <style:style style:name="ce5" style:family="table-cell" style:parent-style-name="Default">
      <style:table-cell-properties fo:background-color="#ffffff"/>
      <style:text-properties fo:color="#ff6600" fo:font-weight="bold" style:font-weight-asian="bold" style:font-weight-complex="bold"/>
    </style:style>
    <style:style style:name="ce6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ff" fo:border="0.74pt solid #000000"/>
    </style:style>
    <style:style style:name="ce9" style:family="table-cell" style:parent-style-name="Default" style:data-style-name="N108">
      <style:table-cell-properties fo:background-color="#ffffff"/>
    </style:style>
    <style:style style:name="ce10" style:family="table-cell" style:parent-style-name="Default" style:data-style-name="N108">
      <style:table-cell-properties fo:background-color="#ffffff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ackground-color="#ffcc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ackground-color="#ffffff"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8">
      <style:table-cell-properties fo:background-color="#ffffff" fo:border="0.74pt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ackground-color="#ffffff" fo:border="0.74pt solid #000000"/>
    </style:style>
    <style:style style:name="ce17" style:family="table-cell" style:parent-style-name="Default">
      <style:table-cell-properties fo:background-color="#ffffff"/>
      <style:text-properties style:font-name="Liberation Sans" fo:font-weight="bold" style:font-name-asian="Tahoma" style:font-weight-asian="bold" style:font-name-complex="Lohit Devanagari" style:font-weight-complex="bold"/>
    </style:style>
    <style:style style:name="ce18" style:family="table-cell" style:parent-style-name="Default">
      <style:table-cell-properties fo:background-color="#ffcc00" fo:border="0.74pt solid #000000"/>
      <style:text-properties style:font-name="Liberation Sans" fo:font-weight="bold" style:font-name-asian="Tahoma" style:font-weight-asian="bold" style:font-name-complex="Lohit Devanagari" style:font-weight-complex="bold"/>
    </style:style>
    <style:style style:name="ce19" style:family="table-cell" style:parent-style-name="Default">
      <style:table-cell-properties fo:background-color="#ffffff" fo:border="0.74pt solid #000000"/>
      <style:text-properties style:font-name="Liberation Sans" style:font-name-asian="Tahoma" style:font-name-complex="Lohit Devanagari"/>
    </style:style>
    <style:style style:name="ce20" style:family="table-cell" style:parent-style-name="Default" style:data-style-name="N108">
      <style:table-cell-properties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66ccff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ackground-color="#ffffff" fo:border="0.74pt solid #000000"/>
      <style:text-properties style:font-name="Liberation Sans" fo:font-weight="normal" style:font-name-asian="Tahoma" style:font-weight-asian="normal" style:font-name-complex="Lohit Devanagari" style:font-weight-complex="normal"/>
    </style:style>
    <style:style style:name="ce23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24" style:family="table-cell" style:parent-style-name="Default" style:data-style-name="N108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fo:border="0.06pt solid #000000"/>
    </style:style>
    <style:style style:name="ce27" style:family="table-cell" style:parent-style-name="Default" style:data-style-name="N108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#ffffff"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fo:background-color="#ffffff" fo:border="0.06pt solid #000000"/>
    </style:style>
    <style:style style:name="ce30" style:family="table-cell" style:parent-style-name="Default" style:data-style-name="N108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82mm" svg:height="89.98mm" svg:x="180.73mm" svg:y="42.06mm">
            <loext:p draw:notify-on-update-of-ranges="Hoja1.C2:Hoja1.C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92mm" svg:height="96.9mm" svg:x="146.06mm" svg:y="6.38mm">
            <loext:p draw:notify-on-update-of-ranges="Hoja1.F2:Hoja1.F25 Hoja1.F1:Hoja1.F1 Hoja1.C2:Hoja1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9,8 m/s2</text:p>
          </table:table-cell>
          <table:table-cell table:style-name="ce1" office:value-type="string" calcext:value-type="string">
            <text:p>98*t²-100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eleración/Gravedad</text:p>
          </table:table-cell>
          <table:table-cell table:style-name="ce1" office:value-type="string" calcext:value-type="string">
            <text:p>20 m/s</text:p>
          </table:table-cell>
          <table:table-cell table:style-name="ce1" office:value-type="string" calcext:value-type="string">
            <text:p>2000-98,1*t²</text:p>
          </table:table-cell>
          <table:table-cell table:style-name="ce1" table:number-columns-repeated="1016"/>
        </table:table-row>
        <table:table-row table:style-name="ro2">
          <table:table-cell/>
          <table:table-cell table:formula="of:=98*[.D2]*[.D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2]*[.D2]*4.905" office:value-type="float" office:value="0" calcext:value-type="float">
            <text:p>0</text:p>
          </table:table-cell>
          <table:table-cell table:formula="of:=[.D2]*20" office:value-type="float" office:value="0" calcext:value-type="float">
            <text:p>0</text:p>
          </table:table-cell>
          <table:table-cell table:formula="of:=2000-98.1*[.D2]*[.D2]" office:value-type="float" office:value="2000" calcext:value-type="float">
            <text:p>2000</text:p>
          </table:table-cell>
          <table:table-cell table:number-columns-repeated="1016"/>
        </table:table-row>
        <table:table-row table:style-name="ro2">
          <table:table-cell/>
          <table:table-cell table:formula="of:=98*[.D3]*[.D3]" office:value-type="float" office:value="0.98" calcext:value-type="float">
            <text:p>0,98</text:p>
          </table:table-cell>
          <table:table-cell table:formula="of:=[.$C$2]-[.E3]" office:value-type="float" office:value="99.95095" calcext:value-type="float">
            <text:p>99,95095</text:p>
          </table:table-cell>
          <table:table-cell office:value-type="float" office:value="0.1" calcext:value-type="float">
            <text:p>0,1</text:p>
          </table:table-cell>
          <table:table-cell table:formula="of:=[.D3]*[.D3]*4.905" office:value-type="float" office:value="0.04905" calcext:value-type="float">
            <text:p>0,04905</text:p>
          </table:table-cell>
          <table:table-cell table:formula="of:=[.D3]*20" office:value-type="float" office:value="2" calcext:value-type="float">
            <text:p>2</text:p>
          </table:table-cell>
          <table:table-cell table:formula="of:=2000-98.1*[.D3]*[.D3]" office:value-type="float" office:value="1999.019" calcext:value-type="float">
            <text:p>1999,019</text:p>
          </table:table-cell>
          <table:table-cell table:number-columns-repeated="1016"/>
        </table:table-row>
        <table:table-row table:style-name="ro2">
          <table:table-cell/>
          <table:table-cell table:formula="of:=98*[.D4]*[.D4]" office:value-type="float" office:value="3.92" calcext:value-type="float">
            <text:p>3,92</text:p>
          </table:table-cell>
          <table:table-cell table:formula="of:=[.$C$2]-[.E4]" office:value-type="float" office:value="99.8038" calcext:value-type="float">
            <text:p>99,8038</text:p>
          </table:table-cell>
          <table:table-cell office:value-type="float" office:value="0.2" calcext:value-type="float">
            <text:p>0,2</text:p>
          </table:table-cell>
          <table:table-cell table:formula="of:=[.D4]*[.D4]*4.905" office:value-type="float" office:value="0.1962" calcext:value-type="float">
            <text:p>0,1962</text:p>
          </table:table-cell>
          <table:table-cell table:formula="of:=[.D4]*20" office:value-type="float" office:value="4" calcext:value-type="float">
            <text:p>4</text:p>
          </table:table-cell>
          <table:table-cell table:formula="of:=2000-98.1*[.D4]*[.D4]" office:value-type="float" office:value="1996.076" calcext:value-type="float">
            <text:p>1996,076</text:p>
          </table:table-cell>
          <table:table-cell table:number-columns-repeated="1016"/>
        </table:table-row>
        <table:table-row table:style-name="ro2">
          <table:table-cell/>
          <table:table-cell table:formula="of:=98*[.D5]*[.D5]" office:value-type="float" office:value="35.28" calcext:value-type="float">
            <text:p>35,28</text:p>
          </table:table-cell>
          <table:table-cell table:formula="of:=[.$C$2]-[.E5]" office:value-type="float" office:value="98.2342" calcext:value-type="float">
            <text:p>98,2342</text:p>
          </table:table-cell>
          <table:table-cell office:value-type="float" office:value="0.6" calcext:value-type="float">
            <text:p>0,6</text:p>
          </table:table-cell>
          <table:table-cell table:formula="of:=[.D5]*[.D5]*4.905" office:value-type="float" office:value="1.7658" calcext:value-type="float">
            <text:p>1,7658</text:p>
          </table:table-cell>
          <table:table-cell table:formula="of:=[.D5]*20" office:value-type="float" office:value="12" calcext:value-type="float">
            <text:p>12</text:p>
          </table:table-cell>
          <table:table-cell table:formula="of:=2000-98.1*[.D5]*[.D5]" office:value-type="float" office:value="1964.684" calcext:value-type="float">
            <text:p>1964,684</text:p>
          </table:table-cell>
          <table:table-cell table:number-columns-repeated="1016"/>
        </table:table-row>
        <table:table-row table:style-name="ro2">
          <table:table-cell/>
          <table:table-cell table:formula="of:=98*[.D6]*[.D6]" office:value-type="float" office:value="62.72" calcext:value-type="float">
            <text:p>62,72</text:p>
          </table:table-cell>
          <table:table-cell table:formula="of:=[.$C$2]-[.E6]" office:value-type="float" office:value="96.8608" calcext:value-type="float">
            <text:p>96,8608</text:p>
          </table:table-cell>
          <table:table-cell office:value-type="float" office:value="0.8" calcext:value-type="float">
            <text:p>0,8</text:p>
          </table:table-cell>
          <table:table-cell table:formula="of:=[.D6]*[.D6]*4.905" office:value-type="float" office:value="3.1392" calcext:value-type="float">
            <text:p>3,1392</text:p>
          </table:table-cell>
          <table:table-cell table:formula="of:=[.D6]*20" office:value-type="float" office:value="16" calcext:value-type="float">
            <text:p>16</text:p>
          </table:table-cell>
          <table:table-cell table:formula="of:=2000-98.1*[.D6]*[.D6]" office:value-type="float" office:value="1937.216" calcext:value-type="float">
            <text:p>1937,216</text:p>
          </table:table-cell>
          <table:table-cell table:number-columns-repeated="1016"/>
        </table:table-row>
        <table:table-row table:style-name="ro2">
          <table:table-cell/>
          <table:table-cell table:formula="of:=98*[.D7]*[.D7]" office:value-type="float" office:value="98" calcext:value-type="float">
            <text:p>98</text:p>
          </table:table-cell>
          <table:table-cell table:formula="of:=[.$C$2]-[.E7]" office:value-type="float" office:value="95.095" calcext:value-type="float">
            <text:p>95,095</text:p>
          </table:table-cell>
          <table:table-cell office:value-type="float" office:value="1" calcext:value-type="float">
            <text:p>1</text:p>
          </table:table-cell>
          <table:table-cell table:formula="of:=[.D7]*[.D7]*4.905" office:value-type="float" office:value="4.905" calcext:value-type="float">
            <text:p>4,905</text:p>
          </table:table-cell>
          <table:table-cell table:formula="of:=[.D7]*20" office:value-type="float" office:value="20" calcext:value-type="float">
            <text:p>20</text:p>
          </table:table-cell>
          <table:table-cell table:formula="of:=2000-98.1*[.D7]*[.D7]" office:value-type="float" office:value="1901.9" calcext:value-type="float">
            <text:p>1901,9</text:p>
          </table:table-cell>
          <table:table-cell table:number-columns-repeated="1016"/>
        </table:table-row>
        <table:table-row table:style-name="ro2">
          <table:table-cell/>
          <table:table-cell table:formula="of:=98*[.D8]*[.D8]" office:value-type="float" office:value="141.12" calcext:value-type="float">
            <text:p>141,12</text:p>
          </table:table-cell>
          <table:table-cell table:formula="of:=[.$C$2]-[.E8]" office:value-type="float" office:value="92.9368" calcext:value-type="float">
            <text:p>92,9368</text:p>
          </table:table-cell>
          <table:table-cell office:value-type="float" office:value="1.2" calcext:value-type="float">
            <text:p>1,2</text:p>
          </table:table-cell>
          <table:table-cell table:formula="of:=[.D8]*[.D8]*4.905" office:value-type="float" office:value="7.0632" calcext:value-type="float">
            <text:p>7,0632</text:p>
          </table:table-cell>
          <table:table-cell table:formula="of:=[.D8]*20" office:value-type="float" office:value="24" calcext:value-type="float">
            <text:p>24</text:p>
          </table:table-cell>
          <table:table-cell table:formula="of:=2000-98.1*[.D8]*[.D8]" office:value-type="float" office:value="1858.736" calcext:value-type="float">
            <text:p>1858,736</text:p>
          </table:table-cell>
          <table:table-cell table:number-columns-repeated="1016"/>
        </table:table-row>
        <table:table-row table:style-name="ro2">
          <table:table-cell/>
          <table:table-cell table:formula="of:=98*[.D9]*[.D9]" office:value-type="float" office:value="192.08" calcext:value-type="float">
            <text:p>192,08</text:p>
          </table:table-cell>
          <table:table-cell table:formula="of:=[.$C$2]-[.E9]" office:value-type="float" office:value="90.3862" calcext:value-type="float">
            <text:p>90,3862</text:p>
          </table:table-cell>
          <table:table-cell office:value-type="float" office:value="1.4" calcext:value-type="float">
            <text:p>1,4</text:p>
          </table:table-cell>
          <table:table-cell table:formula="of:=[.D9]*[.D9]*4.905" office:value-type="float" office:value="9.6138" calcext:value-type="float">
            <text:p>9,6138</text:p>
          </table:table-cell>
          <table:table-cell table:formula="of:=[.D9]*20" office:value-type="float" office:value="28" calcext:value-type="float">
            <text:p>28</text:p>
          </table:table-cell>
          <table:table-cell table:formula="of:=2000-98.1*[.D9]*[.D9]" office:value-type="float" office:value="1807.724" calcext:value-type="float">
            <text:p>1807,724</text:p>
          </table:table-cell>
          <table:table-cell table:number-columns-repeated="1016"/>
        </table:table-row>
        <table:table-row table:style-name="ro2">
          <table:table-cell/>
          <table:table-cell table:formula="of:=98*[.D10]*[.D10]" office:value-type="float" office:value="250.88" calcext:value-type="float">
            <text:p>250,88</text:p>
          </table:table-cell>
          <table:table-cell table:formula="of:=[.$C$2]-[.E10]" office:value-type="float" office:value="87.4432" calcext:value-type="float">
            <text:p>87,4432</text:p>
          </table:table-cell>
          <table:table-cell office:value-type="float" office:value="1.6" calcext:value-type="float">
            <text:p>1,6</text:p>
          </table:table-cell>
          <table:table-cell table:formula="of:=[.D10]*[.D10]*4.905" office:value-type="float" office:value="12.5568" calcext:value-type="float">
            <text:p>12,5568</text:p>
          </table:table-cell>
          <table:table-cell table:formula="of:=[.D10]*20" office:value-type="float" office:value="32" calcext:value-type="float">
            <text:p>32</text:p>
          </table:table-cell>
          <table:table-cell table:formula="of:=2000-98.1*[.D10]*[.D10]" office:value-type="float" office:value="1748.864" calcext:value-type="float">
            <text:p>1748,864</text:p>
          </table:table-cell>
          <table:table-cell table:number-columns-repeated="1016"/>
        </table:table-row>
        <table:table-row table:style-name="ro2">
          <table:table-cell/>
          <table:table-cell table:formula="of:=98*[.D11]*[.D11]" office:value-type="float" office:value="317.52" calcext:value-type="float">
            <text:p>317,52</text:p>
          </table:table-cell>
          <table:table-cell table:formula="of:=[.$C$2]-[.E11]" office:value-type="float" office:value="84.1078" calcext:value-type="float">
            <text:p>84,1078</text:p>
          </table:table-cell>
          <table:table-cell office:value-type="float" office:value="1.8" calcext:value-type="float">
            <text:p>1,8</text:p>
          </table:table-cell>
          <table:table-cell table:formula="of:=[.D11]*[.D11]*4.905" office:value-type="float" office:value="15.8922" calcext:value-type="float">
            <text:p>15,8922</text:p>
          </table:table-cell>
          <table:table-cell table:formula="of:=[.D11]*20" office:value-type="float" office:value="36" calcext:value-type="float">
            <text:p>36</text:p>
          </table:table-cell>
          <table:table-cell table:formula="of:=2000-98.1*[.D11]*[.D11]" office:value-type="float" office:value="1682.156" calcext:value-type="float">
            <text:p>1682,156</text:p>
          </table:table-cell>
          <table:table-cell table:number-columns-repeated="1016"/>
        </table:table-row>
        <table:table-row table:style-name="ro2">
          <table:table-cell/>
          <table:table-cell table:formula="of:=98*[.D12]*[.D12]" office:value-type="float" office:value="392" calcext:value-type="float">
            <text:p>392</text:p>
          </table:table-cell>
          <table:table-cell table:formula="of:=[.$C$2]-[.E12]" office:value-type="float" office:value="80.38" calcext:value-type="float">
            <text:p>80,38</text:p>
          </table:table-cell>
          <table:table-cell office:value-type="float" office:value="2" calcext:value-type="float">
            <text:p>2</text:p>
          </table:table-cell>
          <table:table-cell table:formula="of:=[.D12]*[.D12]*4.905" office:value-type="float" office:value="19.62" calcext:value-type="float">
            <text:p>19,62</text:p>
          </table:table-cell>
          <table:table-cell table:formula="of:=[.D12]*20" office:value-type="float" office:value="40" calcext:value-type="float">
            <text:p>40</text:p>
          </table:table-cell>
          <table:table-cell table:formula="of:=2000-98.1*[.D12]*[.D12]" office:value-type="float" office:value="1607.6" calcext:value-type="float">
            <text:p>1607,6</text:p>
          </table:table-cell>
          <table:table-cell table:number-columns-repeated="1016"/>
        </table:table-row>
        <table:table-row table:style-name="ro2">
          <table:table-cell/>
          <table:table-cell table:formula="of:=98*[.D13]*[.D13]" office:value-type="float" office:value="474.32" calcext:value-type="float">
            <text:p>474,32</text:p>
          </table:table-cell>
          <table:table-cell table:formula="of:=[.$C$2]-[.E13]" office:value-type="float" office:value="76.2598" calcext:value-type="float">
            <text:p>76,2598</text:p>
          </table:table-cell>
          <table:table-cell office:value-type="float" office:value="2.2" calcext:value-type="float">
            <text:p>2,2</text:p>
          </table:table-cell>
          <table:table-cell table:formula="of:=[.D13]*[.D13]*4.905" office:value-type="float" office:value="23.7402" calcext:value-type="float">
            <text:p>23,7402</text:p>
          </table:table-cell>
          <table:table-cell table:formula="of:=[.D13]*20" office:value-type="float" office:value="44" calcext:value-type="float">
            <text:p>44</text:p>
          </table:table-cell>
          <table:table-cell table:formula="of:=2000-98.1*[.D13]*[.D13]" office:value-type="float" office:value="1525.196" calcext:value-type="float">
            <text:p>1525,196</text:p>
          </table:table-cell>
          <table:table-cell table:number-columns-repeated="1016"/>
        </table:table-row>
        <table:table-row table:style-name="ro2">
          <table:table-cell/>
          <table:table-cell table:formula="of:=98*[.D14]*[.D14]" office:value-type="float" office:value="564.48" calcext:value-type="float">
            <text:p>564,48</text:p>
          </table:table-cell>
          <table:table-cell table:formula="of:=[.$C$2]-[.E14]" office:value-type="float" office:value="71.7472" calcext:value-type="float">
            <text:p>71,7472</text:p>
          </table:table-cell>
          <table:table-cell office:value-type="float" office:value="2.4" calcext:value-type="float">
            <text:p>2,4</text:p>
          </table:table-cell>
          <table:table-cell table:formula="of:=[.D14]*[.D14]*4.905" office:value-type="float" office:value="28.2528" calcext:value-type="float">
            <text:p>28,2528</text:p>
          </table:table-cell>
          <table:table-cell table:formula="of:=[.D14]*20" office:value-type="float" office:value="48" calcext:value-type="float">
            <text:p>48</text:p>
          </table:table-cell>
          <table:table-cell table:formula="of:=2000-98.1*[.D14]*[.D14]" office:value-type="float" office:value="1434.944" calcext:value-type="float">
            <text:p>1434,944</text:p>
          </table:table-cell>
          <table:table-cell table:number-columns-repeated="1016"/>
        </table:table-row>
        <table:table-row table:style-name="ro2">
          <table:table-cell/>
          <table:table-cell table:formula="of:=98*[.D15]*[.D15]" office:value-type="float" office:value="662.48" calcext:value-type="float">
            <text:p>662,48</text:p>
          </table:table-cell>
          <table:table-cell table:formula="of:=[.$C$2]-[.E15]" office:value-type="float" office:value="66.8422" calcext:value-type="float">
            <text:p>66,8422</text:p>
          </table:table-cell>
          <table:table-cell office:value-type="float" office:value="2.6" calcext:value-type="float">
            <text:p>2,6</text:p>
          </table:table-cell>
          <table:table-cell table:formula="of:=[.D15]*[.D15]*4.905" office:value-type="float" office:value="33.1578" calcext:value-type="float">
            <text:p>33,1578</text:p>
          </table:table-cell>
          <table:table-cell table:formula="of:=[.D15]*20" office:value-type="float" office:value="52" calcext:value-type="float">
            <text:p>52</text:p>
          </table:table-cell>
          <table:table-cell table:formula="of:=2000-98.1*[.D15]*[.D15]" office:value-type="float" office:value="1336.844" calcext:value-type="float">
            <text:p>1336,844</text:p>
          </table:table-cell>
          <table:table-cell table:number-columns-repeated="1016"/>
        </table:table-row>
        <table:table-row table:style-name="ro2">
          <table:table-cell/>
          <table:table-cell table:formula="of:=98*[.D16]*[.D16]" office:value-type="float" office:value="768.32" calcext:value-type="float">
            <text:p>768,32</text:p>
          </table:table-cell>
          <table:table-cell table:formula="of:=[.$C$2]-[.E16]" office:value-type="float" office:value="61.5448" calcext:value-type="float">
            <text:p>61,5448</text:p>
          </table:table-cell>
          <table:table-cell office:value-type="float" office:value="2.8" calcext:value-type="float">
            <text:p>2,8</text:p>
          </table:table-cell>
          <table:table-cell table:formula="of:=[.D16]*[.D16]*4.905" office:value-type="float" office:value="38.4552" calcext:value-type="float">
            <text:p>38,4552</text:p>
          </table:table-cell>
          <table:table-cell table:formula="of:=[.D16]*20" office:value-type="float" office:value="56" calcext:value-type="float">
            <text:p>56</text:p>
          </table:table-cell>
          <table:table-cell table:formula="of:=2000-98.1*[.D16]*[.D16]" office:value-type="float" office:value="1230.896" calcext:value-type="float">
            <text:p>1230,896</text:p>
          </table:table-cell>
          <table:table-cell table:number-columns-repeated="1016"/>
        </table:table-row>
        <table:table-row table:style-name="ro2">
          <table:table-cell/>
          <table:table-cell table:formula="of:=98*[.D17]*[.D17]" office:value-type="float" office:value="882" calcext:value-type="float">
            <text:p>882</text:p>
          </table:table-cell>
          <table:table-cell table:formula="of:=[.$C$2]-[.E17]" office:value-type="float" office:value="55.855" calcext:value-type="float">
            <text:p>55,855</text:p>
          </table:table-cell>
          <table:table-cell office:value-type="float" office:value="3" calcext:value-type="float">
            <text:p>3</text:p>
          </table:table-cell>
          <table:table-cell table:formula="of:=[.D17]*[.D17]*4.905" office:value-type="float" office:value="44.145" calcext:value-type="float">
            <text:p>44,145</text:p>
          </table:table-cell>
          <table:table-cell table:formula="of:=[.D17]*20" office:value-type="float" office:value="60" calcext:value-type="float">
            <text:p>60</text:p>
          </table:table-cell>
          <table:table-cell table:formula="of:=2000-98.1*[.D17]*[.D17]" office:value-type="float" office:value="1117.1" calcext:value-type="float">
            <text:p>1117,1</text:p>
          </table:table-cell>
          <table:table-cell table:number-columns-repeated="1016"/>
        </table:table-row>
        <table:table-row table:style-name="ro2">
          <table:table-cell/>
          <table:table-cell table:formula="of:=98*[.D18]*[.D18]" office:value-type="float" office:value="1003.52" calcext:value-type="float">
            <text:p>1003,52</text:p>
          </table:table-cell>
          <table:table-cell table:formula="of:=[.$C$2]-[.E18]" office:value-type="float" office:value="49.7728" calcext:value-type="float">
            <text:p>49,7728</text:p>
          </table:table-cell>
          <table:table-cell office:value-type="float" office:value="3.2" calcext:value-type="float">
            <text:p>3,2</text:p>
          </table:table-cell>
          <table:table-cell table:formula="of:=[.D18]*[.D18]*4.905" office:value-type="float" office:value="50.2272" calcext:value-type="float">
            <text:p>50,2272</text:p>
          </table:table-cell>
          <table:table-cell table:formula="of:=[.D18]*20" office:value-type="float" office:value="64" calcext:value-type="float">
            <text:p>64</text:p>
          </table:table-cell>
          <table:table-cell table:formula="of:=2000-98.1*[.D18]*[.D18]" office:value-type="float" office:value="995.456" calcext:value-type="float">
            <text:p>995,456</text:p>
          </table:table-cell>
          <table:table-cell table:number-columns-repeated="1016"/>
        </table:table-row>
        <table:table-row table:style-name="ro2">
          <table:table-cell/>
          <table:table-cell table:formula="of:=98*[.D19]*[.D19]" office:value-type="float" office:value="1132.88" calcext:value-type="float">
            <text:p>1132,88</text:p>
          </table:table-cell>
          <table:table-cell table:formula="of:=[.$C$2]-[.E19]" office:value-type="float" office:value="43.2982" calcext:value-type="float">
            <text:p>43,2982</text:p>
          </table:table-cell>
          <table:table-cell office:value-type="float" office:value="3.4" calcext:value-type="float">
            <text:p>3,4</text:p>
          </table:table-cell>
          <table:table-cell table:formula="of:=[.D19]*[.D19]*4.905" office:value-type="float" office:value="56.7018" calcext:value-type="float">
            <text:p>56,7018</text:p>
          </table:table-cell>
          <table:table-cell table:formula="of:=[.D19]*20" office:value-type="float" office:value="68" calcext:value-type="float">
            <text:p>68</text:p>
          </table:table-cell>
          <table:table-cell table:formula="of:=2000-98.1*[.D19]*[.D19]" office:value-type="float" office:value="865.964" calcext:value-type="float">
            <text:p>865,964</text:p>
          </table:table-cell>
          <table:table-cell table:number-columns-repeated="1016"/>
        </table:table-row>
        <table:table-row table:style-name="ro2">
          <table:table-cell/>
          <table:table-cell table:formula="of:=98*[.D20]*[.D20]" office:value-type="float" office:value="1270.08" calcext:value-type="float">
            <text:p>1270,08</text:p>
          </table:table-cell>
          <table:table-cell table:formula="of:=[.$C$2]-[.E20]" office:value-type="float" office:value="36.4312" calcext:value-type="float">
            <text:p>36,4312</text:p>
          </table:table-cell>
          <table:table-cell office:value-type="float" office:value="3.6" calcext:value-type="float">
            <text:p>3,6</text:p>
          </table:table-cell>
          <table:table-cell table:formula="of:=[.D20]*[.D20]*4.905" office:value-type="float" office:value="63.5688" calcext:value-type="float">
            <text:p>63,5688</text:p>
          </table:table-cell>
          <table:table-cell table:formula="of:=[.D20]*20" office:value-type="float" office:value="72" calcext:value-type="float">
            <text:p>72</text:p>
          </table:table-cell>
          <table:table-cell table:formula="of:=2000-98.1*[.D20]*[.D20]" office:value-type="float" office:value="728.624" calcext:value-type="float">
            <text:p>728,624</text:p>
          </table:table-cell>
          <table:table-cell table:number-columns-repeated="1016"/>
        </table:table-row>
        <table:table-row table:style-name="ro2">
          <table:table-cell/>
          <table:table-cell table:formula="of:=98*[.D21]*[.D21]" office:value-type="float" office:value="1415.12" calcext:value-type="float">
            <text:p>1415,12</text:p>
          </table:table-cell>
          <table:table-cell table:formula="of:=[.$C$2]-[.E21]" office:value-type="float" office:value="29.1718" calcext:value-type="float">
            <text:p>29,1718</text:p>
          </table:table-cell>
          <table:table-cell office:value-type="float" office:value="3.8" calcext:value-type="float">
            <text:p>3,8</text:p>
          </table:table-cell>
          <table:table-cell table:formula="of:=[.D21]*[.D21]*4.905" office:value-type="float" office:value="70.8282" calcext:value-type="float">
            <text:p>70,8282</text:p>
          </table:table-cell>
          <table:table-cell table:formula="of:=[.D21]*20" office:value-type="float" office:value="76" calcext:value-type="float">
            <text:p>76</text:p>
          </table:table-cell>
          <table:table-cell table:formula="of:=2000-98.1*[.D21]*[.D21]" office:value-type="float" office:value="583.436" calcext:value-type="float">
            <text:p>583,436</text:p>
          </table:table-cell>
          <table:table-cell table:number-columns-repeated="1016"/>
        </table:table-row>
        <table:table-row table:style-name="ro2">
          <table:table-cell/>
          <table:table-cell table:formula="of:=98*[.D22]*[.D22]" office:value-type="float" office:value="1568" calcext:value-type="float">
            <text:p>1568</text:p>
          </table:table-cell>
          <table:table-cell table:formula="of:=[.$C$2]-[.E22]" office:value-type="float" office:value="21.52" calcext:value-type="float">
            <text:p>21,52</text:p>
          </table:table-cell>
          <table:table-cell office:value-type="float" office:value="4" calcext:value-type="float">
            <text:p>4</text:p>
          </table:table-cell>
          <table:table-cell table:formula="of:=[.D22]*[.D22]*4.905" office:value-type="float" office:value="78.48" calcext:value-type="float">
            <text:p>78,48</text:p>
          </table:table-cell>
          <table:table-cell table:formula="of:=[.D22]*20" office:value-type="float" office:value="80" calcext:value-type="float">
            <text:p>80</text:p>
          </table:table-cell>
          <table:table-cell table:formula="of:=2000-98.1*[.D22]*[.D22]" office:value-type="float" office:value="430.4" calcext:value-type="float">
            <text:p>430,4</text:p>
          </table:table-cell>
          <table:table-cell table:number-columns-repeated="1016"/>
        </table:table-row>
        <table:table-row table:style-name="ro2">
          <table:table-cell/>
          <table:table-cell table:formula="of:=98*[.D23]*[.D23]" office:value-type="float" office:value="1728.72" calcext:value-type="float">
            <text:p>1728,72</text:p>
          </table:table-cell>
          <table:table-cell table:formula="of:=[.$C$2]-[.E23]" office:value-type="float" office:value="13.4758" calcext:value-type="float">
            <text:p>13,4758</text:p>
          </table:table-cell>
          <table:table-cell office:value-type="float" office:value="4.2" calcext:value-type="float">
            <text:p>4,2</text:p>
          </table:table-cell>
          <table:table-cell table:formula="of:=[.D23]*[.D23]*4.905" office:value-type="float" office:value="86.5242" calcext:value-type="float">
            <text:p>86,5242</text:p>
          </table:table-cell>
          <table:table-cell table:formula="of:=[.D23]*20" office:value-type="float" office:value="84" calcext:value-type="float">
            <text:p>84</text:p>
          </table:table-cell>
          <table:table-cell table:formula="of:=2000-98.1*[.D23]*[.D23]" office:value-type="float" office:value="269.516" calcext:value-type="float">
            <text:p>269,516</text:p>
          </table:table-cell>
          <table:table-cell table:number-columns-repeated="1016"/>
        </table:table-row>
        <table:table-row table:style-name="ro2">
          <table:table-cell/>
          <table:table-cell table:formula="of:=98*[.D24]*[.D24]" office:value-type="float" office:value="1897.28" calcext:value-type="float">
            <text:p>1897,28</text:p>
          </table:table-cell>
          <table:table-cell table:formula="of:=[.$C$2]-[.E24]" office:value-type="float" office:value="5.03919999999998" calcext:value-type="float">
            <text:p>5,0392</text:p>
          </table:table-cell>
          <table:table-cell office:value-type="float" office:value="4.4" calcext:value-type="float">
            <text:p>4,4</text:p>
          </table:table-cell>
          <table:table-cell table:formula="of:=[.D24]*[.D24]*4.905" office:value-type="float" office:value="94.9608" calcext:value-type="float">
            <text:p>94,9608</text:p>
          </table:table-cell>
          <table:table-cell table:formula="of:=[.D24]*20" office:value-type="float" office:value="88" calcext:value-type="float">
            <text:p>88</text:p>
          </table:table-cell>
          <table:table-cell table:formula="of:=2000-98.1*[.D24]*[.D24]" office:value-type="float" office:value="100.784" calcext:value-type="float">
            <text:p>100,78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formula="of:=[.$C$2]-[.E25]" office:value-type="float" office:value="-0.100289656250013" calcext:value-type="float">
            <text:p>-0,1002896563</text:p>
          </table:table-cell>
          <table:table-cell office:value-type="float" office:value="4.5175" calcext:value-type="float">
            <text:p>4,5175</text:p>
          </table:table-cell>
          <table:table-cell table:formula="of:=[.D25]*[.D25]*4.905" office:value-type="float" office:value="100.10028965625" calcext:value-type="float">
            <text:p>100,1002896563</text:p>
          </table:table-cell>
          <table:table-cell table:formula="of:=[.D25]*20" office:value-type="float" office:value="90.35" calcext:value-type="float">
            <text:p>90,35</text:p>
          </table:table-cell>
          <table:table-cell table:formula="of:=2000-98.1*[.D25]*[.D25]" office:value-type="float" office:value="-2.00579312499985" calcext:value-type="float">
            <text:p>-2,005793125</text:p>
          </table:table-cell>
          <table:table-cell table:number-columns-repeated="1016"/>
        </table:table-row>
        <table:table-row table:style-name="ro2" table:number-rows-repeated="6">
          <table:table-cell table:number-columns-repeated="1023"/>
        </table:table-row>
        <table:table-row table:style-name="ro2">
          <table:table-cell table:number-columns-repeated="8"/>
          <table:table-cell table:formula="of:=20*(2*(100/9.81))^0.5" office:value-type="float" office:value="90.3047281971462" calcext:value-type="float">
            <text:p>90,3047281971</text:p>
          </table:table-cell>
          <table:table-cell table:number-columns-repeated="1014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ja2" table:style-name="ta1">
        <table:shapes>
          <draw:frame draw:z-index="0" draw:style-name="gr1" draw:text-style-name="P1" svg:width="160.05mm" svg:height="90.05mm" svg:x="143.55mm" svg:y="10.35mm">
            <loext:p draw:notify-on-update-of-ranges="Hoja2.E3:Hoja2.E23 Hoja2.E2:Hoja2.E2 Hoja2.C3:Hoja2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5mm" svg:height="90.05mm" svg:x="20.89mm" svg:y="115.81mm">
            <loext:p draw:notify-on-update-of-ranges="Hoja2.D3:Hoja2.D23 Hoja2.D3:Hoja2.D23 Hoja2.E2:Hoja2.E2 Hoja2.C3:Hoja2.C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draw:text-style-name="P2" svg:width="159.99mm" svg:height="89.99mm" svg:x="191.06mm" svg:y="113.08mm">
            <loext:p draw:notify-on-update-of-ranges="Hoja2.E3:Hoja2.E23 Hoja2.D3:Hoja2.D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Altura (h)</text:p>
          </table:table-cell>
          <table:table-cell table:style-name="ce3" office:value-type="string" calcext:value-type="string">
            <text:p>t=h^ 0,5 / (4,9^ 0,5)</text:p>
          </table:table-cell>
          <table:table-cell table:style-name="ce3" office:value-type="string" calcext:value-type="string">
            <text:p>Distancia recorrida</text:p>
          </table:table-cell>
          <table:table-cell table:style-name="ce3" table:number-columns-repeated="1019"/>
        </table:table-row>
        <table:table-row table:style-name="ro2">
          <table:table-cell/>
          <table:table-cell table:style-name="ce4" table:formula="of:=((100- [.C3])^ 0.5 / 4.9 ^0.5)*2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100- [.C3])^ 0.5 / 4.9 ^0.5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4])^ 0.5 / 4.9 ^0.5)*20" office:value-type="float" office:value="20.2030508910442" calcext:value-type="float">
            <text:p>20,203050891</text:p>
          </table:table-cell>
          <table:table-cell office:value-type="float" office:value="95" calcext:value-type="float">
            <text:p>95</text:p>
          </table:table-cell>
          <table:table-cell table:formula="of:=(100- [.C4])^ 0.5 / 4.9 ^0.5" office:value-type="float" office:value="1.01015254455221" calcext:value-type="float">
            <text:p>1,0101525446</text:p>
          </table:table-cell>
          <table:table-cell table:formula="of:=[.D4]*20" office:value-type="float" office:value="20.2030508910442" calcext:value-type="float">
            <text:p>20,203050891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5])^ 0.5 / 4.9 ^0.5)*20" office:value-type="float" office:value="28.5714285714286" calcext:value-type="float">
            <text:p>28,5714285714</text:p>
          </table:table-cell>
          <table:table-cell office:value-type="float" office:value="90" calcext:value-type="float">
            <text:p>90</text:p>
          </table:table-cell>
          <table:table-cell table:formula="of:=(100- [.C5])^ 0.5 / 4.9 ^0.5" office:value-type="float" office:value="1.42857142857143" calcext:value-type="float">
            <text:p>1,4285714286</text:p>
          </table:table-cell>
          <table:table-cell table:formula="of:=[.D5]*20" office:value-type="float" office:value="28.5714285714286" calcext:value-type="float">
            <text:p>28,5714285714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6])^ 0.5 / 4.9 ^0.5)*20" office:value-type="float" office:value="34.9927106111883" calcext:value-type="float">
            <text:p>34,9927106112</text:p>
          </table:table-cell>
          <table:table-cell office:value-type="float" office:value="85" calcext:value-type="float">
            <text:p>85</text:p>
          </table:table-cell>
          <table:table-cell table:formula="of:=(100- [.C6])^ 0.5 / 4.9 ^0.5" office:value-type="float" office:value="1.74963553055941" calcext:value-type="float">
            <text:p>1,7496355306</text:p>
          </table:table-cell>
          <table:table-cell table:formula="of:=[.D6]*20" office:value-type="float" office:value="34.9927106111883" calcext:value-type="float">
            <text:p>34,9927106112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7])^ 0.5 / 4.9 ^0.5)*20" office:value-type="float" office:value="40.4061017820884" calcext:value-type="float">
            <text:p>40,4061017821</text:p>
          </table:table-cell>
          <table:table-cell office:value-type="float" office:value="80" calcext:value-type="float">
            <text:p>80</text:p>
          </table:table-cell>
          <table:table-cell table:formula="of:=(100- [.C7])^ 0.5 / 4.9 ^0.5" office:value-type="float" office:value="2.02030508910442" calcext:value-type="float">
            <text:p>2,0203050891</text:p>
          </table:table-cell>
          <table:table-cell table:formula="of:=[.D7]*20" office:value-type="float" office:value="40.4061017820884" calcext:value-type="float">
            <text:p>40,4061017821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8])^ 0.5 / 4.9 ^0.5)*20" office:value-type="float" office:value="45.1753951452626" calcext:value-type="float">
            <text:p>45,1753951453</text:p>
          </table:table-cell>
          <table:table-cell office:value-type="float" office:value="75" calcext:value-type="float">
            <text:p>75</text:p>
          </table:table-cell>
          <table:table-cell table:formula="of:=(100- [.C8])^ 0.5 / 4.9 ^0.5" office:value-type="float" office:value="2.25876975726313" calcext:value-type="float">
            <text:p>2,2587697573</text:p>
          </table:table-cell>
          <table:table-cell table:formula="of:=[.D8]*20" office:value-type="float" office:value="45.1753951452626" calcext:value-type="float">
            <text:p>45,1753951453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9])^ 0.5 / 4.9 ^0.5)*20" office:value-type="float" office:value="49.4871659305394" calcext:value-type="float">
            <text:p>49,4871659305</text:p>
          </table:table-cell>
          <table:table-cell office:value-type="float" office:value="70" calcext:value-type="float">
            <text:p>70</text:p>
          </table:table-cell>
          <table:table-cell table:formula="of:=(100- [.C9])^ 0.5 / 4.9 ^0.5" office:value-type="float" office:value="2.47435829652697" calcext:value-type="float">
            <text:p>2,4743582965</text:p>
          </table:table-cell>
          <table:table-cell table:formula="of:=[.D9]*20" office:value-type="float" office:value="49.4871659305394" calcext:value-type="float">
            <text:p>49,4871659305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0])^ 0.5 / 4.9 ^0.5)*20" office:value-type="float" office:value="53.4522483824849" calcext:value-type="float">
            <text:p>53,4522483825</text:p>
          </table:table-cell>
          <table:table-cell office:value-type="float" office:value="65" calcext:value-type="float">
            <text:p>65</text:p>
          </table:table-cell>
          <table:table-cell table:formula="of:=(100- [.C10])^ 0.5 / 4.9 ^0.5" office:value-type="float" office:value="2.67261241912424" calcext:value-type="float">
            <text:p>2,6726124191</text:p>
          </table:table-cell>
          <table:table-cell table:formula="of:=[.D10]*20" office:value-type="float" office:value="53.4522483824849" calcext:value-type="float">
            <text:p>53,4522483825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1])^ 0.5 / 4.9 ^0.5)*20" office:value-type="float" office:value="57.1428571428571" calcext:value-type="float">
            <text:p>57,1428571429</text:p>
          </table:table-cell>
          <table:table-cell office:value-type="float" office:value="60" calcext:value-type="float">
            <text:p>60</text:p>
          </table:table-cell>
          <table:table-cell table:formula="of:=(100- [.C11])^ 0.5 / 4.9 ^0.5" office:value-type="float" office:value="2.85714285714286" calcext:value-type="float">
            <text:p>2,8571428571</text:p>
          </table:table-cell>
          <table:table-cell table:formula="of:=[.D11]*20" office:value-type="float" office:value="57.1428571428571" calcext:value-type="float">
            <text:p>57,1428571429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2])^ 0.5 / 4.9 ^0.5)*20" office:value-type="float" office:value="60.6091526731326" calcext:value-type="float">
            <text:p>60,6091526731</text:p>
          </table:table-cell>
          <table:table-cell office:value-type="float" office:value="55" calcext:value-type="float">
            <text:p>55</text:p>
          </table:table-cell>
          <table:table-cell table:formula="of:=(100- [.C12])^ 0.5 / 4.9 ^0.5" office:value-type="float" office:value="3.03045763365663" calcext:value-type="float">
            <text:p>3,0304576337</text:p>
          </table:table-cell>
          <table:table-cell table:formula="of:=[.D12]*20" office:value-type="float" office:value="60.6091526731326" calcext:value-type="float">
            <text:p>60,6091526731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3])^ 0.5 / 4.9 ^0.5)*20" office:value-type="float" office:value="63.887656499994" calcext:value-type="float">
            <text:p>63,8876565</text:p>
          </table:table-cell>
          <table:table-cell office:value-type="float" office:value="50" calcext:value-type="float">
            <text:p>50</text:p>
          </table:table-cell>
          <table:table-cell table:formula="of:=(100- [.C13])^ 0.5 / 4.9 ^0.5" office:value-type="float" office:value="3.1943828249997" calcext:value-type="float">
            <text:p>3,194382825</text:p>
          </table:table-cell>
          <table:table-cell table:formula="of:=[.D13]*20" office:value-type="float" office:value="63.887656499994" calcext:value-type="float">
            <text:p>63,8876565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4])^ 0.5 / 4.9 ^0.5)*20" office:value-type="float" office:value="67.005939426049" calcext:value-type="float">
            <text:p>67,005939426</text:p>
          </table:table-cell>
          <table:table-cell office:value-type="float" office:value="45" calcext:value-type="float">
            <text:p>45</text:p>
          </table:table-cell>
          <table:table-cell table:formula="of:=(100- [.C14])^ 0.5 / 4.9 ^0.5" office:value-type="float" office:value="3.35029697130245" calcext:value-type="float">
            <text:p>3,3502969713</text:p>
          </table:table-cell>
          <table:table-cell table:formula="of:=[.D14]*20" office:value-type="float" office:value="67.005939426049" calcext:value-type="float">
            <text:p>67,005939426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5])^ 0.5 / 4.9 ^0.5)*20" office:value-type="float" office:value="69.9854212223765" calcext:value-type="float">
            <text:p>69,9854212224</text:p>
          </table:table-cell>
          <table:table-cell office:value-type="float" office:value="40" calcext:value-type="float">
            <text:p>40</text:p>
          </table:table-cell>
          <table:table-cell table:formula="of:=(100- [.C15])^ 0.5 / 4.9 ^0.5" office:value-type="float" office:value="3.49927106111883" calcext:value-type="float">
            <text:p>3,4992710611</text:p>
          </table:table-cell>
          <table:table-cell table:formula="of:=[.D15]*20" office:value-type="float" office:value="69.9854212223765" calcext:value-type="float">
            <text:p>69,9854212224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6])^ 0.5 / 4.9 ^0.5)*20" office:value-type="float" office:value="72.8431359084683" calcext:value-type="float">
            <text:p>72,8431359085</text:p>
          </table:table-cell>
          <table:table-cell office:value-type="float" office:value="35" calcext:value-type="float">
            <text:p>35</text:p>
          </table:table-cell>
          <table:table-cell table:formula="of:=(100- [.C16])^ 0.5 / 4.9 ^0.5" office:value-type="float" office:value="3.64215679542342" calcext:value-type="float">
            <text:p>3,6421567954</text:p>
          </table:table-cell>
          <table:table-cell table:formula="of:=[.D16]*20" office:value-type="float" office:value="72.8431359084683" calcext:value-type="float">
            <text:p>72,8431359085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7])^ 0.5 / 4.9 ^0.5)*20" office:value-type="float" office:value="75.5928946018454" calcext:value-type="float">
            <text:p>75,5928946018</text:p>
          </table:table-cell>
          <table:table-cell office:value-type="float" office:value="30" calcext:value-type="float">
            <text:p>30</text:p>
          </table:table-cell>
          <table:table-cell table:formula="of:=(100- [.C17])^ 0.5 / 4.9 ^0.5" office:value-type="float" office:value="3.77964473009227" calcext:value-type="float">
            <text:p>3,7796447301</text:p>
          </table:table-cell>
          <table:table-cell table:formula="of:=[.D17]*20" office:value-type="float" office:value="75.5928946018454" calcext:value-type="float">
            <text:p>75,5928946018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8])^ 0.5 / 4.9 ^0.5)*20" office:value-type="float" office:value="78.2460796435952" calcext:value-type="float">
            <text:p>78,2460796436</text:p>
          </table:table-cell>
          <table:table-cell office:value-type="float" office:value="25" calcext:value-type="float">
            <text:p>25</text:p>
          </table:table-cell>
          <table:table-cell table:formula="of:=(100- [.C18])^ 0.5 / 4.9 ^0.5" office:value-type="float" office:value="3.91230398217976" calcext:value-type="float">
            <text:p>3,9123039822</text:p>
          </table:table-cell>
          <table:table-cell table:formula="of:=[.D18]*20" office:value-type="float" office:value="78.2460796435952" calcext:value-type="float">
            <text:p>78,2460796436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19])^ 0.5 / 4.9 ^0.5)*20" office:value-type="float" office:value="80.8122035641769" calcext:value-type="float">
            <text:p>80,8122035642</text:p>
          </table:table-cell>
          <table:table-cell office:value-type="float" office:value="20" calcext:value-type="float">
            <text:p>20</text:p>
          </table:table-cell>
          <table:table-cell table:formula="of:=(100- [.C19])^ 0.5 / 4.9 ^0.5" office:value-type="float" office:value="4.04061017820884" calcext:value-type="float">
            <text:p>4,0406101782</text:p>
          </table:table-cell>
          <table:table-cell table:formula="of:=[.D19]*20" office:value-type="float" office:value="80.8122035641769" calcext:value-type="float">
            <text:p>80,8122035642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20])^ 0.5 / 4.9 ^0.5)*20" office:value-type="float" office:value="83.2993127835043" calcext:value-type="float">
            <text:p>83,2993127835</text:p>
          </table:table-cell>
          <table:table-cell office:value-type="float" office:value="15" calcext:value-type="float">
            <text:p>15</text:p>
          </table:table-cell>
          <table:table-cell table:formula="of:=(100- [.C20])^ 0.5 / 4.9 ^0.5" office:value-type="float" office:value="4.16496563917521" calcext:value-type="float">
            <text:p>4,1649656392</text:p>
          </table:table-cell>
          <table:table-cell table:formula="of:=[.D20]*20" office:value-type="float" office:value="83.2993127835043" calcext:value-type="float">
            <text:p>83,2993127835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21])^ 0.5 / 4.9 ^0.5)*20" office:value-type="float" office:value="85.7142857142857" calcext:value-type="float">
            <text:p>85,7142857143</text:p>
          </table:table-cell>
          <table:table-cell office:value-type="float" office:value="10" calcext:value-type="float">
            <text:p>10</text:p>
          </table:table-cell>
          <table:table-cell table:formula="of:=(100- [.C21])^ 0.5 / 4.9 ^0.5" office:value-type="float" office:value="4.28571428571429" calcext:value-type="float">
            <text:p>4,2857142857</text:p>
          </table:table-cell>
          <table:table-cell table:formula="of:=[.D21]*20" office:value-type="float" office:value="85.7142857142857" calcext:value-type="float">
            <text:p>85,7142857143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22])^ 0.5 / 4.9 ^0.5)*20" office:value-type="float" office:value="88.0630571852711" calcext:value-type="float">
            <text:p>88,0630571853</text:p>
          </table:table-cell>
          <table:table-cell office:value-type="float" office:value="5" calcext:value-type="float">
            <text:p>5</text:p>
          </table:table-cell>
          <table:table-cell table:formula="of:=(100- [.C22])^ 0.5 / 4.9 ^0.5" office:value-type="float" office:value="4.40315285926355" calcext:value-type="float">
            <text:p>4,4031528593</text:p>
          </table:table-cell>
          <table:table-cell table:formula="of:=[.D22]*20" office:value-type="float" office:value="88.0630571852711" calcext:value-type="float">
            <text:p>88,0630571853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((100- [.C23])^ 0.5 / 4.9 ^0.5)*20" office:value-type="float" office:value="90.3507902905251" calcext:value-type="float">
            <text:p>90,3507902905</text:p>
          </table:table-cell>
          <table:table-cell office:value-type="float" office:value="0" calcext:value-type="float">
            <text:p>0</text:p>
          </table:table-cell>
          <table:table-cell table:formula="of:=(100- [.C23])^ 0.5 / 4.9 ^0.5" office:value-type="float" office:value="4.51753951452626" calcext:value-type="float">
            <text:p>4,5175395145</text:p>
          </table:table-cell>
          <table:table-cell table:formula="of:=[.D23]*20" office:value-type="float" office:value="90.3507902905251" calcext:value-type="float">
            <text:p>90,35079029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table:formula="of:=SUM([.D3:.D23])" office:value-type="float" office:value="62.2920443985059" calcext:value-type="float">
            <text:p>62,292044398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table:formula="of:=[.D24]*3.14" office:value-type="float" office:value="195.597019411308" calcext:value-type="float">
            <text:p>195,5970194113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4" table:style-name="ta1">
        <table:shapes>
          <draw:frame draw:z-index="0" draw:style-name="gr1" draw:text-style-name="P1" svg:width="201.01mm" svg:height="149mm" svg:x="165.54mm" svg:y="7.44mm">
            <loext:p draw:notify-on-update-of-ranges="Hoja4.H8:Hoja4.H8 Hoja4.E2:Hoja4.E22 Hoja2.A1:Hoja2.A1 Hoja4.C2:Hoja4.C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number-columns-repeated="2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 ((2*h/g)^0,5)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’ (0,5*g*t²)</text:p>
          </table:table-cell>
          <table:table-cell table:style-name="ce1" office:value-type="string" calcext:value-type="string">
            <text:p>R (Vo*((2*h/g)^ 0,5))</text:p>
          </table:table-cell>
          <table:table-cell table:style-name="ce1" table:number-columns-repeated="1019"/>
        </table:table-row>
        <table:table-row table:style-name="ro2">
          <table:table-cell office:value-type="float" office:value="9.81" calcext:value-type="float">
            <text:p>9,81</text:p>
          </table:table-cell>
          <table:table-cell table:formula="of:=[.B3]-[.$A$2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0.5*[.$A$2]*[.B2]*[.B2]" office:value-type="float" office:value="0" calcext:value-type="float">
            <text:p>0</text:p>
          </table:table-cell>
          <table:table-cell table:formula="of:=20*[.B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formula="of:=[.B4]-[.$A$22]" office:value-type="float" office:value="0.225761820492865" calcext:value-type="float">
            <text:p>0,2257618205</text:p>
          </table:table-cell>
          <table:table-cell office:value-type="float" office:value="95" calcext:value-type="float">
            <text:p>95</text:p>
          </table:table-cell>
          <table:table-cell table:formula="of:=0.5*[.$A$2]*[.B3]*[.B3]" office:value-type="float" office:value="0.249999999999999" calcext:value-type="float">
            <text:p>0,25</text:p>
          </table:table-cell>
          <table:table-cell table:formula="of:=20*[.B3]" office:value-type="float" office:value="4.5152364098573" calcext:value-type="float">
            <text:p>4,5152364099</text:p>
          </table:table-cell>
          <table:table-cell table:number-columns-repeated="1019"/>
        </table:table-row>
        <table:table-row table:style-name="ro2">
          <table:table-cell/>
          <table:table-cell table:formula="of:=[.B5]-[.$A$22]" office:value-type="float" office:value="0.45152364098573" calcext:value-type="float">
            <text:p>0,451523641</text:p>
          </table:table-cell>
          <table:table-cell office:value-type="float" office:value="90" calcext:value-type="float">
            <text:p>90</text:p>
          </table:table-cell>
          <table:table-cell table:formula="of:=0.5*[.$A$2]*[.B4]*[.B4]" office:value-type="float" office:value="0.999999999999998" calcext:value-type="float">
            <text:p>1</text:p>
          </table:table-cell>
          <table:table-cell table:formula="of:=20*[.B4]" office:value-type="float" office:value="9.03047281971461" calcext:value-type="float">
            <text:p>9,0304728197</text:p>
          </table:table-cell>
          <table:table-cell table:number-columns-repeated="1019"/>
        </table:table-row>
        <table:table-row table:style-name="ro2">
          <table:table-cell/>
          <table:table-cell table:formula="of:=[.B6]-[.$A$22]" office:value-type="float" office:value="0.677285461478596" calcext:value-type="float">
            <text:p>0,6772854615</text:p>
          </table:table-cell>
          <table:table-cell office:value-type="float" office:value="85" calcext:value-type="float">
            <text:p>85</text:p>
          </table:table-cell>
          <table:table-cell table:formula="of:=0.5*[.$A$2]*[.B5]*[.B5]" office:value-type="float" office:value="2.25" calcext:value-type="float">
            <text:p>2,25</text:p>
          </table:table-cell>
          <table:table-cell table:formula="of:=20*[.B5]" office:value-type="float" office:value="13.5457092295719" calcext:value-type="float">
            <text:p>13,5457092296</text:p>
          </table:table-cell>
          <table:table-cell table:number-columns-repeated="1019"/>
        </table:table-row>
        <table:table-row table:style-name="ro2">
          <table:table-cell/>
          <table:table-cell table:formula="of:=[.B7]-[.$A$22]" office:value-type="float" office:value="0.903047281971461" calcext:value-type="float">
            <text:p>0,903047282</text:p>
          </table:table-cell>
          <table:table-cell office:value-type="float" office:value="80" calcext:value-type="float">
            <text:p>80</text:p>
          </table:table-cell>
          <table:table-cell table:formula="of:=0.5*[.$A$2]*[.B6]*[.B6]" office:value-type="float" office:value="4" calcext:value-type="float">
            <text:p>4</text:p>
          </table:table-cell>
          <table:table-cell table:formula="of:=20*[.B6]" office:value-type="float" office:value="18.0609456394292" calcext:value-type="float">
            <text:p>18,0609456394</text:p>
          </table:table-cell>
          <table:table-cell table:number-columns-repeated="1019"/>
        </table:table-row>
        <table:table-row table:style-name="ro2">
          <table:table-cell/>
          <table:table-cell table:formula="of:=[.B8]-[.$A$22]" office:value-type="float" office:value="1.12880910246433" calcext:value-type="float">
            <text:p>1,1288091025</text:p>
          </table:table-cell>
          <table:table-cell office:value-type="float" office:value="75" calcext:value-type="float">
            <text:p>75</text:p>
          </table:table-cell>
          <table:table-cell table:formula="of:=0.5*[.$A$2]*[.B7]*[.B7]" office:value-type="float" office:value="6.25" calcext:value-type="float">
            <text:p>6,25</text:p>
          </table:table-cell>
          <table:table-cell table:formula="of:=20*[.B7]" office:value-type="float" office:value="22.5761820492865" calcext:value-type="float">
            <text:p>22,5761820493</text:p>
          </table:table-cell>
          <table:table-cell table:number-columns-repeated="1019"/>
        </table:table-row>
        <table:table-row table:style-name="ro2">
          <table:table-cell/>
          <table:table-cell table:formula="of:=[.B9]-[.$A$22]" office:value-type="float" office:value="1.35457092295719" calcext:value-type="float">
            <text:p>1,354570923</text:p>
          </table:table-cell>
          <table:table-cell office:value-type="float" office:value="70" calcext:value-type="float">
            <text:p>70</text:p>
          </table:table-cell>
          <table:table-cell table:formula="of:=0.5*[.$A$2]*[.B8]*[.B8]" office:value-type="float" office:value="9" calcext:value-type="float">
            <text:p>9</text:p>
          </table:table-cell>
          <table:table-cell table:formula="of:=20*[.B8]" office:value-type="float" office:value="27.0914184591438" calcext:value-type="float">
            <text:p>27,0914184591</text:p>
          </table:table-cell>
          <table:table-cell table:number-columns-repeated="1019"/>
        </table:table-row>
        <table:table-row table:style-name="ro2">
          <table:table-cell/>
          <table:table-cell table:formula="of:=[.B10]-[.$A$22]" office:value-type="float" office:value="1.58033274345006" calcext:value-type="float">
            <text:p>1,5803327435</text:p>
          </table:table-cell>
          <table:table-cell office:value-type="float" office:value="65" calcext:value-type="float">
            <text:p>65</text:p>
          </table:table-cell>
          <table:table-cell table:formula="of:=0.5*[.$A$2]*[.B9]*[.B9]" office:value-type="float" office:value="12.25" calcext:value-type="float">
            <text:p>12,25</text:p>
          </table:table-cell>
          <table:table-cell table:formula="of:=20*[.B9]" office:value-type="float" office:value="31.6066548690012" calcext:value-type="float">
            <text:p>31,606654869</text:p>
          </table:table-cell>
          <table:table-cell table:number-columns-repeated="1019"/>
        </table:table-row>
        <table:table-row table:style-name="ro2">
          <table:table-cell/>
          <table:table-cell table:formula="of:=[.B11]-[.$A$22]" office:value-type="float" office:value="1.80609456394292" calcext:value-type="float">
            <text:p>1,8060945639</text:p>
          </table:table-cell>
          <table:table-cell office:value-type="float" office:value="60" calcext:value-type="float">
            <text:p>60</text:p>
          </table:table-cell>
          <table:table-cell table:formula="of:=0.5*[.$A$2]*[.B10]*[.B10]" office:value-type="float" office:value="16" calcext:value-type="float">
            <text:p>16</text:p>
          </table:table-cell>
          <table:table-cell table:formula="of:=20*[.B10]" office:value-type="float" office:value="36.1218912788585" calcext:value-type="float">
            <text:p>36,1218912789</text:p>
          </table:table-cell>
          <table:table-cell table:number-columns-repeated="1019"/>
        </table:table-row>
        <table:table-row table:style-name="ro2">
          <table:table-cell/>
          <table:table-cell table:formula="of:=[.B12]-[.$A$22]" office:value-type="float" office:value="2.03185638443579" calcext:value-type="float">
            <text:p>2,0318563844</text:p>
          </table:table-cell>
          <table:table-cell office:value-type="float" office:value="55" calcext:value-type="float">
            <text:p>55</text:p>
          </table:table-cell>
          <table:table-cell table:formula="of:=0.5*[.$A$2]*[.B11]*[.B11]" office:value-type="float" office:value="20.25" calcext:value-type="float">
            <text:p>20,25</text:p>
          </table:table-cell>
          <table:table-cell table:formula="of:=20*[.B11]" office:value-type="float" office:value="40.6371276887158" calcext:value-type="float">
            <text:p>40,6371276887</text:p>
          </table:table-cell>
          <table:table-cell table:number-columns-repeated="1019"/>
        </table:table-row>
        <table:table-row table:style-name="ro2">
          <table:table-cell/>
          <table:table-cell table:formula="of:=[.B13]-[.$A$22]" office:value-type="float" office:value="2.25761820492865" calcext:value-type="float">
            <text:p>2,2576182049</text:p>
          </table:table-cell>
          <table:table-cell office:value-type="float" office:value="50" calcext:value-type="float">
            <text:p>50</text:p>
          </table:table-cell>
          <table:table-cell table:formula="of:=0.5*[.$A$2]*[.B12]*[.B12]" office:value-type="float" office:value="25" calcext:value-type="float">
            <text:p>25</text:p>
          </table:table-cell>
          <table:table-cell table:formula="of:=20*[.B12]" office:value-type="float" office:value="45.1523640985731" calcext:value-type="float">
            <text:p>45,1523640986</text:p>
          </table:table-cell>
          <table:table-cell table:number-columns-repeated="1019"/>
        </table:table-row>
        <table:table-row table:style-name="ro2">
          <table:table-cell/>
          <table:table-cell table:formula="of:=[.B14]-[.$A$22]" office:value-type="float" office:value="2.48338002542152" calcext:value-type="float">
            <text:p>2,4833800254</text:p>
          </table:table-cell>
          <table:table-cell office:value-type="float" office:value="45" calcext:value-type="float">
            <text:p>45</text:p>
          </table:table-cell>
          <table:table-cell table:formula="of:=0.5*[.$A$2]*[.B13]*[.B13]" office:value-type="float" office:value="30.25" calcext:value-type="float">
            <text:p>30,25</text:p>
          </table:table-cell>
          <table:table-cell table:formula="of:=20*[.B13]" office:value-type="float" office:value="49.6676005084304" calcext:value-type="float">
            <text:p>49,6676005084</text:p>
          </table:table-cell>
          <table:table-cell table:number-columns-repeated="1019"/>
        </table:table-row>
        <table:table-row table:style-name="ro2">
          <table:table-cell/>
          <table:table-cell table:formula="of:=[.B15]-[.$A$22]" office:value-type="float" office:value="2.70914184591439" calcext:value-type="float">
            <text:p>2,7091418459</text:p>
          </table:table-cell>
          <table:table-cell office:value-type="float" office:value="40" calcext:value-type="float">
            <text:p>40</text:p>
          </table:table-cell>
          <table:table-cell table:formula="of:=0.5*[.$A$2]*[.B14]*[.B14]" office:value-type="float" office:value="36" calcext:value-type="float">
            <text:p>36</text:p>
          </table:table-cell>
          <table:table-cell table:formula="of:=20*[.B14]" office:value-type="float" office:value="54.1828369182877" calcext:value-type="float">
            <text:p>54,1828369183</text:p>
          </table:table-cell>
          <table:table-cell table:number-columns-repeated="1019"/>
        </table:table-row>
        <table:table-row table:style-name="ro2">
          <table:table-cell/>
          <table:table-cell table:formula="of:=[.B16]-[.$A$22]" office:value-type="float" office:value="2.93490366640725" calcext:value-type="float">
            <text:p>2,9349036664</text:p>
          </table:table-cell>
          <table:table-cell office:value-type="float" office:value="35" calcext:value-type="float">
            <text:p>35</text:p>
          </table:table-cell>
          <table:table-cell table:formula="of:=0.5*[.$A$2]*[.B15]*[.B15]" office:value-type="float" office:value="42.25" calcext:value-type="float">
            <text:p>42,25</text:p>
          </table:table-cell>
          <table:table-cell table:formula="of:=20*[.B15]" office:value-type="float" office:value="58.698073328145" calcext:value-type="float">
            <text:p>58,6980733281</text:p>
          </table:table-cell>
          <table:table-cell table:number-columns-repeated="1019"/>
        </table:table-row>
        <table:table-row table:style-name="ro2">
          <table:table-cell/>
          <table:table-cell table:formula="of:=[.B17]-[.$A$22]" office:value-type="float" office:value="3.16066548690012" calcext:value-type="float">
            <text:p>3,1606654869</text:p>
          </table:table-cell>
          <table:table-cell office:value-type="float" office:value="30" calcext:value-type="float">
            <text:p>30</text:p>
          </table:table-cell>
          <table:table-cell table:formula="of:=0.5*[.$A$2]*[.B16]*[.B16]" office:value-type="float" office:value="49" calcext:value-type="float">
            <text:p>49</text:p>
          </table:table-cell>
          <table:table-cell table:formula="of:=20*[.B16]" office:value-type="float" office:value="63.2133097380023" calcext:value-type="float">
            <text:p>63,213309738</text:p>
          </table:table-cell>
          <table:table-cell table:number-columns-repeated="1019"/>
        </table:table-row>
        <table:table-row table:style-name="ro2">
          <table:table-cell/>
          <table:table-cell table:formula="of:=[.B18]-[.$A$22]" office:value-type="float" office:value="3.38642730739298" calcext:value-type="float">
            <text:p>3,3864273074</text:p>
          </table:table-cell>
          <table:table-cell office:value-type="float" office:value="25" calcext:value-type="float">
            <text:p>25</text:p>
          </table:table-cell>
          <table:table-cell table:formula="of:=0.5*[.$A$2]*[.B17]*[.B17]" office:value-type="float" office:value="56.25" calcext:value-type="float">
            <text:p>56,25</text:p>
          </table:table-cell>
          <table:table-cell table:formula="of:=20*[.B17]" office:value-type="float" office:value="67.7285461478597" calcext:value-type="float">
            <text:p>67,7285461479</text:p>
          </table:table-cell>
          <table:table-cell table:number-columns-repeated="1019"/>
        </table:table-row>
        <table:table-row table:style-name="ro2">
          <table:table-cell/>
          <table:table-cell table:formula="of:=[.B19]-[.$A$22]" office:value-type="float" office:value="3.61218912788585" calcext:value-type="float">
            <text:p>3,6121891279</text:p>
          </table:table-cell>
          <table:table-cell office:value-type="float" office:value="20" calcext:value-type="float">
            <text:p>20</text:p>
          </table:table-cell>
          <table:table-cell table:formula="of:=0.5*[.$A$2]*[.B18]*[.B18]" office:value-type="float" office:value="64" calcext:value-type="float">
            <text:p>64</text:p>
          </table:table-cell>
          <table:table-cell table:formula="of:=20*[.B18]" office:value-type="float" office:value="72.243782557717" calcext:value-type="float">
            <text:p>72,2437825577</text:p>
          </table:table-cell>
          <table:table-cell table:number-columns-repeated="1019"/>
        </table:table-row>
        <table:table-row table:style-name="ro2">
          <table:table-cell/>
          <table:table-cell table:formula="of:=[.B20]-[.$A$22]" office:value-type="float" office:value="3.83795094837871" calcext:value-type="float">
            <text:p>3,8379509484</text:p>
          </table:table-cell>
          <table:table-cell office:value-type="float" office:value="15" calcext:value-type="float">
            <text:p>15</text:p>
          </table:table-cell>
          <table:table-cell table:formula="of:=0.5*[.$A$2]*[.B19]*[.B19]" office:value-type="float" office:value="72.25" calcext:value-type="float">
            <text:p>72,25</text:p>
          </table:table-cell>
          <table:table-cell table:formula="of:=20*[.B19]" office:value-type="float" office:value="76.7590189675743" calcext:value-type="float">
            <text:p>76,7590189676</text:p>
          </table:table-cell>
          <table:table-cell table:number-columns-repeated="1019"/>
        </table:table-row>
        <table:table-row table:style-name="ro2">
          <table:table-cell/>
          <table:table-cell table:formula="of:=[.B21]-[.$A$22]" office:value-type="float" office:value="4.06371276887158" calcext:value-type="float">
            <text:p>4,0637127689</text:p>
          </table:table-cell>
          <table:table-cell office:value-type="float" office:value="10" calcext:value-type="float">
            <text:p>10</text:p>
          </table:table-cell>
          <table:table-cell table:formula="of:=0.5*[.$A$2]*[.B20]*[.B20]" office:value-type="float" office:value="81" calcext:value-type="float">
            <text:p>81</text:p>
          </table:table-cell>
          <table:table-cell table:formula="of:=20*[.B20]" office:value-type="float" office:value="81.2742553774316" calcext:value-type="float">
            <text:p>81,2742553774</text:p>
          </table:table-cell>
          <table:table-cell table:number-columns-repeated="1019"/>
        </table:table-row>
        <table:table-row table:style-name="ro2">
          <table:table-cell/>
          <table:table-cell table:formula="of:=[.B22]-[.$A$22]" office:value-type="float" office:value="4.28947458936444" calcext:value-type="float">
            <text:p>4,2894745894</text:p>
          </table:table-cell>
          <table:table-cell office:value-type="float" office:value="5" calcext:value-type="float">
            <text:p>5</text:p>
          </table:table-cell>
          <table:table-cell table:formula="of:=0.5*[.$A$2]*[.B21]*[.B21]" office:value-type="float" office:value="90.25" calcext:value-type="float">
            <text:p>90,25</text:p>
          </table:table-cell>
          <table:table-cell table:formula="of:=20*[.B21]" office:value-type="float" office:value="85.7894917872889" calcext:value-type="float">
            <text:p>85,7894917873</text:p>
          </table:table-cell>
          <table:table-cell table:number-columns-repeated="1019"/>
        </table:table-row>
        <table:table-row table:style-name="ro2">
          <table:table-cell table:formula="of:=[.B22]/20" office:value-type="float" office:value="0.225761820492865" calcext:value-type="float">
            <text:p>0,2257618205</text:p>
          </table:table-cell>
          <table:table-cell table:formula="of:=((2*(100-[.C22])/[.$A$2])^0.5)" office:value-type="float" office:value="4.51523640985731" calcext:value-type="float">
            <text:p>4,5152364099</text:p>
          </table:table-cell>
          <table:table-cell office:value-type="float" office:value="0" calcext:value-type="float">
            <text:p>0</text:p>
          </table:table-cell>
          <table:table-cell table:formula="of:=0.5*[.$A$2]*[.B22]*[.B22]" office:value-type="float" office:value="100" calcext:value-type="float">
            <text:p>100</text:p>
          </table:table-cell>
          <table:table-cell table:formula="of:=20*[.B22]" office:value-type="float" office:value="90.3047281971462" calcext:value-type="float">
            <text:p>90,3047281971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5" table:style-name="ta1">
        <table:shapes>
          <draw:frame draw:z-index="0" draw:style-name="gr1" draw:text-style-name="P1" svg:width="172.04mm" svg:height="127.7mm" svg:x="236.9mm" svg:y="50.75mm">
            <loext:p draw:notify-on-update-of-ranges="Hoja5.G16:Hoja5.G16 Hoja5.C15:Hoja5.C35 Hoja2.A1:Hoja2.A1 Hoja5.D15:Hoja5.D35 Hoja2.A1:Hoja2.A1 Hoja5.F15:Hoja5.F35 Hoja2.A1:Hoja2.A1 Hoja5.E15:Hoja5.E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" table:default-cell-style-name="ce9"/>
        <table:table-column table:style-name="co14" table:visibility="collapse" table:default-cell-style-name="ce2"/>
        <table:table-column table:style-name="co15" table:default-cell-style-name="ce9"/>
        <table:table-column table:style-name="co16" table:default-cell-style-name="ce2"/>
        <table:table-column table:style-name="co1" table:default-cell-style-name="ce2"/>
        <table:table-column table:style-name="co17" table:default-cell-style-name="ce23"/>
        <table:table-column table:style-name="co1" table:number-columns-repeated="6" table:default-cell-style-name="ce23"/>
        <table:table-column table:style-name="co1" table:number-columns-repeated="1009" table:default-cell-style-name="ce2"/>
        <table:table-row table:style-name="ro2">
          <table:table-cell table:style-name="ce3"/>
          <table:table-cell table:style-name="ce1" table:number-columns-repeated="2"/>
          <table:table-cell table:style-name="ce12"/>
          <table:table-cell table:style-name="ce17"/>
          <table:table-cell table:style-name="ce20"/>
          <table:table-cell table:style-name="ce3" table:number-columns-repeated="2"/>
          <table:table-cell table:number-columns-repeated="7"/>
          <table:table-cell table:style-name="ce3"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8" office:value-type="string" calcext:value-type="string">
            <text:p>y=-0,013625x² + 0,1230x + 99,47222222</text:p>
          </table:table-cell>
          <table:table-cell table:style-name="ce21" office:value-type="string" calcext:value-type="string">
            <text:p>y=-0,0122625x² + 100 </text:p>
          </table:table-cell>
          <table:table-cell table:style-name="ce3" office:value-type="string" calcext:value-type="string">
            <text:p>Vertical=V0*t-0,5*9,81*t²</text:p>
          </table:table-cell>
          <table:table-cell table:style-name="ce3" office:value-type="string" calcext:value-type="string">
            <text:p>R=(V0².sin A. cos A) / g</text:p>
          </table:table-cell>
          <table:table-cell table:number-columns-repeated="7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2.70914184591438" calcext:value-type="float">
            <text:p>-2,7091418459</text:p>
          </table:table-cell>
          <table:table-cell table:style-name="ce7" table:formula="of:=20*[.B3]" office:value-type="float" office:value="-54.1828369182876" calcext:value-type="float">
            <text:p>-54,1828369183</text:p>
          </table:table-cell>
          <table:table-cell table:style-name="ce14" table:formula="of:=100+0.5*9.81*[.B3]*[.B3]" office:value-type="float" office:value="136" calcext:value-type="float">
            <text:p>136,00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90" calcext:value-type="float">
            <text:p>90</text:p>
          </table:table-cell>
          <table:table-cell table:formula="of:=RADIANS([.H3])" office:value-type="float" office:value="1.5707963267949" calcext:value-type="float">
            <text:p>1,5707963268</text:p>
          </table:table-cell>
          <table:table-cell table:formula="of:=(20*20*2*SIN([.I3])*COS([.I3])/9.81)" office:value-type="float" office:value="4.99346299346525E-015" calcext:value-type="float">
            <text:p>4,99346299346525E-15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2.48338002542151" calcext:value-type="float">
            <text:p>-2,4833800254</text:p>
          </table:table-cell>
          <table:table-cell table:style-name="ce7" table:formula="of:=20*[.B4]" office:value-type="float" office:value="-49.6676005084303" calcext:value-type="float">
            <text:p>-49,6676005084</text:p>
          </table:table-cell>
          <table:table-cell table:style-name="ce14" table:formula="of:=100+0.5*9.81*[.B4]*[.B4]" office:value-type="float" office:value="130.25" calcext:value-type="float">
            <text:p>130,25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85" calcext:value-type="float">
            <text:p>85</text:p>
          </table:table-cell>
          <table:table-cell table:formula="of:=RADIANS([.H4])" office:value-type="float" office:value="1.48352986419518" calcext:value-type="float">
            <text:p>1,4835298642</text:p>
          </table:table-cell>
          <table:table-cell table:formula="of:=(20*20*2*SIN([.I4])*COS([.I4])/9.81)" office:value-type="float" office:value="7.08045576623569" calcext:value-type="float">
            <text:p>7,0804557662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2.25761820492865" calcext:value-type="float">
            <text:p>-2,2576182049</text:p>
          </table:table-cell>
          <table:table-cell table:style-name="ce7" table:formula="of:=20*[.B5]" office:value-type="float" office:value="-45.152364098573" calcext:value-type="float">
            <text:p>-45,1523640986</text:p>
          </table:table-cell>
          <table:table-cell table:style-name="ce14" table:formula="of:=100+0.5*9.81*[.B5]*[.B5]" office:value-type="float" office:value="125" calcext:value-type="float">
            <text:p>125,00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80" calcext:value-type="float">
            <text:p>80</text:p>
          </table:table-cell>
          <table:table-cell table:formula="of:=RADIANS([.H5])" office:value-type="float" office:value="1.39626340159546" calcext:value-type="float">
            <text:p>1,3962634016</text:p>
          </table:table-cell>
          <table:table-cell table:formula="of:=(20*20*2*SIN([.I5])*COS([.I5])/9.81)" office:value-type="float" office:value="13.9457754668978" calcext:value-type="float">
            <text:p>13,9457754669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2.03185638443578" calcext:value-type="float">
            <text:p>-2,0318563844</text:p>
          </table:table-cell>
          <table:table-cell table:style-name="ce7" table:formula="of:=20*[.B6]" office:value-type="float" office:value="-40.6371276887157" calcext:value-type="float">
            <text:p>-40,6371276887</text:p>
          </table:table-cell>
          <table:table-cell table:style-name="ce14" table:formula="of:=100+0.5*9.81*[.B6]*[.B6]" office:value-type="float" office:value="120.25" calcext:value-type="float">
            <text:p>120,25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75" calcext:value-type="float">
            <text:p>75</text:p>
          </table:table-cell>
          <table:table-cell table:formula="of:=RADIANS([.H6])" office:value-type="float" office:value="1.30899693899575" calcext:value-type="float">
            <text:p>1,308996939</text:p>
          </table:table-cell>
          <table:table-cell table:formula="of:=(20*20*2*SIN([.I6])*COS([.I6])/9.81)" office:value-type="float" office:value="20.3873598369011" calcext:value-type="float">
            <text:p>20,3873598369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1.80609456394292" calcext:value-type="float">
            <text:p>-1,8060945639</text:p>
          </table:table-cell>
          <table:table-cell table:style-name="ce7" table:formula="of:=20*[.B7]" office:value-type="float" office:value="-36.1218912788584" calcext:value-type="float">
            <text:p>-36,1218912789</text:p>
          </table:table-cell>
          <table:table-cell table:style-name="ce14" table:formula="of:=100+0.5*9.81*[.B7]*[.B7]" office:value-type="float" office:value="116" calcext:value-type="float">
            <text:p>116,00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70" calcext:value-type="float">
            <text:p>70</text:p>
          </table:table-cell>
          <table:table-cell table:formula="of:=RADIANS([.H7])" office:value-type="float" office:value="1.22173047639603" calcext:value-type="float">
            <text:p>1,2217304764</text:p>
          </table:table-cell>
          <table:table-cell table:formula="of:=(20*20*2*SIN([.I7])*COS([.I7])/9.81)" office:value-type="float" office:value="26.2094845947621" calcext:value-type="float">
            <text:p>26,2094845948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1.58033274345005" calcext:value-type="float">
            <text:p>-1,5803327435</text:p>
          </table:table-cell>
          <table:table-cell table:style-name="ce7" table:formula="of:=20*[.B8]" office:value-type="float" office:value="-31.6066548690011" calcext:value-type="float">
            <text:p>-31,606654869</text:p>
          </table:table-cell>
          <table:table-cell table:style-name="ce14" table:formula="of:=100+0.5*9.81*[.B8]*[.B8]" office:value-type="float" office:value="112.25" calcext:value-type="float">
            <text:p>112,25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65" calcext:value-type="float">
            <text:p>65</text:p>
          </table:table-cell>
          <table:table-cell table:formula="of:=RADIANS([.H8])" office:value-type="float" office:value="1.13446401379631" calcext:value-type="float">
            <text:p>1,1344640138</text:p>
          </table:table-cell>
          <table:table-cell table:formula="of:=(20*20*2*SIN([.I8])*COS([.I8])/9.81)" office:value-type="float" office:value="31.2352474258503" calcext:value-type="float">
            <text:p>31,2352474259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1.35457092295719" calcext:value-type="float">
            <text:p>-1,354570923</text:p>
          </table:table-cell>
          <table:table-cell table:style-name="ce7" table:formula="of:=20*[.B9]" office:value-type="float" office:value="-27.0914184591438" calcext:value-type="float">
            <text:p>-27,0914184591</text:p>
          </table:table-cell>
          <table:table-cell table:style-name="ce14" table:formula="of:=100+0.5*9.81*[.B9]*[.B9]" office:value-type="float" office:value="109" calcext:value-type="float">
            <text:p>109,00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60" calcext:value-type="float">
            <text:p>60</text:p>
          </table:table-cell>
          <table:table-cell table:formula="of:=RADIANS([.H9])" office:value-type="float" office:value="1.0471975511966" calcext:value-type="float">
            <text:p>1,0471975512</text:p>
          </table:table-cell>
          <table:table-cell table:formula="of:=(20*20*2*SIN([.I9])*COS([.I9])/9.81)" office:value-type="float" office:value="35.3119430697019" calcext:value-type="float">
            <text:p>35,3119430697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1.12880910246432" calcext:value-type="float">
            <text:p>-1,1288091025</text:p>
          </table:table-cell>
          <table:table-cell table:style-name="ce7" table:formula="of:=20*[.B10]" office:value-type="float" office:value="-22.5761820492865" calcext:value-type="float">
            <text:p>-22,5761820493</text:p>
          </table:table-cell>
          <table:table-cell table:style-name="ce14" table:formula="of:=100+0.5*9.81*[.B10]*[.B10]" office:value-type="float" office:value="106.25" calcext:value-type="float">
            <text:p>106,25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55" calcext:value-type="float">
            <text:p>55</text:p>
          </table:table-cell>
          <table:table-cell table:formula="of:=RADIANS([.H10])" office:value-type="float" office:value="0.959931088596881" calcext:value-type="float">
            <text:p>0,9599310886</text:p>
          </table:table-cell>
          <table:table-cell table:formula="of:=(20*20*2*SIN([.I10])*COS([.I10])/9.81)" office:value-type="float" office:value="38.315703192086" calcext:value-type="float">
            <text:p>38,3157031921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0.90304728197146" calcext:value-type="float">
            <text:p>-0,903047282</text:p>
          </table:table-cell>
          <table:table-cell table:style-name="ce7" table:formula="of:=20*[.B11]" office:value-type="float" office:value="-18.0609456394292" calcext:value-type="float">
            <text:p>-18,0609456394</text:p>
          </table:table-cell>
          <table:table-cell table:style-name="ce14" table:formula="of:=100+0.5*9.81*[.B11]*[.B11]" office:value-type="float" office:value="104" calcext:value-type="float">
            <text:p>104,00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50" calcext:value-type="float">
            <text:p>50</text:p>
          </table:table-cell>
          <table:table-cell table:formula="of:=RADIANS([.H11])" office:value-type="float" office:value="0.872664625997165" calcext:value-type="float">
            <text:p>0,872664626</text:p>
          </table:table-cell>
          <table:table-cell table:formula="of:=(20*20*2*SIN([.I11])*COS([.I11])/9.81)" office:value-type="float" office:value="40.1552600616599" calcext:value-type="float">
            <text:p>40,1552600617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0.677285461478595" calcext:value-type="float">
            <text:p>-0,6772854615</text:p>
          </table:table-cell>
          <table:table-cell table:style-name="ce7" table:formula="of:=20*[.B12]" office:value-type="float" office:value="-13.5457092295719" calcext:value-type="float">
            <text:p>-13,5457092296</text:p>
          </table:table-cell>
          <table:table-cell table:style-name="ce14" table:formula="of:=100+0.5*9.81*[.B12]*[.B12]" office:value-type="float" office:value="102.25" calcext:value-type="float">
            <text:p>102,25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45" calcext:value-type="float">
            <text:p>45</text:p>
          </table:table-cell>
          <table:table-cell table:formula="of:=RADIANS([.H12])" office:value-type="float" office:value="0.785398163397448" calcext:value-type="float">
            <text:p>0,7853981634</text:p>
          </table:table-cell>
          <table:table-cell table:formula="of:=(20*20*2*SIN([.I12])*COS([.I12])/9.81)" office:value-type="float" office:value="40.7747196738022" calcext:value-type="float">
            <text:p>40,7747196738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0.45152364098573" calcext:value-type="float">
            <text:p>-0,451523641</text:p>
          </table:table-cell>
          <table:table-cell table:style-name="ce7" table:formula="of:=20*[.B13]" office:value-type="float" office:value="-9.03047281971459" calcext:value-type="float">
            <text:p>-9,0304728197</text:p>
          </table:table-cell>
          <table:table-cell table:style-name="ce14" table:formula="of:=100+0.5*9.81*[.B13]*[.B13]" office:value-type="float" office:value="101" calcext:value-type="float">
            <text:p>101,00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40" calcext:value-type="float">
            <text:p>40</text:p>
          </table:table-cell>
          <table:table-cell table:formula="of:=RADIANS([.H13])" office:value-type="float" office:value="0.698131700797732" calcext:value-type="float">
            <text:p>0,6981317008</text:p>
          </table:table-cell>
          <table:table-cell table:formula="of:=(20*20*2*SIN([.I13])*COS([.I13])/9.81)" office:value-type="float" office:value="40.1552600616599" calcext:value-type="float">
            <text:p>40,1552600617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float" office:value="-0.225761820492865" calcext:value-type="float">
            <text:p>-0,2257618205</text:p>
          </table:table-cell>
          <table:table-cell table:style-name="ce7" table:formula="of:=20*[.B14]" office:value-type="float" office:value="-4.51523640985729" calcext:value-type="float">
            <text:p>-4,5152364099</text:p>
          </table:table-cell>
          <table:table-cell table:style-name="ce14" table:formula="of:=100+0.5*9.81*[.B14]*[.B14]" office:value-type="float" office:value="100.25" calcext:value-type="float">
            <text:p>100,2500</text:p>
          </table:table-cell>
          <table:table-cell table:style-name="ce18"/>
          <table:table-cell table:style-name="ce21"/>
          <table:table-cell table:style-name="ce3"/>
          <table:table-cell table:style-name="ce3" office:value-type="float" office:value="35" calcext:value-type="float">
            <text:p>35</text:p>
          </table:table-cell>
          <table:table-cell table:formula="of:=RADIANS([.H14])" office:value-type="float" office:value="0.610865238198015" calcext:value-type="float">
            <text:p>0,6108652382</text:p>
          </table:table-cell>
          <table:table-cell table:formula="of:=(20*20*2*SIN([.I14])*COS([.I14])/9.81)" office:value-type="float" office:value="38.315703192086" calcext:value-type="float">
            <text:p>38,3157031921</text:p>
          </table:table-cell>
          <table:table-cell table:number-columns-repeated="5"/>
          <table:table-cell table:style-name="ce3" table:number-columns-repeated="1009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20*[.B15]" office:value-type="float" office:value="0" calcext:value-type="float">
            <text:p>0</text:p>
          </table:table-cell>
          <table:table-cell table:style-name="ce14" table:formula="of:=100-0.5*9.81*[.B15]*[.B15]" office:value-type="float" office:value="100" calcext:value-type="float">
            <text:p>100,0000</text:p>
          </table:table-cell>
          <table:table-cell table:style-name="ce19" table:formula="of:=-0.013625*[.C15]*[.C15] + 0.123*[.C15] + 99.47222222" office:value-type="float" office:value="99.47222222" calcext:value-type="float">
            <text:p>99,47222222</text:p>
          </table:table-cell>
          <table:table-cell table:style-name="ce22" table:formula="of:=- 0.0122625*[.C15]*[.C15] + 100" office:value-type="float" office:value="100" calcext:value-type="float">
            <text:p>100,0000</text:p>
          </table:table-cell>
          <table:table-cell table:formula="of:=20*[.B15]-0.5*9.81*[.B15]*[.B15]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formula="of:=RADIANS([.H15])" office:value-type="float" office:value="0.523598775598299" calcext:value-type="float">
            <text:p>0,5235987756</text:p>
          </table:table-cell>
          <table:table-cell table:formula="of:=(20*20*2*SIN([.I15])*COS([.I15])/9.81)" office:value-type="float" office:value="35.3119430697019" calcext:value-type="float">
            <text:p>35,311943069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.225761820492865" calcext:value-type="float">
            <text:p>0,2257618205</text:p>
          </table:table-cell>
          <table:table-cell table:style-name="ce11" table:formula="of:=20*[.B16]" office:value-type="float" office:value="4.51523640985731" calcext:value-type="float">
            <text:p>4,5152364099</text:p>
          </table:table-cell>
          <table:table-cell table:style-name="ce15" table:formula="of:=100-0.5*9.81*[.B16]*[.B16]" office:value-type="float" office:value="99.75" calcext:value-type="float">
            <text:p>99,7500</text:p>
          </table:table-cell>
          <table:table-cell table:style-name="ce19" table:formula="of:=-0.013625*[.C16]*[.C16] + 0.123*[.C16] + 99.47222222" office:value-type="float" office:value="99.7498185206347" calcext:value-type="float">
            <text:p>99,7498185206</text:p>
          </table:table-cell>
          <table:table-cell table:style-name="ce22" table:formula="of:=- 0.0122625*[.C16]*[.C16] + 100" office:value-type="float" office:value="99.75" calcext:value-type="float">
            <text:p>99,7500</text:p>
          </table:table-cell>
          <table:table-cell table:formula="of:=20*[.B16]-0.5*9.81*[.B16]*[.B16]" office:value-type="float" office:value="4.26523640985731" calcext:value-type="float">
            <text:p>4,2652364099</text:p>
          </table:table-cell>
          <table:table-cell table:style-name="ce3" office:value-type="float" office:value="25" calcext:value-type="float">
            <text:p>25</text:p>
          </table:table-cell>
          <table:table-cell table:formula="of:=RADIANS([.H16])" office:value-type="float" office:value="0.436332312998582" calcext:value-type="float">
            <text:p>0,436332313</text:p>
          </table:table-cell>
          <table:table-cell table:formula="of:=(20*20*2*SIN([.I16])*COS([.I16])/9.81)" office:value-type="float" office:value="31.2352474258503" calcext:value-type="float">
            <text:p>31,235247425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.45152364098573" calcext:value-type="float">
            <text:p>0,451523641</text:p>
          </table:table-cell>
          <table:table-cell table:style-name="ce8" table:formula="of:=20*[.B17]" office:value-type="float" office:value="9.03047281971461" calcext:value-type="float">
            <text:p>9,0304728197</text:p>
          </table:table-cell>
          <table:table-cell table:style-name="ce16" table:formula="of:=100-0.5*9.81*[.B17]*[.B17]" office:value-type="float" office:value="99" calcext:value-type="float">
            <text:p>99,0000</text:p>
          </table:table-cell>
          <table:table-cell table:style-name="ce19" table:formula="of:=-0.013625*[.C17]*[.C17] + 0.123*[.C17] + 99.47222222" office:value-type="float" office:value="99.4718592657138" calcext:value-type="float">
            <text:p>99,4718592657</text:p>
          </table:table-cell>
          <table:table-cell table:style-name="ce22" table:formula="of:=- 0.0122625*[.C17]*[.C17] + 100" office:value-type="float" office:value="99" calcext:value-type="float">
            <text:p>99,0000</text:p>
          </table:table-cell>
          <table:table-cell table:formula="of:=20*[.B17]-0.5*9.81*[.B17]*[.B17]" office:value-type="float" office:value="8.03047281971461" calcext:value-type="float">
            <text:p>8,0304728197</text:p>
          </table:table-cell>
          <table:table-cell table:style-name="ce3" office:value-type="float" office:value="20" calcext:value-type="float">
            <text:p>20</text:p>
          </table:table-cell>
          <table:table-cell table:formula="of:=RADIANS([.H17])" office:value-type="float" office:value="0.349065850398866" calcext:value-type="float">
            <text:p>0,3490658504</text:p>
          </table:table-cell>
          <table:table-cell table:formula="of:=(20*20*2*SIN([.I17])*COS([.I17])/9.81)" office:value-type="float" office:value="26.209484594762" calcext:value-type="float">
            <text:p>26,209484594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.677285461478596" calcext:value-type="float">
            <text:p>0,6772854615</text:p>
          </table:table-cell>
          <table:table-cell table:style-name="ce8" table:formula="of:=20*[.B18]" office:value-type="float" office:value="13.5457092295719" calcext:value-type="float">
            <text:p>13,5457092296</text:p>
          </table:table-cell>
          <table:table-cell table:style-name="ce16" table:formula="of:=100-0.5*9.81*[.B18]*[.B18]" office:value-type="float" office:value="97.75" calcext:value-type="float">
            <text:p>97,7500</text:p>
          </table:table-cell>
          <table:table-cell table:style-name="ce19" table:formula="of:=-0.013625*[.C18]*[.C18] + 0.123*[.C18] + 99.47222222" office:value-type="float" office:value="98.6383444552374" calcext:value-type="float">
            <text:p>98,6383444552</text:p>
          </table:table-cell>
          <table:table-cell table:style-name="ce22" table:formula="of:=- 0.0122625*[.C18]*[.C18] + 100" office:value-type="float" office:value="97.75" calcext:value-type="float">
            <text:p>97,7500</text:p>
          </table:table-cell>
          <table:table-cell table:formula="of:=20*[.B18]-0.5*9.81*[.B18]*[.B18]" office:value-type="float" office:value="11.2957092295719" calcext:value-type="float">
            <text:p>11,2957092296</text:p>
          </table:table-cell>
          <table:table-cell table:style-name="ce3" office:value-type="float" office:value="15" calcext:value-type="float">
            <text:p>15</text:p>
          </table:table-cell>
          <table:table-cell table:formula="of:=RADIANS([.H18])" office:value-type="float" office:value="0.261799387799149" calcext:value-type="float">
            <text:p>0,2617993878</text:p>
          </table:table-cell>
          <table:table-cell table:formula="of:=(20*20*2*SIN([.I18])*COS([.I18])/9.81)" office:value-type="float" office:value="20.3873598369011" calcext:value-type="float">
            <text:p>20,387359836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.903047281971461" calcext:value-type="float">
            <text:p>0,903047282</text:p>
          </table:table-cell>
          <table:table-cell table:style-name="ce8" table:formula="of:=20*[.B19]" office:value-type="float" office:value="18.0609456394292" calcext:value-type="float">
            <text:p>18,0609456394</text:p>
          </table:table-cell>
          <table:table-cell table:style-name="ce16" table:formula="of:=100-0.5*9.81*[.B19]*[.B19]" office:value-type="float" office:value="96" calcext:value-type="float">
            <text:p>96,0000</text:p>
          </table:table-cell>
          <table:table-cell table:style-name="ce19" table:formula="of:=-0.013625*[.C19]*[.C19] + 0.123*[.C19] + 99.47222222" office:value-type="float" office:value="97.2492740892054" calcext:value-type="float">
            <text:p>97,2492740892</text:p>
          </table:table-cell>
          <table:table-cell table:style-name="ce22" table:formula="of:=- 0.0122625*[.C19]*[.C19] + 100" office:value-type="float" office:value="96" calcext:value-type="float">
            <text:p>96,0000</text:p>
          </table:table-cell>
          <table:table-cell table:formula="of:=20*[.B19]-0.5*9.81*[.B19]*[.B19]" office:value-type="float" office:value="14.0609456394292" calcext:value-type="float">
            <text:p>14,0609456394</text:p>
          </table:table-cell>
          <table:table-cell table:style-name="ce3" office:value-type="float" office:value="10" calcext:value-type="float">
            <text:p>10</text:p>
          </table:table-cell>
          <table:table-cell table:formula="of:=RADIANS([.H19])" office:value-type="float" office:value="0.174532925199433" calcext:value-type="float">
            <text:p>0,1745329252</text:p>
          </table:table-cell>
          <table:table-cell table:formula="of:=(20*20*2*SIN([.I19])*COS([.I19])/9.81)" office:value-type="float" office:value="13.9457754668978" calcext:value-type="float">
            <text:p>13,945775466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.12880910246433" calcext:value-type="float">
            <text:p>1,1288091025</text:p>
          </table:table-cell>
          <table:table-cell table:style-name="ce8" table:formula="of:=20*[.B20]" office:value-type="float" office:value="22.5761820492865" calcext:value-type="float">
            <text:p>22,5761820493</text:p>
          </table:table-cell>
          <table:table-cell table:style-name="ce16" table:formula="of:=100-0.5*9.81*[.B20]*[.B20]" office:value-type="float" office:value="93.75" calcext:value-type="float">
            <text:p>93,7500</text:p>
          </table:table-cell>
          <table:table-cell table:style-name="ce19" table:formula="of:=-0.013625*[.C20]*[.C20] + 0.123*[.C20] + 99.47222222" office:value-type="float" office:value="95.3046481676178" calcext:value-type="float">
            <text:p>95,3046481676</text:p>
          </table:table-cell>
          <table:table-cell table:style-name="ce22" table:formula="of:=- 0.0122625*[.C20]*[.C20] + 100" office:value-type="float" office:value="93.75" calcext:value-type="float">
            <text:p>93,7500</text:p>
          </table:table-cell>
          <table:table-cell table:formula="of:=20*[.B20]-0.5*9.81*[.B20]*[.B20]" office:value-type="float" office:value="16.3261820492865" calcext:value-type="float">
            <text:p>16,3261820493</text:p>
          </table:table-cell>
          <table:table-cell table:style-name="ce3" office:value-type="float" office:value="5" calcext:value-type="float">
            <text:p>5</text:p>
          </table:table-cell>
          <table:table-cell table:formula="of:=RADIANS([.H20])" office:value-type="float" office:value="0.0872664625997165" calcext:value-type="float">
            <text:p>0,0872664626</text:p>
          </table:table-cell>
          <table:table-cell table:formula="of:=(20*20*2*SIN([.I20])*COS([.I20])/9.81)" office:value-type="float" office:value="7.08045576623569" calcext:value-type="float">
            <text:p>7,080455766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.35457092295719" calcext:value-type="float">
            <text:p>1,354570923</text:p>
          </table:table-cell>
          <table:table-cell table:style-name="ce8" table:formula="of:=20*[.B21]" office:value-type="float" office:value="27.0914184591438" calcext:value-type="float">
            <text:p>27,0914184591</text:p>
          </table:table-cell>
          <table:table-cell table:style-name="ce16" table:formula="of:=100-0.5*9.81*[.B21]*[.B21]" office:value-type="float" office:value="91" calcext:value-type="float">
            <text:p>91,0000</text:p>
          </table:table-cell>
          <table:table-cell table:style-name="ce19" table:formula="of:=-0.013625*[.C21]*[.C21] + 0.123*[.C21] + 99.47222222" office:value-type="float" office:value="92.8044666904747" calcext:value-type="float">
            <text:p>92,8044666905</text:p>
          </table:table-cell>
          <table:table-cell table:style-name="ce22" table:formula="of:=- 0.0122625*[.C21]*[.C21] + 100" office:value-type="float" office:value="91" calcext:value-type="float">
            <text:p>91,0000</text:p>
          </table:table-cell>
          <table:table-cell table:formula="of:=20*[.B21]-0.5*9.81*[.B21]*[.B21]" office:value-type="float" office:value="18.0914184591439" calcext:value-type="float">
            <text:p>18,0914184591</text:p>
          </table:table-cell>
          <table:table-cell table:style-name="ce3" office:value-type="float" office:value="0" calcext:value-type="float">
            <text:p>0</text:p>
          </table:table-cell>
          <table:table-cell table:formula="of:=RADIANS([.H21])" office:value-type="float" office:value="0" calcext:value-type="float">
            <text:p>0</text:p>
          </table:table-cell>
          <table:table-cell table:formula="of:=(20*SIN([.H21])*COS([.H21]))/9.81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.58033274345006" calcext:value-type="float">
            <text:p>1,5803327435</text:p>
          </table:table-cell>
          <table:table-cell table:style-name="ce8" table:formula="of:=20*[.B22]" office:value-type="float" office:value="31.6066548690012" calcext:value-type="float">
            <text:p>31,606654869</text:p>
          </table:table-cell>
          <table:table-cell table:style-name="ce16" table:formula="of:=100-0.5*9.81*[.B22]*[.B22]" office:value-type="float" office:value="87.75" calcext:value-type="float">
            <text:p>87,7500</text:p>
          </table:table-cell>
          <table:table-cell table:style-name="ce19" table:formula="of:=-0.013625*[.C22]*[.C22] + 0.123*[.C22] + 99.47222222" office:value-type="float" office:value="89.748729657776" calcext:value-type="float">
            <text:p>89,7487296578</text:p>
          </table:table-cell>
          <table:table-cell table:style-name="ce22" table:formula="of:=- 0.0122625*[.C22]*[.C22] + 100" office:value-type="float" office:value="87.75" calcext:value-type="float">
            <text:p>87,7500</text:p>
          </table:table-cell>
          <table:table-cell table:formula="of:=20*[.B22]-0.5*9.81*[.B22]*[.B22]" office:value-type="float" office:value="19.3566548690012" calcext:value-type="float">
            <text:p>19,356654869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float" office:value="1.80609456394292" calcext:value-type="float">
            <text:p>1,8060945639</text:p>
          </table:table-cell>
          <table:table-cell table:style-name="ce8" table:formula="of:=20*[.B23]" office:value-type="float" office:value="36.1218912788585" calcext:value-type="float">
            <text:p>36,1218912789</text:p>
          </table:table-cell>
          <table:table-cell table:style-name="ce16" table:formula="of:=100-0.5*9.81*[.B23]*[.B23]" office:value-type="float" office:value="84" calcext:value-type="float">
            <text:p>84,0000</text:p>
          </table:table-cell>
          <table:table-cell table:style-name="ce19" table:formula="of:=-0.013625*[.C23]*[.C23] + 0.123*[.C23] + 99.47222222" office:value-type="float" office:value="86.1374370695218" calcext:value-type="float">
            <text:p>86,1374370695</text:p>
          </table:table-cell>
          <table:table-cell table:style-name="ce22" table:formula="of:=- 0.0122625*[.C23]*[.C23] + 100" office:value-type="float" office:value="84" calcext:value-type="float">
            <text:p>84,0000</text:p>
          </table:table-cell>
          <table:table-cell table:formula="of:=20*[.B23]-0.5*9.81*[.B23]*[.B23]" office:value-type="float" office:value="20.1218912788585" calcext:value-type="float">
            <text:p>20,1218912789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float" office:value="2.03185638443579" calcext:value-type="float">
            <text:p>2,0318563844</text:p>
          </table:table-cell>
          <table:table-cell table:style-name="ce8" table:formula="of:=20*[.B24]" office:value-type="float" office:value="40.6371276887158" calcext:value-type="float">
            <text:p>40,6371276887</text:p>
          </table:table-cell>
          <table:table-cell table:style-name="ce16" table:formula="of:=100-0.5*9.81*[.B24]*[.B24]" office:value-type="float" office:value="79.75" calcext:value-type="float">
            <text:p>79,7500</text:p>
          </table:table-cell>
          <table:table-cell table:style-name="ce19" table:formula="of:=-0.013625*[.C24]*[.C24] + 0.123*[.C24] + 99.47222222" office:value-type="float" office:value="81.9705889257121" calcext:value-type="float">
            <text:p>81,9705889257</text:p>
          </table:table-cell>
          <table:table-cell table:style-name="ce22" table:formula="of:=- 0.0122625*[.C24]*[.C24] + 100" office:value-type="float" office:value="79.75" calcext:value-type="float">
            <text:p>79,7500</text:p>
          </table:table-cell>
          <table:table-cell table:style-name="ce3" table:formula="of:=20*[.B24]-0.5*9.81*[.B24]*[.B24]" office:value-type="float" office:value="20.3871276887158" calcext:value-type="float">
            <text:p>20,3871276887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float" office:value="2.25761820492865" calcext:value-type="float">
            <text:p>2,2576182049</text:p>
          </table:table-cell>
          <table:table-cell table:style-name="ce11" table:formula="of:=20*[.B25]" office:value-type="float" office:value="45.1523640985731" calcext:value-type="float">
            <text:p>45,1523640986</text:p>
          </table:table-cell>
          <table:table-cell table:style-name="ce15" table:formula="of:=100-0.5*9.81*[.B25]*[.B25]" office:value-type="float" office:value="75" calcext:value-type="float">
            <text:p>75,0000</text:p>
          </table:table-cell>
          <table:table-cell table:style-name="ce19" table:formula="of:=-0.013625*[.C25]*[.C25] + 0.123*[.C25] + 99.47222222" office:value-type="float" office:value="77.2481852263467" calcext:value-type="float">
            <text:p>77,2481852263</text:p>
          </table:table-cell>
          <table:table-cell table:style-name="ce22" table:formula="of:=- 0.0122625*[.C25]*[.C25] + 100" office:value-type="float" office:value="75" calcext:value-type="float">
            <text:p>75,0000</text:p>
          </table:table-cell>
          <table:table-cell table:formula="of:=20*[.B25]-0.5*9.81*[.B25]*[.B25]" office:value-type="float" office:value="20.1523640985731" calcext:value-type="float">
            <text:p>20,1523640986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float" office:value="2.48338002542152" calcext:value-type="float">
            <text:p>2,4833800254</text:p>
          </table:table-cell>
          <table:table-cell table:style-name="ce8" table:formula="of:=20*[.B26]" office:value-type="float" office:value="49.6676005084304" calcext:value-type="float">
            <text:p>49,6676005084</text:p>
          </table:table-cell>
          <table:table-cell table:style-name="ce16" table:formula="of:=100-0.5*9.81*[.B26]*[.B26]" office:value-type="float" office:value="69.75" calcext:value-type="float">
            <text:p>69,7500</text:p>
          </table:table-cell>
          <table:table-cell table:style-name="ce19" table:formula="of:=-0.013625*[.C26]*[.C26] + 0.123*[.C26] + 99.47222222" office:value-type="float" office:value="71.9702259714258" calcext:value-type="float">
            <text:p>71,9702259714</text:p>
          </table:table-cell>
          <table:table-cell table:style-name="ce22" table:formula="of:=- 0.0122625*[.C26]*[.C26] + 100" office:value-type="float" office:value="69.75" calcext:value-type="float">
            <text:p>69,7500</text:p>
          </table:table-cell>
          <table:table-cell table:formula="of:=20*[.B26]-0.5*9.81*[.B26]*[.B26]" office:value-type="float" office:value="19.4176005084304" calcext:value-type="float">
            <text:p>19,4176005084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float" office:value="2.70914184591439" calcext:value-type="float">
            <text:p>2,7091418459</text:p>
          </table:table-cell>
          <table:table-cell table:style-name="ce8" table:formula="of:=20*[.B27]" office:value-type="float" office:value="54.1828369182877" calcext:value-type="float">
            <text:p>54,1828369183</text:p>
          </table:table-cell>
          <table:table-cell table:style-name="ce16" table:formula="of:=100-0.5*9.81*[.B27]*[.B27]" office:value-type="float" office:value="64" calcext:value-type="float">
            <text:p>64,0000</text:p>
          </table:table-cell>
          <table:table-cell table:style-name="ce19" table:formula="of:=-0.013625*[.C27]*[.C27] + 0.123*[.C27] + 99.47222222" office:value-type="float" office:value="66.1367111609494" calcext:value-type="float">
            <text:p>66,1367111609</text:p>
          </table:table-cell>
          <table:table-cell table:style-name="ce22" table:formula="of:=- 0.0122625*[.C27]*[.C27] + 100" office:value-type="float" office:value="64" calcext:value-type="float">
            <text:p>64,0000</text:p>
          </table:table-cell>
          <table:table-cell table:formula="of:=20*[.B27]-0.5*9.81*[.B27]*[.B27]" office:value-type="float" office:value="18.1828369182877" calcext:value-type="float">
            <text:p>18,1828369183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8" office:value-type="float" office:value="2.93490366640725" calcext:value-type="float">
            <text:p>2,9349036664</text:p>
          </table:table-cell>
          <table:table-cell table:style-name="ce8" table:formula="of:=20*[.B28]" office:value-type="float" office:value="58.698073328145" calcext:value-type="float">
            <text:p>58,6980733281</text:p>
          </table:table-cell>
          <table:table-cell table:style-name="ce16" table:formula="of:=100-0.5*9.81*[.B28]*[.B28]" office:value-type="float" office:value="57.75" calcext:value-type="float">
            <text:p>57,7500</text:p>
          </table:table-cell>
          <table:table-cell table:style-name="ce19" table:formula="of:=-0.013625*[.C28]*[.C28] + 0.123*[.C28] + 99.47222222" office:value-type="float" office:value="59.7476407949174" calcext:value-type="float">
            <text:p>59,7476407949</text:p>
          </table:table-cell>
          <table:table-cell table:style-name="ce22" table:formula="of:=- 0.0122625*[.C28]*[.C28] + 100" office:value-type="float" office:value="57.75" calcext:value-type="float">
            <text:p>57,7500</text:p>
          </table:table-cell>
          <table:table-cell table:formula="of:=20*[.B28]-0.5*9.81*[.B28]*[.B28]" office:value-type="float" office:value="16.448073328145" calcext:value-type="float">
            <text:p>16,4480733281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3.16066548690012" calcext:value-type="float">
            <text:p>3,1606654869</text:p>
          </table:table-cell>
          <table:table-cell table:style-name="ce8" table:formula="of:=20*[.B29]" office:value-type="float" office:value="63.2133097380023" calcext:value-type="float">
            <text:p>63,213309738</text:p>
          </table:table-cell>
          <table:table-cell table:style-name="ce16" table:formula="of:=100-0.5*9.81*[.B29]*[.B29]" office:value-type="float" office:value="51" calcext:value-type="float">
            <text:p>51,0000</text:p>
          </table:table-cell>
          <table:table-cell table:style-name="ce19" table:formula="of:=-0.013625*[.C29]*[.C29] + 0.123*[.C29] + 99.47222222" office:value-type="float" office:value="52.8030148733298" calcext:value-type="float">
            <text:p>52,8030148733</text:p>
          </table:table-cell>
          <table:table-cell table:style-name="ce22" table:formula="of:=- 0.0122625*[.C29]*[.C29] + 100" office:value-type="float" office:value="51" calcext:value-type="float">
            <text:p>51,0000</text:p>
          </table:table-cell>
          <table:table-cell table:formula="of:=20*[.B29]-0.5*9.81*[.B29]*[.B29]" office:value-type="float" office:value="14.2133097380023" calcext:value-type="float">
            <text:p>14,213309738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3.38642730739298" calcext:value-type="float">
            <text:p>3,3864273074</text:p>
          </table:table-cell>
          <table:table-cell table:style-name="ce8" table:formula="of:=20*[.B30]" office:value-type="float" office:value="67.7285461478597" calcext:value-type="float">
            <text:p>67,7285461479</text:p>
          </table:table-cell>
          <table:table-cell table:style-name="ce16" table:formula="of:=100-0.5*9.81*[.B30]*[.B30]" office:value-type="float" office:value="43.75" calcext:value-type="float">
            <text:p>43,7500</text:p>
          </table:table-cell>
          <table:table-cell table:style-name="ce19" table:formula="of:=-0.013625*[.C30]*[.C30] + 0.123*[.C30] + 99.47222222" office:value-type="float" office:value="45.3028333961867" calcext:value-type="float">
            <text:p>45,3028333962</text:p>
          </table:table-cell>
          <table:table-cell table:style-name="ce22" table:formula="of:=- 0.0122625*[.C30]*[.C30] + 100" office:value-type="float" office:value="43.75" calcext:value-type="float">
            <text:p>43,7500</text:p>
          </table:table-cell>
          <table:table-cell table:formula="of:=20*[.B30]-0.5*9.81*[.B30]*[.B30]" office:value-type="float" office:value="11.4785461478596" calcext:value-type="float">
            <text:p>11,478546147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3.61218912788585" calcext:value-type="float">
            <text:p>3,6121891279</text:p>
          </table:table-cell>
          <table:table-cell table:style-name="ce8" table:formula="of:=20*[.B31]" office:value-type="float" office:value="72.243782557717" calcext:value-type="float">
            <text:p>72,2437825577</text:p>
          </table:table-cell>
          <table:table-cell table:style-name="ce16" table:formula="of:=100-0.5*9.81*[.B31]*[.B31]" office:value-type="float" office:value="36" calcext:value-type="float">
            <text:p>36,0000</text:p>
          </table:table-cell>
          <table:table-cell table:style-name="ce19" table:formula="of:=-0.013625*[.C31]*[.C31] + 0.123*[.C31] + 99.47222222" office:value-type="float" office:value="37.2470963634881" calcext:value-type="float">
            <text:p>37,2470963635</text:p>
          </table:table-cell>
          <table:table-cell table:style-name="ce22" table:formula="of:=- 0.0122625*[.C31]*[.C31] + 100" office:value-type="float" office:value="36" calcext:value-type="float">
            <text:p>36,0000</text:p>
          </table:table-cell>
          <table:table-cell table:formula="of:=20*[.B31]-0.5*9.81*[.B31]*[.B31]" office:value-type="float" office:value="8.24378255771694" calcext:value-type="float">
            <text:p>8,2437825577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3.83795094837871" calcext:value-type="float">
            <text:p>3,8379509484</text:p>
          </table:table-cell>
          <table:table-cell table:style-name="ce8" table:formula="of:=20*[.B32]" office:value-type="float" office:value="76.7590189675743" calcext:value-type="float">
            <text:p>76,7590189676</text:p>
          </table:table-cell>
          <table:table-cell table:style-name="ce16" table:formula="of:=100-0.5*9.81*[.B32]*[.B32]" office:value-type="float" office:value="27.75" calcext:value-type="float">
            <text:p>27,7500</text:p>
          </table:table-cell>
          <table:table-cell table:style-name="ce19" table:formula="of:=-0.013625*[.C32]*[.C32] + 0.123*[.C32] + 99.47222222" office:value-type="float" office:value="28.6358037752339" calcext:value-type="float">
            <text:p>28,6358037752</text:p>
          </table:table-cell>
          <table:table-cell table:style-name="ce22" table:formula="of:=- 0.0122625*[.C32]*[.C32] + 100" office:value-type="float" office:value="27.75" calcext:value-type="float">
            <text:p>27,7500</text:p>
          </table:table-cell>
          <table:table-cell table:formula="of:=20*[.B32]-0.5*9.81*[.B32]*[.B32]" office:value-type="float" office:value="4.50901896757425" calcext:value-type="float">
            <text:p>4,5090189676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4.06371276887158" calcext:value-type="float">
            <text:p>4,0637127689</text:p>
          </table:table-cell>
          <table:table-cell table:style-name="ce8" table:formula="of:=20*[.B33]" office:value-type="float" office:value="81.2742553774316" calcext:value-type="float">
            <text:p>81,2742553774</text:p>
          </table:table-cell>
          <table:table-cell table:style-name="ce16" table:formula="of:=100-0.5*9.81*[.B33]*[.B33]" office:value-type="float" office:value="19" calcext:value-type="float">
            <text:p>19,0000</text:p>
          </table:table-cell>
          <table:table-cell table:style-name="ce19" table:formula="of:=-0.013625*[.C33]*[.C33] + 0.123*[.C33] + 99.47222222" office:value-type="float" office:value="19.4689556314241" calcext:value-type="float">
            <text:p>19,4689556314</text:p>
          </table:table-cell>
          <table:table-cell table:style-name="ce22" table:formula="of:=- 0.0122625*[.C33]*[.C33] + 100" office:value-type="float" office:value="19" calcext:value-type="float">
            <text:p>19,0000</text:p>
          </table:table-cell>
          <table:table-cell table:formula="of:=20*[.B33]-0.5*9.81*[.B33]*[.B33]" office:value-type="float" office:value="0.274255377431544" calcext:value-type="float">
            <text:p>0,274255377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float" office:value="4.28947458936444" calcext:value-type="float">
            <text:p>4,2894745894</text:p>
          </table:table-cell>
          <table:table-cell table:style-name="ce11" table:formula="of:=20*[.B34]" office:value-type="float" office:value="85.7894917872889" calcext:value-type="float">
            <text:p>85,7894917873</text:p>
          </table:table-cell>
          <table:table-cell table:style-name="ce15" table:formula="of:=100-0.5*9.81*[.B34]*[.B34]" office:value-type="float" office:value="9.74999999999999" calcext:value-type="float">
            <text:p>9,7500</text:p>
          </table:table-cell>
          <table:table-cell table:style-name="ce19" table:formula="of:=-0.013625*[.C34]*[.C34] + 0.123*[.C34] + 99.47222222" office:value-type="float" office:value="9.74655193205874" calcext:value-type="float">
            <text:p>9,7465519321</text:p>
          </table:table-cell>
          <table:table-cell table:style-name="ce22" table:formula="of:=- 0.0122625*[.C34]*[.C34] + 100" office:value-type="float" office:value="9.74999999999999" calcext:value-type="float">
            <text:p>9,7500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float" office:value="4.51523640985731" calcext:value-type="float">
            <text:p>4,5152364099</text:p>
          </table:table-cell>
          <table:table-cell table:style-name="ce7" table:formula="of:=20*[.B35]" office:value-type="float" office:value="90.3047281971462" calcext:value-type="float">
            <text:p>90,3047281971</text:p>
          </table:table-cell>
          <table:table-cell table:style-name="ce14" table:formula="of:=100-0.5*9.81*[.B35]*[.B35]" office:value-type="float" office:value="0" calcext:value-type="float">
            <text:p>0,0000</text:p>
          </table:table-cell>
          <table:table-cell table:style-name="ce19" table:formula="of:=-0.013625*[.C35]*[.C35] + 0.123*[.C35] + 99.47222222" office:value-type="float" office:value="-0.531407322862108" calcext:value-type="float">
            <text:p>-0,5314073229</text:p>
          </table:table-cell>
          <table:table-cell table:style-name="ce22" table:formula="of:=- 0.0122625*[.C35]*[.C35] + 100" office:value-type="float" office:value="0" calcext:value-type="float">
            <text:p>0,0000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formula="of:=20-9.81*1" office:value-type="float" office:value="10.19" calcext:value-type="float">
            <text:p>10,1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=c*(x-a)²+b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-0.0122625" calcext:value-type="float">
            <text:p>-0,0122625</text:p>
          </table:table-cell>
          <table:table-cell/>
          <table:table-cell table:formula="of:=([.B40]*[.C35]*[.C35]*[.C35])/3+100*[.C35]" office:value-type="float" office:value="6020.31521314308" calcext:value-type="float">
            <text:p>6020,3152</text:p>
          </table:table-cell>
          <table:table-cell table:number-columns-repeated="1020"/>
        </table:table-row>
        <table:table-row table:style-name="ro2">
          <table:table-cell/>
          <table:table-cell table:style-name="ce9"/>
          <table:table-cell/>
          <table:table-cell table:formula="of:=[.D40]*2*3.1415" office:value-type="float" office:value="37825.640484178" calcext:value-type="float">
            <text:p>37825,6405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3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6" table:style-name="ta1">
        <table:shapes>
          <draw:frame draw:z-index="0" draw:style-name="gr1" draw:text-style-name="P1" svg:width="159.73mm" svg:height="90.04mm" svg:x="246.47mm" svg:y="9.83mm">
            <loext:p draw:notify-on-update-of-ranges="Hoja6.P12:Hoja6.P12 Hoja6.M5:Hoja6.M7 Hoja6.M9:Hoja6.M9 Hoja6.N11:Hoja6.N13 Hoja6.M3:Hoja6.M3 Hoja6.N5:Hoja6.N7 Hoja6.M21:Hoja6.M21 Hoja6.N23:Hoja6.N25 Hoja6.M15:Hoja6.M15 Hoja6.N17:Hoja6.N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8" table:default-cell-style-name="ce2"/>
        <table:table-column table:style-name="co19" table:default-cell-style-name="ce2"/>
        <table:table-column table:style-name="co20" table:default-cell-style-name="ce9"/>
        <table:table-column table:style-name="co10" table:default-cell-style-name="ce9"/>
        <table:table-column table:style-name="co17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2"/>
        <table:table-column table:style-name="co28" table:number-columns-repeated="2" table:default-cell-style-name="ce9"/>
        <table:table-column table:style-name="co1" table:number-columns-repeated="1009" table:default-cell-style-name="ce2"/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2">
          <table:table-cell table:number-columns-repeated="5"/>
          <table:table-cell table:style-name="ce30" office:value-type="string" calcext:value-type="string">
            <text:p>t de max H</text:p>
          </table:table-cell>
          <table:table-cell table:number-columns-repeated="2"/>
          <table:table-cell table:style-name="ce30" office:value-type="string" calcext:value-type="string">
            <text:p>Free fall for </text:p>
          </table:table-cell>
          <table:table-cell table:number-columns-repeated="3"/>
          <table:table-cell table:style-name="ce2" table:number-columns-repeated="2"/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Ang</text:p>
          </table:table-cell>
          <table:covered-table-cell table:style-name="ce27"/>
          <table:table-cell table:style-name="ce13" office:value-type="string" calcext:value-type="string">
            <text:p>Vx=V.cosAng</text:p>
          </table:table-cell>
          <table:table-cell table:style-name="ce13" office:value-type="string" calcext:value-type="string">
            <text:p>Vy=V.senAng</text:p>
          </table:table-cell>
          <table:table-cell table:style-name="ce13" office:value-type="string" calcext:value-type="string">
            <text:p>Vf=V0-g.t</text:p>
          </table:table-cell>
          <table:table-cell table:style-name="ce13" office:value-type="string" calcext:value-type="string">
            <text:p>h=Vy.t-0,5.g.t²</text:p>
          </table:table-cell>
          <table:table-cell table:style-name="ce13" office:value-type="string" calcext:value-type="string">
            <text:p>hmax h+100</text:p>
          </table:table-cell>
          <table:table-cell table:style-name="ce13" office:value-type="string" calcext:value-type="string">
            <text:p>max h=0,5.g.t²</text:p>
          </table:table-cell>
          <table:table-cell table:style-name="ce13" office:value-type="string" calcext:value-type="string">
            <text:p>Ttotal</text:p>
          </table:table-cell>
          <table:table-cell table:style-name="ce13" office:value-type="string" calcext:value-type="string">
            <text:p>R=X=V.t</text:p>
          </table:table-cell>
          <table:table-cell/>
          <table:table-cell table:style-name="ce31" office:value-type="float" office:value="90" calcext:value-type="float" table:number-columns-spanned="2" table:number-rows-spanned="1">
            <text:p>90</text:p>
          </table:table-cell>
          <table:covered-table-cell table:style-name="ce29"/>
          <table:table-cell table:number-columns-repeated="1009"/>
        </table:table-row>
        <table:table-row table:style-name="ro2">
          <table:table-cell/>
          <table:table-cell table:style-name="ce25" office:value-type="float" office:value="90" calcext:value-type="float">
            <text:p>90</text:p>
          </table:table-cell>
          <table:table-cell table:style-name="ce28" table:formula="of:=RADIANS([.B4])" office:value-type="float" office:value="1.5707963267949" calcext:value-type="float">
            <text:p>1,5708</text:p>
          </table:table-cell>
          <table:table-cell table:style-name="ce15" table:formula="of:=20*COS([.C4])" office:value-type="float" office:value="1.22464679914735E-015" calcext:value-type="float">
            <text:p>0,0000</text:p>
          </table:table-cell>
          <table:table-cell table:style-name="ce15" table:formula="of:=20*SIN([.C4])" office:value-type="float" office:value="20" calcext:value-type="float">
            <text:p>20,0000</text:p>
          </table:table-cell>
          <table:table-cell table:style-name="ce15" table:formula="of:=-[.E4]/-9.81" office:value-type="float" office:value="2.03873598369011" calcext:value-type="float">
            <text:p>2,0387</text:p>
          </table:table-cell>
          <table:table-cell table:style-name="ce15" table:formula="of:=[.E4]*[.F4]-0.5*9.81*[.F4]*[.F4]" office:value-type="float" office:value="20.3873598369011" calcext:value-type="float">
            <text:p>20,3874</text:p>
          </table:table-cell>
          <table:table-cell table:style-name="ce15" table:formula="of:=[.G4]+100" office:value-type="float" office:value="120.387359836901" calcext:value-type="float">
            <text:p>120,3874</text:p>
          </table:table-cell>
          <table:table-cell table:style-name="ce15" table:formula="of:=([.H4]*2/9.81)^0.5" office:value-type="float" office:value="4.95417038948945" calcext:value-type="float">
            <text:p>4,9542</text:p>
          </table:table-cell>
          <table:table-cell table:style-name="ce15" table:formula="of:=[.I4]+[.F4]" office:value-type="float" office:value="6.99290637317956" calcext:value-type="float">
            <text:p>6,9929</text:p>
          </table:table-cell>
          <table:table-cell table:style-name="ce15" table:formula="of:=[.D4]*[.J4]" office:value-type="float" office:value="8.56384040665147E-015" calcext:value-type="float">
            <text:p>0,0000</text:p>
          </table:table-cell>
          <table:table-cell table:style-name="ce9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85" calcext:value-type="float">
            <text:p>85</text:p>
          </table:table-cell>
          <table:table-cell table:style-name="ce29" table:formula="of:=RADIANS([.B5])" office:value-type="float" office:value="1.48352986419518" calcext:value-type="float">
            <text:p>1,4835</text:p>
          </table:table-cell>
          <table:table-cell table:style-name="ce16" table:formula="of:=20*COS([.C5])" office:value-type="float" office:value="1.74311485495316" calcext:value-type="float">
            <text:p>1,7431</text:p>
          </table:table-cell>
          <table:table-cell table:style-name="ce16" table:formula="of:=20*SIN([.C5])" office:value-type="float" office:value="19.9238939618349" calcext:value-type="float">
            <text:p>19,9239</text:p>
          </table:table-cell>
          <table:table-cell table:style-name="ce16" table:formula="of:=-[.E5]/-9.81" office:value-type="float" office:value="2.03097797776095" calcext:value-type="float">
            <text:p>2,0310</text:p>
          </table:table-cell>
          <table:table-cell table:style-name="ce16" table:formula="of:=[.E5]*[.F5]-0.5*9.81*[.F5]*[.F5]" office:value-type="float" office:value="20.2324949338655" calcext:value-type="float">
            <text:p>20,2325</text:p>
          </table:table-cell>
          <table:table-cell table:style-name="ce16" table:formula="of:=[.G5]+100" office:value-type="float" office:value="120.232494933866" calcext:value-type="float">
            <text:p>120,2325</text:p>
          </table:table-cell>
          <table:table-cell table:style-name="ce16" table:formula="of:=([.H5]*2/9.81)^0.5" office:value-type="float" office:value="4.95098287040574" calcext:value-type="float">
            <text:p>4,9510</text:p>
          </table:table-cell>
          <table:table-cell table:style-name="ce16" table:formula="of:=[.I5]+[.F5]" office:value-type="float" office:value="6.98196084816669" calcext:value-type="float">
            <text:p>6,9820</text:p>
          </table:table-cell>
          <table:table-cell table:style-name="ce16" table:formula="of:=[.D5]*[.J5]" office:value-type="float" office:value="12.1703596711407" calcext:value-type="float">
            <text:p>12,1704</text:p>
          </table:table-cell>
          <table:table-cell table:style-name="ce9"/>
          <table:table-cell table:style-name="ce29" office:value-type="float" office:value="0" calcext:value-type="float">
            <text:p>0,0000</text:p>
          </table:table-cell>
          <table:table-cell table:style-name="ce29" office:value-type="float" office:value="100" calcext:value-type="float">
            <text:p>10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80" calcext:value-type="float">
            <text:p>80</text:p>
          </table:table-cell>
          <table:table-cell table:style-name="ce29" table:formula="of:=RADIANS([.B6])" office:value-type="float" office:value="1.39626340159546" calcext:value-type="float">
            <text:p>1,3963</text:p>
          </table:table-cell>
          <table:table-cell table:style-name="ce16" table:formula="of:=20*COS([.C6])" office:value-type="float" office:value="3.47296355333861" calcext:value-type="float">
            <text:p>3,4730</text:p>
          </table:table-cell>
          <table:table-cell table:style-name="ce16" table:formula="of:=20*SIN([.C6])" office:value-type="float" office:value="19.6961550602442" calcext:value-type="float">
            <text:p>19,6962</text:p>
          </table:table-cell>
          <table:table-cell table:style-name="ce16" table:formula="of:=-[.E6]/-9.81" office:value-type="float" office:value="2.00776300308299" calcext:value-type="float">
            <text:p>2,0078</text:p>
          </table:table-cell>
          <table:table-cell table:style-name="ce16" table:formula="of:=[.E6]*[.F6]-0.5*9.81*[.F6]*[.F6]" office:value-type="float" office:value="19.772605716472" calcext:value-type="float">
            <text:p>19,7726</text:p>
          </table:table-cell>
          <table:table-cell table:style-name="ce16" table:formula="of:=[.G6]+100" office:value-type="float" office:value="119.772605716472" calcext:value-type="float">
            <text:p>119,7726</text:p>
          </table:table-cell>
          <table:table-cell table:style-name="ce16" table:formula="of:=([.H6]*2/9.81)^0.5" office:value-type="float" office:value="4.94150504537332" calcext:value-type="float">
            <text:p>4,9415</text:p>
          </table:table-cell>
          <table:table-cell table:style-name="ce16" table:formula="of:=[.I6]+[.F6]" office:value-type="float" office:value="6.94926804845631" calcext:value-type="float">
            <text:p>6,9493</text:p>
          </table:table-cell>
          <table:table-cell table:style-name="ce16" table:formula="of:=[.D6]*[.J6]" office:value-type="float" office:value="24.1345546546693" calcext:value-type="float">
            <text:p>24,1346</text:p>
          </table:table-cell>
          <table:table-cell table:style-name="ce9"/>
          <table:table-cell table:style-name="ce29" office:value-type="float" office:value="0" calcext:value-type="float">
            <text:p>0,0000</text:p>
          </table:table-cell>
          <table:table-cell table:style-name="ce29" table:formula="of:=[.H4]" office:value-type="float" office:value="120.387359836901" calcext:value-type="float">
            <text:p>120,3874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float" office:value="75" calcext:value-type="float">
            <text:p>75</text:p>
          </table:table-cell>
          <table:table-cell table:style-name="ce28" table:formula="of:=RADIANS([.B7])" office:value-type="float" office:value="1.30899693899575" calcext:value-type="float">
            <text:p>1,3090</text:p>
          </table:table-cell>
          <table:table-cell table:style-name="ce15" table:formula="of:=20*COS([.C7])" office:value-type="float" office:value="5.17638090205042" calcext:value-type="float">
            <text:p>5,1764</text:p>
          </table:table-cell>
          <table:table-cell table:style-name="ce15" table:formula="of:=20*SIN([.C7])" office:value-type="float" office:value="19.3185165257814" calcext:value-type="float">
            <text:p>19,3185</text:p>
          </table:table-cell>
          <table:table-cell table:style-name="ce15" table:formula="of:=-[.E7]/-9.81" office:value-type="float" office:value="1.96926773963113" calcext:value-type="float">
            <text:p>1,9693</text:p>
          </table:table-cell>
          <table:table-cell table:style-name="ce15" table:formula="of:=[.E7]*[.F7]-0.5*9.81*[.F7]*[.F7]" office:value-type="float" office:value="19.021665685876" calcext:value-type="float">
            <text:p>19,0217</text:p>
          </table:table-cell>
          <table:table-cell table:style-name="ce15" table:formula="of:=[.G7]+100" office:value-type="float" office:value="119.021665685876" calcext:value-type="float">
            <text:p>119,0217</text:p>
          </table:table-cell>
          <table:table-cell table:style-name="ce15" table:formula="of:=([.H7]*2/9.81)^0.5" office:value-type="float" office:value="4.92598977539063" calcext:value-type="float">
            <text:p>4,9260</text:p>
          </table:table-cell>
          <table:table-cell table:style-name="ce15" table:formula="of:=[.I7]+[.F7]" office:value-type="float" office:value="6.89525751502176" calcext:value-type="float">
            <text:p>6,8953</text:p>
          </table:table-cell>
          <table:table-cell table:style-name="ce15" table:formula="of:=[.D7]*[.J7]" office:value-type="float" office:value="35.6924793154782" calcext:value-type="float">
            <text:p>35,6925</text:p>
          </table:table-cell>
          <table:table-cell table:style-name="ce9"/>
          <table:table-cell table:style-name="ce29" table:formula="of:=[.K4]" office:value-type="float" office:value="8.56384040665147E-015" calcext:value-type="float">
            <text:p>0,0000</text:p>
          </table:table-cell>
          <table:table-cell table:style-name="ce29" table:formula="of:=[.K4]" office:value-type="float" office:value="8.56384040665147E-015" calcext:value-type="float">
            <text:p>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70" calcext:value-type="float">
            <text:p>70</text:p>
          </table:table-cell>
          <table:table-cell table:style-name="ce29" table:formula="of:=RADIANS([.B8])" office:value-type="float" office:value="1.22173047639603" calcext:value-type="float">
            <text:p>1,2217</text:p>
          </table:table-cell>
          <table:table-cell table:style-name="ce16" table:formula="of:=20*COS([.C8])" office:value-type="float" office:value="6.84040286651338" calcext:value-type="float">
            <text:p>6,8404</text:p>
          </table:table-cell>
          <table:table-cell table:style-name="ce16" table:formula="of:=20*SIN([.C8])" office:value-type="float" office:value="18.7938524157182" calcext:value-type="float">
            <text:p>18,7939</text:p>
          </table:table-cell>
          <table:table-cell table:style-name="ce16" table:formula="of:=-[.E8]/-9.81" office:value-type="float" office:value="1.9157851596043" calcext:value-type="float">
            <text:p>1,9158</text:p>
          </table:table-cell>
          <table:table-cell table:style-name="ce16" table:formula="of:=[.E8]*[.F8]-0.5*9.81*[.F8]*[.F8]" office:value-type="float" office:value="18.0024917749131" calcext:value-type="float">
            <text:p>18,0025</text:p>
          </table:table-cell>
          <table:table-cell table:style-name="ce16" table:formula="of:=[.G8]+100" office:value-type="float" office:value="118.002491774913" calcext:value-type="float">
            <text:p>118,0025</text:p>
          </table:table-cell>
          <table:table-cell table:style-name="ce16" table:formula="of:=([.H8]*2/9.81)^0.5" office:value-type="float" office:value="4.90485398505003" calcext:value-type="float">
            <text:p>4,9049</text:p>
          </table:table-cell>
          <table:table-cell table:style-name="ce16" table:formula="of:=[.I8]+[.F8]" office:value-type="float" office:value="6.82063914465433" calcext:value-type="float">
            <text:p>6,8206</text:p>
          </table:table-cell>
          <table:table-cell table:style-name="ce16" table:formula="of:=[.D8]*[.J8]" office:value-type="float" office:value="46.6559195565468" calcext:value-type="float">
            <text:p>46,6559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65" calcext:value-type="float">
            <text:p>65</text:p>
          </table:table-cell>
          <table:table-cell table:style-name="ce29" table:formula="of:=RADIANS([.B9])" office:value-type="float" office:value="1.13446401379631" calcext:value-type="float">
            <text:p>1,1345</text:p>
          </table:table-cell>
          <table:table-cell table:style-name="ce16" table:formula="of:=20*COS([.C9])" office:value-type="float" office:value="8.45236523481399" calcext:value-type="float">
            <text:p>8,4524</text:p>
          </table:table-cell>
          <table:table-cell table:style-name="ce16" table:formula="of:=20*SIN([.C9])" office:value-type="float" office:value="18.126155740733" calcext:value-type="float">
            <text:p>18,1262</text:p>
          </table:table-cell>
          <table:table-cell table:style-name="ce16" table:formula="of:=-[.E9]/-9.81" office:value-type="float" office:value="1.84772229773017" calcext:value-type="float">
            <text:p>1,8477</text:p>
          </table:table-cell>
          <table:table-cell table:style-name="ce16" table:formula="of:=[.E9]*[.F9]-0.5*9.81*[.F9]*[.F9]" office:value-type="float" office:value="16.7460510671411" calcext:value-type="float">
            <text:p>16,7461</text:p>
          </table:table-cell>
          <table:table-cell table:style-name="ce16" table:formula="of:=[.G9]+100" office:value-type="float" office:value="116.746051067141" calcext:value-type="float">
            <text:p>116,7461</text:p>
          </table:table-cell>
          <table:table-cell table:style-name="ce16" table:formula="of:=([.H9]*2/9.81)^0.5" office:value-type="float" office:value="4.87867169693047" calcext:value-type="float">
            <text:p>4,8787</text:p>
          </table:table-cell>
          <table:table-cell table:style-name="ce16" table:formula="of:=[.I9]+[.F9]" office:value-type="float" office:value="6.72639399466064" calcext:value-type="float">
            <text:p>6,7264</text:p>
          </table:table-cell>
          <table:table-cell table:style-name="ce16" table:formula="of:=[.D9]*[.J9]" office:value-type="float" office:value="56.8539387561312" calcext:value-type="float">
            <text:p>56,8539</text:p>
          </table:table-cell>
          <table:table-cell table:style-name="ce9"/>
          <table:table-cell table:style-name="ce31" office:value-type="float" office:value="75" calcext:value-type="float" table:number-columns-spanned="2" table:number-rows-spanned="1">
            <text:p>75</text:p>
          </table:table-cell>
          <table:covered-table-cell table:style-name="ce29"/>
          <table:table-cell table:number-columns-repeated="1009"/>
        </table:table-row>
        <table:table-row table:style-name="ro2">
          <table:table-cell/>
          <table:table-cell table:style-name="ce26" office:value-type="float" office:value="60" calcext:value-type="float">
            <text:p>60</text:p>
          </table:table-cell>
          <table:table-cell table:style-name="ce29" table:formula="of:=RADIANS([.B10])" office:value-type="float" office:value="1.0471975511966" calcext:value-type="float">
            <text:p>1,0472</text:p>
          </table:table-cell>
          <table:table-cell table:style-name="ce16" table:formula="of:=20*COS([.C10])" office:value-type="float" office:value="10" calcext:value-type="float">
            <text:p>10,0000</text:p>
          </table:table-cell>
          <table:table-cell table:style-name="ce16" table:formula="of:=20*SIN([.C10])" office:value-type="float" office:value="17.3205080756888" calcext:value-type="float">
            <text:p>17,3205</text:p>
          </table:table-cell>
          <table:table-cell table:style-name="ce16" table:formula="of:=-[.E10]/-9.81" office:value-type="float" office:value="1.76559715348509" calcext:value-type="float">
            <text:p>1,7656</text:p>
          </table:table-cell>
          <table:table-cell table:style-name="ce16" table:formula="of:=[.E10]*[.F10]-0.5*9.81*[.F10]*[.F10]" office:value-type="float" office:value="15.2905198776758" calcext:value-type="float">
            <text:p>15,2905</text:p>
          </table:table-cell>
          <table:table-cell table:style-name="ce16" table:formula="of:=[.G10]+100" office:value-type="float" office:value="115.290519877676" calcext:value-type="float">
            <text:p>115,2905</text:p>
          </table:table-cell>
          <table:table-cell table:style-name="ce16" table:formula="of:=([.H10]*2/9.81)^0.5" office:value-type="float" office:value="4.84816389422798" calcext:value-type="float">
            <text:p>4,8482</text:p>
          </table:table-cell>
          <table:table-cell table:style-name="ce16" table:formula="of:=[.I10]+[.F10]" office:value-type="float" office:value="6.61376104771307" calcext:value-type="float">
            <text:p>6,6138</text:p>
          </table:table-cell>
          <table:table-cell table:style-name="ce16" table:formula="of:=[.D10]*[.J10]" office:value-type="float" office:value="66.1376104771307" calcext:value-type="float">
            <text:p>66,1376</text:p>
          </table:table-cell>
          <table:table-cell table:style-name="ce9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55" calcext:value-type="float">
            <text:p>55</text:p>
          </table:table-cell>
          <table:table-cell table:style-name="ce29" table:formula="of:=RADIANS([.B11])" office:value-type="float" office:value="0.959931088596881" calcext:value-type="float">
            <text:p>0,9599</text:p>
          </table:table-cell>
          <table:table-cell table:style-name="ce16" table:formula="of:=20*COS([.C11])" office:value-type="float" office:value="11.4715287270209" calcext:value-type="float">
            <text:p>11,4715</text:p>
          </table:table-cell>
          <table:table-cell table:style-name="ce16" table:formula="of:=20*SIN([.C11])" office:value-type="float" office:value="16.3830408857798" calcext:value-type="float">
            <text:p>16,3830</text:p>
          </table:table-cell>
          <table:table-cell table:style-name="ce16" table:formula="of:=-[.E11]/-9.81" office:value-type="float" office:value="1.67003474880528" calcext:value-type="float">
            <text:p>1,6700</text:p>
          </table:table-cell>
          <table:table-cell table:style-name="ce16" table:formula="of:=[.E11]*[.F11]-0.5*9.81*[.F11]*[.F11]" office:value-type="float" office:value="13.680123785175" calcext:value-type="float">
            <text:p>13,6801</text:p>
          </table:table-cell>
          <table:table-cell table:style-name="ce16" table:formula="of:=[.G11]+100" office:value-type="float" office:value="113.680123785175" calcext:value-type="float">
            <text:p>113,6801</text:p>
          </table:table-cell>
          <table:table-cell table:style-name="ce16" table:formula="of:=([.H11]*2/9.81)^0.5" office:value-type="float" office:value="4.81418486341335" calcext:value-type="float">
            <text:p>4,8142</text:p>
          </table:table-cell>
          <table:table-cell table:style-name="ce16" table:formula="of:=[.I11]+[.F11]" office:value-type="float" office:value="6.48421961221864" calcext:value-type="float">
            <text:p>6,4842</text:p>
          </table:table-cell>
          <table:table-cell table:style-name="ce16" table:formula="of:=[.D11]*[.J11]" office:value-type="float" office:value="74.3839115538786" calcext:value-type="float">
            <text:p>74,3839</text:p>
          </table:table-cell>
          <table:table-cell table:style-name="ce9"/>
          <table:table-cell table:style-name="ce29" office:value-type="float" office:value="0" calcext:value-type="float">
            <text:p>0,0000</text:p>
          </table:table-cell>
          <table:table-cell table:style-name="ce29" office:value-type="float" office:value="100" calcext:value-type="float">
            <text:p>10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50" calcext:value-type="float">
            <text:p>50</text:p>
          </table:table-cell>
          <table:table-cell table:style-name="ce29" table:formula="of:=RADIANS([.B12])" office:value-type="float" office:value="0.872664625997165" calcext:value-type="float">
            <text:p>0,8727</text:p>
          </table:table-cell>
          <table:table-cell table:style-name="ce16" table:formula="of:=20*COS([.C12])" office:value-type="float" office:value="12.8557521937308" calcext:value-type="float">
            <text:p>12,8558</text:p>
          </table:table-cell>
          <table:table-cell table:style-name="ce16" table:formula="of:=20*SIN([.C12])" office:value-type="float" office:value="15.3208888623796" calcext:value-type="float">
            <text:p>15,3209</text:p>
          </table:table-cell>
          <table:table-cell table:style-name="ce16" table:formula="of:=-[.E12]/-9.81" office:value-type="float" office:value="1.56176237129251" calcext:value-type="float">
            <text:p>1,5618</text:p>
          </table:table-cell>
          <table:table-cell table:style-name="ce16" table:formula="of:=[.E12]*[.F12]-0.5*9.81*[.F12]*[.F12]" office:value-type="float" office:value="11.9637938600095" calcext:value-type="float">
            <text:p>11,9638</text:p>
          </table:table-cell>
          <table:table-cell table:style-name="ce16" table:formula="of:=[.G12]+100" office:value-type="float" office:value="111.963793860009" calcext:value-type="float">
            <text:p>111,9638</text:p>
          </table:table-cell>
          <table:table-cell table:style-name="ce16" table:formula="of:=([.H12]*2/9.81)^0.5" office:value-type="float" office:value="4.77770463102171" calcext:value-type="float">
            <text:p>4,7777</text:p>
          </table:table-cell>
          <table:table-cell table:style-name="ce16" table:formula="of:=[.I12]+[.F12]" office:value-type="float" office:value="6.33946700231423" calcext:value-type="float">
            <text:p>6,3395</text:p>
          </table:table-cell>
          <table:table-cell table:style-name="ce16" table:formula="of:=[.D12]*[.J12]" office:value-type="float" office:value="81.4986168220851" calcext:value-type="float">
            <text:p>81,4986</text:p>
          </table:table-cell>
          <table:table-cell table:style-name="ce9"/>
          <table:table-cell table:style-name="ce29" table:formula="of:=[.D7]*[.I7]" office:value-type="float" office:value="25.4987993970277" calcext:value-type="float">
            <text:p>25,4988</text:p>
          </table:table-cell>
          <table:table-cell table:style-name="ce29" table:formula="of:=[.H7]" office:value-type="float" office:value="119.021665685876" calcext:value-type="float">
            <text:p>119,0217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float" office:value="45" calcext:value-type="float">
            <text:p>45</text:p>
          </table:table-cell>
          <table:table-cell table:style-name="ce28" table:formula="of:=RADIANS([.B13])" office:value-type="float" office:value="0.785398163397448" calcext:value-type="float">
            <text:p>0,7854</text:p>
          </table:table-cell>
          <table:table-cell table:style-name="ce15" table:formula="of:=20*COS([.C13])" office:value-type="float" office:value="14.142135623731" calcext:value-type="float">
            <text:p>14,1421</text:p>
          </table:table-cell>
          <table:table-cell table:style-name="ce15" table:formula="of:=20*SIN([.C13])" office:value-type="float" office:value="14.142135623731" calcext:value-type="float">
            <text:p>14,1421</text:p>
          </table:table-cell>
          <table:table-cell table:style-name="ce15" table:formula="of:=-[.E13]/-9.81" office:value-type="float" office:value="1.4416040391163" calcext:value-type="float">
            <text:p>1,4416</text:p>
          </table:table-cell>
          <table:table-cell table:style-name="ce15" table:formula="of:=[.E13]*[.F13]-0.5*9.81*[.F13]*[.F13]" office:value-type="float" office:value="10.1936799184506" calcext:value-type="float">
            <text:p>10,1937</text:p>
          </table:table-cell>
          <table:table-cell table:style-name="ce15" table:formula="of:=[.G13]+100" office:value-type="float" office:value="110.193679918451" calcext:value-type="float">
            <text:p>110,1937</text:p>
          </table:table-cell>
          <table:table-cell table:style-name="ce15" table:formula="of:=([.H13]*2/9.81)^0.5" office:value-type="float" office:value="4.73978713050466" calcext:value-type="float">
            <text:p>4,7398</text:p>
          </table:table-cell>
          <table:table-cell table:style-name="ce15" table:formula="of:=[.I13]+[.F13]" office:value-type="float" office:value="6.18139116962096" calcext:value-type="float">
            <text:p>6,1814</text:p>
          </table:table-cell>
          <table:table-cell table:style-name="ce15" table:formula="of:=[.D13]*[.J13]" office:value-type="float" office:value="87.4180722641125" calcext:value-type="float">
            <text:p>87,4181</text:p>
          </table:table-cell>
          <table:table-cell table:style-name="ce9"/>
          <table:table-cell table:style-name="ce29" table:formula="of:=[.K7]" office:value-type="float" office:value="35.6924793154782" calcext:value-type="float">
            <text:p>35,6925</text:p>
          </table:table-cell>
          <table:table-cell table:style-name="ce29" office:value-type="float" office:value="0" calcext:value-type="float">
            <text:p>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40" calcext:value-type="float">
            <text:p>40</text:p>
          </table:table-cell>
          <table:table-cell table:style-name="ce29" table:formula="of:=RADIANS([.B14])" office:value-type="float" office:value="0.698131700797732" calcext:value-type="float">
            <text:p>0,6981</text:p>
          </table:table-cell>
          <table:table-cell table:style-name="ce16" table:formula="of:=20*COS([.C14])" office:value-type="float" office:value="15.3208888623796" calcext:value-type="float">
            <text:p>15,3209</text:p>
          </table:table-cell>
          <table:table-cell table:style-name="ce16" table:formula="of:=20*SIN([.C14])" office:value-type="float" office:value="12.8557521937308" calcext:value-type="float">
            <text:p>12,8558</text:p>
          </table:table-cell>
          <table:table-cell table:style-name="ce16" table:formula="of:=-[.E14]/-9.81" office:value-type="float" office:value="1.3104742297381" calcext:value-type="float">
            <text:p>1,3105</text:p>
          </table:table-cell>
          <table:table-cell table:style-name="ce16" table:formula="of:=[.E14]*[.F14]-0.5*9.81*[.F14]*[.F14]" office:value-type="float" office:value="8.42356597689164" calcext:value-type="float">
            <text:p>8,4236</text:p>
          </table:table-cell>
          <table:table-cell table:style-name="ce16" table:formula="of:=[.G14]+100" office:value-type="float" office:value="108.423565976892" calcext:value-type="float">
            <text:p>108,4236</text:p>
          </table:table-cell>
          <table:table-cell table:style-name="ce16" table:formula="of:=([.H14]*2/9.81)^0.5" office:value-type="float" office:value="4.70156384022474" calcext:value-type="float">
            <text:p>4,7016</text:p>
          </table:table-cell>
          <table:table-cell table:style-name="ce16" table:formula="of:=[.I14]+[.F14]" office:value-type="float" office:value="6.01203806996284" calcext:value-type="float">
            <text:p>6,0120</text:p>
          </table:table-cell>
          <table:table-cell table:style-name="ce16" table:formula="of:=[.D14]*[.J14]" office:value-type="float" office:value="92.1097671062956" calcext:value-type="float">
            <text:p>92,1098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35" calcext:value-type="float">
            <text:p>35</text:p>
          </table:table-cell>
          <table:table-cell table:style-name="ce29" table:formula="of:=RADIANS([.B15])" office:value-type="float" office:value="0.610865238198015" calcext:value-type="float">
            <text:p>0,6109</text:p>
          </table:table-cell>
          <table:table-cell table:style-name="ce16" table:formula="of:=20*COS([.C15])" office:value-type="float" office:value="16.3830408857798" calcext:value-type="float">
            <text:p>16,3830</text:p>
          </table:table-cell>
          <table:table-cell table:style-name="ce16" table:formula="of:=20*SIN([.C15])" office:value-type="float" office:value="11.4715287270209" calcext:value-type="float">
            <text:p>11,4715</text:p>
          </table:table-cell>
          <table:table-cell table:style-name="ce16" table:formula="of:=-[.E15]/-9.81" office:value-type="float" office:value="1.16937092018562" calcext:value-type="float">
            <text:p>1,1694</text:p>
          </table:table-cell>
          <table:table-cell table:style-name="ce16" table:formula="of:=[.E15]*[.F15]-0.5*9.81*[.F15]*[.F15]" office:value-type="float" office:value="6.70723605172611" calcext:value-type="float">
            <text:p>6,7072</text:p>
          </table:table-cell>
          <table:table-cell table:style-name="ce16" table:formula="of:=[.G15]+100" office:value-type="float" office:value="106.707236051726" calcext:value-type="float">
            <text:p>106,7072</text:p>
          </table:table-cell>
          <table:table-cell table:style-name="ce16" table:formula="of:=([.H15]*2/9.81)^0.5" office:value-type="float" office:value="4.66420284570439" calcext:value-type="float">
            <text:p>4,6642</text:p>
          </table:table-cell>
          <table:table-cell table:style-name="ce16" table:formula="of:=[.I15]+[.F15]" office:value-type="float" office:value="5.83357376589" calcext:value-type="float">
            <text:p>5,8336</text:p>
          </table:table-cell>
          <table:table-cell table:style-name="ce16" table:formula="of:=[.D15]*[.J15]" office:value-type="float" office:value="95.5716775167886" calcext:value-type="float">
            <text:p>95,5717</text:p>
          </table:table-cell>
          <table:table-cell table:style-name="ce9"/>
          <table:table-cell table:style-name="ce31" office:value-type="float" office:value="45" calcext:value-type="float" table:number-columns-spanned="2" table:number-rows-spanned="1">
            <text:p>45</text:p>
          </table:table-cell>
          <table:covered-table-cell table:style-name="ce29"/>
          <table:table-cell table:number-columns-repeated="1009"/>
        </table:table-row>
        <table:table-row table:style-name="ro2">
          <table:table-cell/>
          <table:table-cell table:style-name="ce26" office:value-type="float" office:value="30" calcext:value-type="float">
            <text:p>30</text:p>
          </table:table-cell>
          <table:table-cell table:style-name="ce29" table:formula="of:=RADIANS([.B16])" office:value-type="float" office:value="0.523598775598299" calcext:value-type="float">
            <text:p>0,5236</text:p>
          </table:table-cell>
          <table:table-cell table:style-name="ce16" table:formula="of:=20*COS([.C16])" office:value-type="float" office:value="17.3205080756888" calcext:value-type="float">
            <text:p>17,3205</text:p>
          </table:table-cell>
          <table:table-cell table:style-name="ce16" table:formula="of:=20*SIN([.C16])" office:value-type="float" office:value="10" calcext:value-type="float">
            <text:p>10,0000</text:p>
          </table:table-cell>
          <table:table-cell table:style-name="ce16" table:formula="of:=-[.E16]/-9.81" office:value-type="float" office:value="1.01936799184506" calcext:value-type="float">
            <text:p>1,0194</text:p>
          </table:table-cell>
          <table:table-cell table:style-name="ce16" table:formula="of:=[.E16]*[.F16]-0.5*9.81*[.F16]*[.F16]" office:value-type="float" office:value="5.09683995922528" calcext:value-type="float">
            <text:p>5,0968</text:p>
          </table:table-cell>
          <table:table-cell table:style-name="ce16" table:formula="of:=[.G16]+100" office:value-type="float" office:value="105.096839959225" calcext:value-type="float">
            <text:p>105,0968</text:p>
          </table:table-cell>
          <table:table-cell table:style-name="ce16" table:formula="of:=([.H16]*2/9.81)^0.5" office:value-type="float" office:value="4.628873614574" calcext:value-type="float">
            <text:p>4,6289</text:p>
          </table:table-cell>
          <table:table-cell table:style-name="ce16" table:formula="of:=[.I16]+[.F16]" office:value-type="float" office:value="5.64824160641905" calcext:value-type="float">
            <text:p>5,6482</text:p>
          </table:table-cell>
          <table:table-cell table:style-name="ce16" table:formula="of:=[.D16]*[.J16]" office:value-type="float" office:value="97.8304143574226" calcext:value-type="float">
            <text:p>97,8304</text:p>
          </table:table-cell>
          <table:table-cell table:style-name="ce9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25" calcext:value-type="float">
            <text:p>25</text:p>
          </table:table-cell>
          <table:table-cell table:style-name="ce29" table:formula="of:=RADIANS([.B17])" office:value-type="float" office:value="0.436332312998582" calcext:value-type="float">
            <text:p>0,4363</text:p>
          </table:table-cell>
          <table:table-cell table:style-name="ce16" table:formula="of:=20*COS([.C17])" office:value-type="float" office:value="18.126155740733" calcext:value-type="float">
            <text:p>18,1262</text:p>
          </table:table-cell>
          <table:table-cell table:style-name="ce16" table:formula="of:=20*SIN([.C17])" office:value-type="float" office:value="8.45236523481399" calcext:value-type="float">
            <text:p>8,4524</text:p>
          </table:table-cell>
          <table:table-cell table:style-name="ce16" table:formula="of:=-[.E17]/-9.81" office:value-type="float" office:value="0.86160705757533" calcext:value-type="float">
            <text:p>0,8616</text:p>
          </table:table-cell>
          <table:table-cell table:style-name="ce16" table:formula="of:=[.E17]*[.F17]-0.5*9.81*[.F17]*[.F17]" office:value-type="float" office:value="3.64130876976005" calcext:value-type="float">
            <text:p>3,6413</text:p>
          </table:table-cell>
          <table:table-cell table:style-name="ce16" table:formula="of:=[.G17]+100" office:value-type="float" office:value="103.64130876976" calcext:value-type="float">
            <text:p>103,6413</text:p>
          </table:table-cell>
          <table:table-cell table:style-name="ce16" table:formula="of:=([.H17]*2/9.81)^0.5" office:value-type="float" office:value="4.59670823074129" calcext:value-type="float">
            <text:p>4,5967</text:p>
          </table:table-cell>
          <table:table-cell table:style-name="ce16" table:formula="of:=[.I17]+[.F17]" office:value-type="float" office:value="5.45831528831662" calcext:value-type="float">
            <text:p>5,4583</text:p>
          </table:table-cell>
          <table:table-cell table:style-name="ce16" table:formula="of:=[.D17]*[.J17]" office:value-type="float" office:value="98.938272998051" calcext:value-type="float">
            <text:p>98,9383</text:p>
          </table:table-cell>
          <table:table-cell table:style-name="ce9"/>
          <table:table-cell table:style-name="ce29" office:value-type="float" office:value="0" calcext:value-type="float">
            <text:p>0,0000</text:p>
          </table:table-cell>
          <table:table-cell table:style-name="ce29" office:value-type="float" office:value="100" calcext:value-type="float">
            <text:p>10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20" calcext:value-type="float">
            <text:p>20</text:p>
          </table:table-cell>
          <table:table-cell table:style-name="ce29" table:formula="of:=RADIANS([.B18])" office:value-type="float" office:value="0.349065850398866" calcext:value-type="float">
            <text:p>0,3491</text:p>
          </table:table-cell>
          <table:table-cell table:style-name="ce16" table:formula="of:=20*COS([.C18])" office:value-type="float" office:value="18.7938524157182" calcext:value-type="float">
            <text:p>18,7939</text:p>
          </table:table-cell>
          <table:table-cell table:style-name="ce16" table:formula="of:=20*SIN([.C18])" office:value-type="float" office:value="6.84040286651337" calcext:value-type="float">
            <text:p>6,8404</text:p>
          </table:table-cell>
          <table:table-cell table:style-name="ce16" table:formula="of:=-[.E18]/-9.81" office:value-type="float" office:value="0.69728877334489" calcext:value-type="float">
            <text:p>0,6973</text:p>
          </table:table-cell>
          <table:table-cell table:style-name="ce16" table:formula="of:=[.E18]*[.F18]-0.5*9.81*[.F18]*[.F18]" office:value-type="float" office:value="2.38486806198799" calcext:value-type="float">
            <text:p>2,3849</text:p>
          </table:table-cell>
          <table:table-cell table:style-name="ce16" table:formula="of:=[.G18]+100" office:value-type="float" office:value="102.384868061988" calcext:value-type="float">
            <text:p>102,3849</text:p>
          </table:table-cell>
          <table:table-cell table:style-name="ce16" table:formula="of:=([.H18]*2/9.81)^0.5" office:value-type="float" office:value="4.56876038661845" calcext:value-type="float">
            <text:p>4,5688</text:p>
          </table:table-cell>
          <table:table-cell table:style-name="ce16" table:formula="of:=[.I18]+[.F18]" office:value-type="float" office:value="5.26604915996334" calcext:value-type="float">
            <text:p>5,2660</text:p>
          </table:table-cell>
          <table:table-cell table:style-name="ce16" table:formula="of:=[.D18]*[.J18]" office:value-type="float" office:value="98.9693507262676" calcext:value-type="float">
            <text:p>98,9694</text:p>
          </table:table-cell>
          <table:table-cell table:style-name="ce9"/>
          <table:table-cell table:style-name="ce29" table:formula="of:=[.D13]*[.I13]" office:value-type="float" office:value="67.0307124272114" calcext:value-type="float">
            <text:p>67,0307</text:p>
          </table:table-cell>
          <table:table-cell table:style-name="ce29" table:formula="of:=[.H13]" office:value-type="float" office:value="110.193679918451" calcext:value-type="float">
            <text:p>110,1937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float" office:value="15" calcext:value-type="float">
            <text:p>15</text:p>
          </table:table-cell>
          <table:table-cell table:style-name="ce28" table:formula="of:=RADIANS([.B19])" office:value-type="float" office:value="0.261799387799149" calcext:value-type="float">
            <text:p>0,2618</text:p>
          </table:table-cell>
          <table:table-cell table:style-name="ce15" table:formula="of:=20*COS([.C19])" office:value-type="float" office:value="19.3185165257814" calcext:value-type="float">
            <text:p>19,3185</text:p>
          </table:table-cell>
          <table:table-cell table:style-name="ce15" table:formula="of:=20*SIN([.C19])" office:value-type="float" office:value="5.17638090205042" calcext:value-type="float">
            <text:p>5,1764</text:p>
          </table:table-cell>
          <table:table-cell table:style-name="ce15" table:formula="of:=-[.E19]/-9.81" office:value-type="float" office:value="0.527663700514823" calcext:value-type="float">
            <text:p>0,5277</text:p>
          </table:table-cell>
          <table:table-cell table:style-name="ce15" table:formula="of:=[.E19]*[.F19]-0.5*9.81*[.F19]*[.F19]" office:value-type="float" office:value="1.36569415102509" calcext:value-type="float">
            <text:p>1,3657</text:p>
          </table:table-cell>
          <table:table-cell table:style-name="ce15" table:formula="of:=[.G19]+100" office:value-type="float" office:value="101.365694151025" calcext:value-type="float">
            <text:p>101,3657</text:p>
          </table:table-cell>
          <table:table-cell table:style-name="ce15" table:formula="of:=([.H19]*2/9.81)^0.5" office:value-type="float" office:value="4.54596401412749" calcext:value-type="float">
            <text:p>4,5460</text:p>
          </table:table-cell>
          <table:table-cell table:style-name="ce15" table:formula="of:=[.I19]+[.F19]" office:value-type="float" office:value="5.07362771464231" calcext:value-type="float">
            <text:p>5,0736</text:p>
          </table:table-cell>
          <table:table-cell table:style-name="ce15" table:formula="of:=[.D19]*[.J19]" office:value-type="float" office:value="98.0149608509799" calcext:value-type="float">
            <text:p>98,0150</text:p>
          </table:table-cell>
          <table:table-cell table:style-name="ce9"/>
          <table:table-cell table:style-name="ce29" table:formula="of:=[.K13]" office:value-type="float" office:value="87.4180722641125" calcext:value-type="float">
            <text:p>87,4181</text:p>
          </table:table-cell>
          <table:table-cell table:style-name="ce29" office:value-type="float" office:value="0" calcext:value-type="float">
            <text:p>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10" calcext:value-type="float">
            <text:p>10</text:p>
          </table:table-cell>
          <table:table-cell table:style-name="ce29" table:formula="of:=RADIANS([.B20])" office:value-type="float" office:value="0.174532925199433" calcext:value-type="float">
            <text:p>0,1745</text:p>
          </table:table-cell>
          <table:table-cell table:style-name="ce16" table:formula="of:=20*COS([.C20])" office:value-type="float" office:value="19.6961550602442" calcext:value-type="float">
            <text:p>19,6962</text:p>
          </table:table-cell>
          <table:table-cell table:style-name="ce16" table:formula="of:=20*SIN([.C20])" office:value-type="float" office:value="3.47296355333861" calcext:value-type="float">
            <text:p>3,4730</text:p>
          </table:table-cell>
          <table:table-cell table:style-name="ce16" table:formula="of:=-[.E20]/-9.81" office:value-type="float" office:value="0.354022788311784" calcext:value-type="float">
            <text:p>0,3540</text:p>
          </table:table-cell>
          <table:table-cell table:style-name="ce16" table:formula="of:=[.E20]*[.F20]-0.5*9.81*[.F20]*[.F20]" office:value-type="float" office:value="0.614754120429068" calcext:value-type="float">
            <text:p>0,6148</text:p>
          </table:table-cell>
          <table:table-cell table:style-name="ce16" table:formula="of:=[.G20]+100" office:value-type="float" office:value="100.614754120429" calcext:value-type="float">
            <text:p>100,6148</text:p>
          </table:table-cell>
          <table:table-cell table:style-name="ce16" table:formula="of:=([.H20]*2/9.81)^0.5" office:value-type="float" office:value="4.52909394598359" calcext:value-type="float">
            <text:p>4,5291</text:p>
          </table:table-cell>
          <table:table-cell table:style-name="ce16" table:formula="of:=[.I20]+[.F20]" office:value-type="float" office:value="4.88311673429537" calcext:value-type="float">
            <text:p>4,8831</text:p>
          </table:table-cell>
          <table:table-cell table:style-name="ce16" table:formula="of:=[.D20]*[.J20]" office:value-type="float" office:value="96.1786243759547" calcext:value-type="float">
            <text:p>96,1786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5" calcext:value-type="float">
            <text:p>5</text:p>
          </table:table-cell>
          <table:table-cell table:style-name="ce29" table:formula="of:=RADIANS([.B21])" office:value-type="float" office:value="0.0872664625997165" calcext:value-type="float">
            <text:p>0,0873</text:p>
          </table:table-cell>
          <table:table-cell table:style-name="ce16" table:formula="of:=20*COS([.C21])" office:value-type="float" office:value="19.9238939618349" calcext:value-type="float">
            <text:p>19,9239</text:p>
          </table:table-cell>
          <table:table-cell table:style-name="ce16" table:formula="of:=20*SIN([.C21])" office:value-type="float" office:value="1.74311485495316" calcext:value-type="float">
            <text:p>1,7431</text:p>
          </table:table-cell>
          <table:table-cell table:style-name="ce16" table:formula="of:=-[.E21]/-9.81" office:value-type="float" office:value="0.177687548924889" calcext:value-type="float">
            <text:p>0,1777</text:p>
          </table:table-cell>
          <table:table-cell table:style-name="ce16" table:formula="of:=[.E21]*[.F21]-0.5*9.81*[.F21]*[.F21]" office:value-type="float" office:value="0.154864903035596" calcext:value-type="float">
            <text:p>0,1549</text:p>
          </table:table-cell>
          <table:table-cell table:style-name="ce16" table:formula="of:=[.G21]+100" office:value-type="float" office:value="100.154864903036" calcext:value-type="float">
            <text:p>100,1549</text:p>
          </table:table-cell>
          <table:table-cell table:style-name="ce16" table:formula="of:=([.H21]*2/9.81)^0.5" office:value-type="float" office:value="4.51873131552918" calcext:value-type="float">
            <text:p>4,5187</text:p>
          </table:table-cell>
          <table:table-cell table:style-name="ce16" table:formula="of:=[.I21]+[.F21]" office:value-type="float" office:value="4.69641886445407" calcext:value-type="float">
            <text:p>4,6964</text:p>
          </table:table-cell>
          <table:table-cell table:style-name="ce16" table:formula="of:=[.D21]*[.J21]" office:value-type="float" office:value="93.5709514557439" calcext:value-type="float">
            <text:p>93,5710</text:p>
          </table:table-cell>
          <table:table-cell table:style-name="ce9"/>
          <table:table-cell table:style-name="ce31" office:value-type="float" office:value="15" calcext:value-type="float" table:number-columns-spanned="2" table:number-rows-spanned="1">
            <text:p>15</text:p>
          </table:table-cell>
          <table:covered-table-cell table:style-name="ce29"/>
          <table:table-cell table:number-columns-repeated="1009"/>
        </table:table-row>
        <table:table-row table:style-name="ro2">
          <table:table-cell/>
          <table:table-cell table:style-name="ce26" office:value-type="float" office:value="0" calcext:value-type="float">
            <text:p>0</text:p>
          </table:table-cell>
          <table:table-cell table:style-name="ce29" table:formula="of:=RADIANS([.B22])" office:value-type="float" office:value="0" calcext:value-type="float">
            <text:p>0,0000</text:p>
          </table:table-cell>
          <table:table-cell table:style-name="ce16" table:formula="of:=20*COS([.C22])" office:value-type="float" office:value="20" calcext:value-type="float">
            <text:p>20,0000</text:p>
          </table:table-cell>
          <table:table-cell table:style-name="ce16" table:formula="of:=20*SIN([.C22])" office:value-type="float" office:value="0" calcext:value-type="float">
            <text:p>0,0000</text:p>
          </table:table-cell>
          <table:table-cell table:style-name="ce16" table:formula="of:=-[.E22]/-9.81" office:value-type="float" office:value="0" calcext:value-type="float">
            <text:p>0,0000</text:p>
          </table:table-cell>
          <table:table-cell table:style-name="ce16" table:formula="of:=[.E22]*[.F22]-0.5*9.81*[.F22]*[.F22]" office:value-type="float" office:value="0" calcext:value-type="float">
            <text:p>0,0000</text:p>
          </table:table-cell>
          <table:table-cell table:style-name="ce16" table:formula="of:=[.G22]+100" office:value-type="float" office:value="100" calcext:value-type="float">
            <text:p>100,0000</text:p>
          </table:table-cell>
          <table:table-cell table:style-name="ce16" table:formula="of:=([.H22]*2/9.81)^0.5" office:value-type="float" office:value="4.51523640985731" calcext:value-type="float">
            <text:p>4,5152</text:p>
          </table:table-cell>
          <table:table-cell table:style-name="ce16" table:formula="of:=[.I22]+[.F22]" office:value-type="float" office:value="4.51523640985731" calcext:value-type="float">
            <text:p>4,5152</text:p>
          </table:table-cell>
          <table:table-cell table:style-name="ce16" table:formula="of:=[.D22]*[.J22]" office:value-type="float" office:value="90.3047281971462" calcext:value-type="float">
            <text:p>90,3047</text:p>
          </table:table-cell>
          <table:table-cell table:style-name="ce9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-5" calcext:value-type="float">
            <text:p>-5</text:p>
          </table:table-cell>
          <table:table-cell table:style-name="ce29" table:formula="of:=RADIANS([.B23])" office:value-type="float" office:value="-0.0872664625997165" calcext:value-type="float">
            <text:p>-0,0873</text:p>
          </table:table-cell>
          <table:table-cell table:style-name="ce16" table:formula="of:=20*COS([.C23])" office:value-type="float" office:value="19.9238939618349" calcext:value-type="float">
            <text:p>19,9239</text:p>
          </table:table-cell>
          <table:table-cell table:style-name="ce16" table:formula="of:=20*SIN([.C23])" office:value-type="float" office:value="-1.74311485495316" calcext:value-type="float">
            <text:p>-1,7431</text:p>
          </table:table-cell>
          <table:table-cell table:style-name="ce16" table:formula="of:=-[.E23]/-9.81" office:value-type="float" office:value="-0.177687548924889" calcext:value-type="float">
            <text:p>-0,1777</text:p>
          </table:table-cell>
          <table:table-cell table:style-name="ce16" table:formula="of:=[.E23]*[.F23]-0.5*9.81*[.F23]*[.F23]" office:value-type="float" office:value="0.154864903035596" calcext:value-type="float">
            <text:p>0,1549</text:p>
          </table:table-cell>
          <table:table-cell table:style-name="ce16" table:formula="of:=100-[.G23]" office:value-type="float" office:value="99.8451350969644" calcext:value-type="float">
            <text:p>99,8451</text:p>
          </table:table-cell>
          <table:table-cell table:style-name="ce16" table:formula="of:=([.H23]*2/9.81)^0.5" office:value-type="float" office:value="4.51173879694494" calcext:value-type="float">
            <text:p>4,5117</text:p>
          </table:table-cell>
          <table:table-cell table:style-name="ce16" table:formula="of:=[.I23]+[.F23]" office:value-type="float" office:value="4.33405124802005" calcext:value-type="float">
            <text:p>4,3341</text:p>
          </table:table-cell>
          <table:table-cell table:style-name="ce16" table:formula="of:=[.D23]*[.J23]" office:value-type="float" office:value="86.3511774907098" calcext:value-type="float">
            <text:p>86,3512</text:p>
          </table:table-cell>
          <table:table-cell table:style-name="ce9"/>
          <table:table-cell table:style-name="ce29" office:value-type="float" office:value="0" calcext:value-type="float">
            <text:p>0,0000</text:p>
          </table:table-cell>
          <table:table-cell table:style-name="ce29" office:value-type="float" office:value="100" calcext:value-type="float">
            <text:p>10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-10" calcext:value-type="float">
            <text:p>-10</text:p>
          </table:table-cell>
          <table:table-cell table:style-name="ce29" table:formula="of:=RADIANS([.B24])" office:value-type="float" office:value="-0.174532925199433" calcext:value-type="float">
            <text:p>-0,1745</text:p>
          </table:table-cell>
          <table:table-cell table:style-name="ce16" table:formula="of:=20*COS([.C24])" office:value-type="float" office:value="19.6961550602442" calcext:value-type="float">
            <text:p>19,6962</text:p>
          </table:table-cell>
          <table:table-cell table:style-name="ce16" table:formula="of:=20*SIN([.C24])" office:value-type="float" office:value="-3.47296355333861" calcext:value-type="float">
            <text:p>-3,4730</text:p>
          </table:table-cell>
          <table:table-cell table:style-name="ce16" table:formula="of:=-[.E24]/-9.81" office:value-type="float" office:value="-0.354022788311784" calcext:value-type="float">
            <text:p>-0,3540</text:p>
          </table:table-cell>
          <table:table-cell table:style-name="ce16" table:formula="of:=[.E24]*[.F24]-0.5*9.81*[.F24]*[.F24]" office:value-type="float" office:value="0.614754120429068" calcext:value-type="float">
            <text:p>0,6148</text:p>
          </table:table-cell>
          <table:table-cell table:style-name="ce16" table:formula="of:=100-[.G24]" office:value-type="float" office:value="99.3852458795709" calcext:value-type="float">
            <text:p>99,3852</text:p>
          </table:table-cell>
          <table:table-cell table:style-name="ce16" table:formula="of:=([.H24]*2/9.81)^0.5" office:value-type="float" office:value="4.50133621297688" calcext:value-type="float">
            <text:p>4,5013</text:p>
          </table:table-cell>
          <table:table-cell table:style-name="ce16" table:formula="of:=[.I24]+[.F24]" office:value-type="float" office:value="4.1473134246651" calcext:value-type="float">
            <text:p>4,1473</text:p>
          </table:table-cell>
          <table:table-cell table:style-name="ce16" table:formula="of:=[.D24]*[.J24]" office:value-type="float" office:value="81.686128295636" calcext:value-type="float">
            <text:p>81,6861</text:p>
          </table:table-cell>
          <table:table-cell table:style-name="ce9"/>
          <table:table-cell table:style-name="ce29" table:formula="of:=[.D19]*[.I19]" office:value-type="float" office:value="87.8212809325293" calcext:value-type="float">
            <text:p>87,8213</text:p>
          </table:table-cell>
          <table:table-cell table:style-name="ce29" table:formula="of:=[.H19]" office:value-type="float" office:value="101.365694151025" calcext:value-type="float">
            <text:p>101,3657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-15" calcext:value-type="float">
            <text:p>-15</text:p>
          </table:table-cell>
          <table:table-cell table:style-name="ce29" table:formula="of:=RADIANS([.B25])" office:value-type="float" office:value="-0.261799387799149" calcext:value-type="float">
            <text:p>-0,2618</text:p>
          </table:table-cell>
          <table:table-cell table:style-name="ce16" table:formula="of:=20*COS([.C25])" office:value-type="float" office:value="19.3185165257814" calcext:value-type="float">
            <text:p>19,3185</text:p>
          </table:table-cell>
          <table:table-cell table:style-name="ce16" table:formula="of:=20*SIN([.C25])" office:value-type="float" office:value="-5.17638090205042" calcext:value-type="float">
            <text:p>-5,1764</text:p>
          </table:table-cell>
          <table:table-cell table:style-name="ce16" table:formula="of:=-[.E25]/-9.81" office:value-type="float" office:value="-0.527663700514823" calcext:value-type="float">
            <text:p>-0,5277</text:p>
          </table:table-cell>
          <table:table-cell table:style-name="ce16" table:formula="of:=[.E25]*[.F25]-0.5*9.81*[.F25]*[.F25]" office:value-type="float" office:value="1.36569415102509" calcext:value-type="float">
            <text:p>1,3657</text:p>
          </table:table-cell>
          <table:table-cell table:style-name="ce16" table:formula="of:=100-[.G25]" office:value-type="float" office:value="98.6343058489749" calcext:value-type="float">
            <text:p>98,6343</text:p>
          </table:table-cell>
          <table:table-cell table:style-name="ce16" table:formula="of:=([.H25]*2/9.81)^0.5" office:value-type="float" office:value="4.48429825681345" calcext:value-type="float">
            <text:p>4,4843</text:p>
          </table:table-cell>
          <table:table-cell table:style-name="ce16" table:formula="of:=[.I25]+[.F25]" office:value-type="float" office:value="3.95663455629862" calcext:value-type="float">
            <text:p>3,9566</text:p>
          </table:table-cell>
          <table:table-cell table:style-name="ce16" table:formula="of:=[.D25]*[.J25]" office:value-type="float" office:value="76.4363100623326" calcext:value-type="float">
            <text:p>76,4363</text:p>
          </table:table-cell>
          <table:table-cell table:style-name="ce9"/>
          <table:table-cell table:style-name="ce29" table:formula="of:=[.K19]" office:value-type="float" office:value="98.0149608509799" calcext:value-type="float">
            <text:p>98,0150</text:p>
          </table:table-cell>
          <table:table-cell table:style-name="ce29" office:value-type="float" office:value="0" calcext:value-type="float">
            <text:p>0,0000</text:p>
          </table:table-cell>
          <table:table-cell table:number-columns-repeated="1009"/>
        </table:table-row>
        <table:table-row table:style-name="ro2">
          <table:table-cell/>
          <table:table-cell table:style-name="ce26" office:value-type="float" office:value="-20" calcext:value-type="float">
            <text:p>-20</text:p>
          </table:table-cell>
          <table:table-cell table:style-name="ce29" table:formula="of:=RADIANS([.B26])" office:value-type="float" office:value="-0.349065850398866" calcext:value-type="float">
            <text:p>-0,3491</text:p>
          </table:table-cell>
          <table:table-cell table:style-name="ce16" table:formula="of:=20*COS([.C26])" office:value-type="float" office:value="18.7938524157182" calcext:value-type="float">
            <text:p>18,7939</text:p>
          </table:table-cell>
          <table:table-cell table:style-name="ce16" table:formula="of:=20*SIN([.C26])" office:value-type="float" office:value="-6.84040286651337" calcext:value-type="float">
            <text:p>-6,8404</text:p>
          </table:table-cell>
          <table:table-cell table:style-name="ce16" table:formula="of:=-[.E26]/-9.81" office:value-type="float" office:value="-0.69728877334489" calcext:value-type="float">
            <text:p>-0,6973</text:p>
          </table:table-cell>
          <table:table-cell table:style-name="ce16" table:formula="of:=[.E26]*[.F26]-0.5*9.81*[.F26]*[.F26]" office:value-type="float" office:value="2.38486806198799" calcext:value-type="float">
            <text:p>2,3849</text:p>
          </table:table-cell>
          <table:table-cell table:style-name="ce16" table:formula="of:=100-[.G26]" office:value-type="float" office:value="97.615131938012" calcext:value-type="float">
            <text:p>97,6151</text:p>
          </table:table-cell>
          <table:table-cell table:style-name="ce16" table:formula="of:=([.H26]*2/9.81)^0.5" office:value-type="float" office:value="4.46107029797428" calcext:value-type="float">
            <text:p>4,4611</text:p>
          </table:table-cell>
          <table:table-cell table:style-name="ce16" table:formula="of:=[.I26]+[.F26]" office:value-type="float" office:value="3.76378152462939" calcext:value-type="float">
            <text:p>3,7638</text:p>
          </table:table-cell>
          <table:table-cell table:style-name="ce16" table:formula="of:=[.D26]*[.J26]" office:value-type="float" office:value="70.7359544988914" calcext:value-type="float">
            <text:p>70,7360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25" calcext:value-type="float">
            <text:p>-25</text:p>
          </table:table-cell>
          <table:table-cell table:style-name="ce29" table:formula="of:=RADIANS([.B27])" office:value-type="float" office:value="-0.436332312998582" calcext:value-type="float">
            <text:p>-0,4363</text:p>
          </table:table-cell>
          <table:table-cell table:style-name="ce16" table:formula="of:=20*COS([.C27])" office:value-type="float" office:value="18.126155740733" calcext:value-type="float">
            <text:p>18,1262</text:p>
          </table:table-cell>
          <table:table-cell table:style-name="ce16" table:formula="of:=20*SIN([.C27])" office:value-type="float" office:value="-8.45236523481399" calcext:value-type="float">
            <text:p>-8,4524</text:p>
          </table:table-cell>
          <table:table-cell table:style-name="ce16" table:formula="of:=-[.E27]/-9.81" office:value-type="float" office:value="-0.86160705757533" calcext:value-type="float">
            <text:p>-0,8616</text:p>
          </table:table-cell>
          <table:table-cell table:style-name="ce16" table:formula="of:=[.E27]*[.F27]-0.5*9.81*[.F27]*[.F27]" office:value-type="float" office:value="3.64130876976005" calcext:value-type="float">
            <text:p>3,6413</text:p>
          </table:table-cell>
          <table:table-cell table:style-name="ce16" table:formula="of:=100-[.G27]" office:value-type="float" office:value="96.35869123024" calcext:value-type="float">
            <text:p>96,3587</text:p>
          </table:table-cell>
          <table:table-cell table:style-name="ce16" table:formula="of:=([.H27]*2/9.81)^0.5" office:value-type="float" office:value="4.4322672657724" calcext:value-type="float">
            <text:p>4,4323</text:p>
          </table:table-cell>
          <table:table-cell table:style-name="ce16" table:formula="of:=[.I27]+[.F27]" office:value-type="float" office:value="3.57066020819707" calcext:value-type="float">
            <text:p>3,5707</text:p>
          </table:table-cell>
          <table:table-cell table:style-name="ce16" table:formula="of:=[.D27]*[.J27]" office:value-type="float" office:value="64.7223430310181" calcext:value-type="float">
            <text:p>64,7223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30" calcext:value-type="float">
            <text:p>-30</text:p>
          </table:table-cell>
          <table:table-cell table:style-name="ce29" table:formula="of:=RADIANS([.B28])" office:value-type="float" office:value="-0.523598775598299" calcext:value-type="float">
            <text:p>-0,5236</text:p>
          </table:table-cell>
          <table:table-cell table:style-name="ce16" table:formula="of:=20*COS([.C28])" office:value-type="float" office:value="17.3205080756888" calcext:value-type="float">
            <text:p>17,3205</text:p>
          </table:table-cell>
          <table:table-cell table:style-name="ce16" table:formula="of:=20*SIN([.C28])" office:value-type="float" office:value="-10" calcext:value-type="float">
            <text:p>-10,0000</text:p>
          </table:table-cell>
          <table:table-cell table:style-name="ce16" table:formula="of:=-[.E28]/-9.81" office:value-type="float" office:value="-1.01936799184506" calcext:value-type="float">
            <text:p>-1,0194</text:p>
          </table:table-cell>
          <table:table-cell table:style-name="ce16" table:formula="of:=[.E28]*[.F28]-0.5*9.81*[.F28]*[.F28]" office:value-type="float" office:value="5.09683995922528" calcext:value-type="float">
            <text:p>5,0968</text:p>
          </table:table-cell>
          <table:table-cell table:style-name="ce16" table:formula="of:=100-[.G28]" office:value-type="float" office:value="94.9031600407747" calcext:value-type="float">
            <text:p>94,9032</text:p>
          </table:table-cell>
          <table:table-cell table:style-name="ce16" table:formula="of:=([.H28]*2/9.81)^0.5" office:value-type="float" office:value="4.39866442617562" calcext:value-type="float">
            <text:p>4,3987</text:p>
          </table:table-cell>
          <table:table-cell table:style-name="ce16" table:formula="of:=[.I28]+[.F28]" office:value-type="float" office:value="3.37929643433056" calcext:value-type="float">
            <text:p>3,3793</text:p>
          </table:table-cell>
          <table:table-cell table:style-name="ce16" table:formula="of:=[.D28]*[.J28]" office:value-type="float" office:value="58.5311311809688" calcext:value-type="float">
            <text:p>58,5311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35" calcext:value-type="float">
            <text:p>-35</text:p>
          </table:table-cell>
          <table:table-cell table:style-name="ce29" table:formula="of:=RADIANS([.B29])" office:value-type="float" office:value="-0.610865238198015" calcext:value-type="float">
            <text:p>-0,6109</text:p>
          </table:table-cell>
          <table:table-cell table:style-name="ce16" table:formula="of:=20*COS([.C29])" office:value-type="float" office:value="16.3830408857798" calcext:value-type="float">
            <text:p>16,3830</text:p>
          </table:table-cell>
          <table:table-cell table:style-name="ce16" table:formula="of:=20*SIN([.C29])" office:value-type="float" office:value="-11.4715287270209" calcext:value-type="float">
            <text:p>-11,4715</text:p>
          </table:table-cell>
          <table:table-cell table:style-name="ce16" table:formula="of:=-[.E29]/-9.81" office:value-type="float" office:value="-1.16937092018562" calcext:value-type="float">
            <text:p>-1,1694</text:p>
          </table:table-cell>
          <table:table-cell table:style-name="ce16" table:formula="of:=[.E29]*[.F29]-0.5*9.81*[.F29]*[.F29]" office:value-type="float" office:value="6.70723605172611" calcext:value-type="float">
            <text:p>6,7072</text:p>
          </table:table-cell>
          <table:table-cell table:style-name="ce16" table:formula="of:=100-[.G29]" office:value-type="float" office:value="93.2927639482739" calcext:value-type="float">
            <text:p>93,2928</text:p>
          </table:table-cell>
          <table:table-cell table:style-name="ce16" table:formula="of:=([.H29]*2/9.81)^0.5" office:value-type="float" office:value="4.36118464272328" calcext:value-type="float">
            <text:p>4,3612</text:p>
          </table:table-cell>
          <table:table-cell table:style-name="ce16" table:formula="of:=[.I29]+[.F29]" office:value-type="float" office:value="3.19181372253766" calcext:value-type="float">
            <text:p>3,1918</text:p>
          </table:table-cell>
          <table:table-cell table:style-name="ce16" table:formula="of:=[.D29]*[.J29]" office:value-type="float" office:value="52.2916147161276" calcext:value-type="float">
            <text:p>52,2916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40" calcext:value-type="float">
            <text:p>-40</text:p>
          </table:table-cell>
          <table:table-cell table:style-name="ce29" table:formula="of:=RADIANS([.B30])" office:value-type="float" office:value="-0.698131700797732" calcext:value-type="float">
            <text:p>-0,6981</text:p>
          </table:table-cell>
          <table:table-cell table:style-name="ce16" table:formula="of:=20*COS([.C30])" office:value-type="float" office:value="15.3208888623796" calcext:value-type="float">
            <text:p>15,3209</text:p>
          </table:table-cell>
          <table:table-cell table:style-name="ce16" table:formula="of:=20*SIN([.C30])" office:value-type="float" office:value="-12.8557521937308" calcext:value-type="float">
            <text:p>-12,8558</text:p>
          </table:table-cell>
          <table:table-cell table:style-name="ce16" table:formula="of:=-[.E30]/-9.81" office:value-type="float" office:value="-1.3104742297381" calcext:value-type="float">
            <text:p>-1,3105</text:p>
          </table:table-cell>
          <table:table-cell table:style-name="ce16" table:formula="of:=[.E30]*[.F30]-0.5*9.81*[.F30]*[.F30]" office:value-type="float" office:value="8.42356597689164" calcext:value-type="float">
            <text:p>8,4236</text:p>
          </table:table-cell>
          <table:table-cell table:style-name="ce16" table:formula="of:=100-[.G30]" office:value-type="float" office:value="91.5764340231084" calcext:value-type="float">
            <text:p>91,5764</text:p>
          </table:table-cell>
          <table:table-cell table:style-name="ce16" table:formula="of:=([.H30]*2/9.81)^0.5" office:value-type="float" office:value="4.32088152233933" calcext:value-type="float">
            <text:p>4,3209</text:p>
          </table:table-cell>
          <table:table-cell table:style-name="ce16" table:formula="of:=[.I30]+[.F30]" office:value-type="float" office:value="3.01040729260123" calcext:value-type="float">
            <text:p>3,0104</text:p>
          </table:table-cell>
          <table:table-cell table:style-name="ce16" table:formula="of:=[.D30]*[.J30]" office:value-type="float" office:value="46.1221155604404" calcext:value-type="float">
            <text:p>46,1221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45" calcext:value-type="float">
            <text:p>-45</text:p>
          </table:table-cell>
          <table:table-cell table:style-name="ce29" table:formula="of:=RADIANS([.B31])" office:value-type="float" office:value="-0.785398163397448" calcext:value-type="float">
            <text:p>-0,7854</text:p>
          </table:table-cell>
          <table:table-cell table:style-name="ce16" table:formula="of:=20*COS([.C31])" office:value-type="float" office:value="14.142135623731" calcext:value-type="float">
            <text:p>14,1421</text:p>
          </table:table-cell>
          <table:table-cell table:style-name="ce16" table:formula="of:=20*SIN([.C31])" office:value-type="float" office:value="-14.142135623731" calcext:value-type="float">
            <text:p>-14,1421</text:p>
          </table:table-cell>
          <table:table-cell table:style-name="ce16" table:formula="of:=-[.E31]/-9.81" office:value-type="float" office:value="-1.4416040391163" calcext:value-type="float">
            <text:p>-1,4416</text:p>
          </table:table-cell>
          <table:table-cell table:style-name="ce16" table:formula="of:=[.E31]*[.F31]-0.5*9.81*[.F31]*[.F31]" office:value-type="float" office:value="10.1936799184506" calcext:value-type="float">
            <text:p>10,1937</text:p>
          </table:table-cell>
          <table:table-cell table:style-name="ce16" table:formula="of:=100-[.G31]" office:value-type="float" office:value="89.8063200815495" calcext:value-type="float">
            <text:p>89,8063</text:p>
          </table:table-cell>
          <table:table-cell table:style-name="ce16" table:formula="of:=([.H31]*2/9.81)^0.5" office:value-type="float" office:value="4.27891781076766" calcext:value-type="float">
            <text:p>4,2789</text:p>
          </table:table-cell>
          <table:table-cell table:style-name="ce16" table:formula="of:=[.I31]+[.F31]" office:value-type="float" office:value="2.83731377165135" calcext:value-type="float">
            <text:p>2,8373</text:p>
          </table:table-cell>
          <table:table-cell table:style-name="ce16" table:formula="of:=[.D31]*[.J31]" office:value-type="float" office:value="40.125676165773" calcext:value-type="float">
            <text:p>40,1257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50" calcext:value-type="float">
            <text:p>-50</text:p>
          </table:table-cell>
          <table:table-cell table:style-name="ce29" table:formula="of:=RADIANS([.B32])" office:value-type="float" office:value="-0.872664625997165" calcext:value-type="float">
            <text:p>-0,8727</text:p>
          </table:table-cell>
          <table:table-cell table:style-name="ce16" table:formula="of:=20*COS([.C32])" office:value-type="float" office:value="12.8557521937308" calcext:value-type="float">
            <text:p>12,8558</text:p>
          </table:table-cell>
          <table:table-cell table:style-name="ce16" table:formula="of:=20*SIN([.C32])" office:value-type="float" office:value="-15.3208888623796" calcext:value-type="float">
            <text:p>-15,3209</text:p>
          </table:table-cell>
          <table:table-cell table:style-name="ce16" table:formula="of:=-[.E32]/-9.81" office:value-type="float" office:value="-1.56176237129251" calcext:value-type="float">
            <text:p>-1,5618</text:p>
          </table:table-cell>
          <table:table-cell table:style-name="ce16" table:formula="of:=[.E32]*[.F32]-0.5*9.81*[.F32]*[.F32]" office:value-type="float" office:value="11.9637938600095" calcext:value-type="float">
            <text:p>11,9638</text:p>
          </table:table-cell>
          <table:table-cell table:style-name="ce16" table:formula="of:=100-[.G32]" office:value-type="float" office:value="88.0362061399905" calcext:value-type="float">
            <text:p>88,0362</text:p>
          </table:table-cell>
          <table:table-cell table:style-name="ce16" table:formula="of:=([.H32]*2/9.81)^0.5" office:value-type="float" office:value="4.23653846111609" calcext:value-type="float">
            <text:p>4,2365</text:p>
          </table:table-cell>
          <table:table-cell table:style-name="ce16" table:formula="of:=[.I32]+[.F32]" office:value-type="float" office:value="2.67477608982358" calcext:value-type="float">
            <text:p>2,6748</text:p>
          </table:table-cell>
          <table:table-cell table:style-name="ce16" table:formula="of:=[.D32]*[.J32]" office:value-type="float" office:value="34.3862585844881" calcext:value-type="float">
            <text:p>34,3863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55" calcext:value-type="float">
            <text:p>-55</text:p>
          </table:table-cell>
          <table:table-cell table:style-name="ce29" table:formula="of:=RADIANS([.B33])" office:value-type="float" office:value="-0.959931088596881" calcext:value-type="float">
            <text:p>-0,9599</text:p>
          </table:table-cell>
          <table:table-cell table:style-name="ce16" table:formula="of:=20*COS([.C33])" office:value-type="float" office:value="11.4715287270209" calcext:value-type="float">
            <text:p>11,4715</text:p>
          </table:table-cell>
          <table:table-cell table:style-name="ce16" table:formula="of:=20*SIN([.C33])" office:value-type="float" office:value="-16.3830408857798" calcext:value-type="float">
            <text:p>-16,3830</text:p>
          </table:table-cell>
          <table:table-cell table:style-name="ce16" table:formula="of:=-[.E33]/-9.81" office:value-type="float" office:value="-1.67003474880528" calcext:value-type="float">
            <text:p>-1,6700</text:p>
          </table:table-cell>
          <table:table-cell table:style-name="ce16" table:formula="of:=[.E33]*[.F33]-0.5*9.81*[.F33]*[.F33]" office:value-type="float" office:value="13.680123785175" calcext:value-type="float">
            <text:p>13,6801</text:p>
          </table:table-cell>
          <table:table-cell table:style-name="ce16" table:formula="of:=100-[.G33]" office:value-type="float" office:value="86.319876214825" calcext:value-type="float">
            <text:p>86,3199</text:p>
          </table:table-cell>
          <table:table-cell table:style-name="ce16" table:formula="of:=([.H33]*2/9.81)^0.5" office:value-type="float" office:value="4.19503799442675" calcext:value-type="float">
            <text:p>4,1950</text:p>
          </table:table-cell>
          <table:table-cell table:style-name="ce16" table:formula="of:=[.I33]+[.F33]" office:value-type="float" office:value="2.52500324562146" calcext:value-type="float">
            <text:p>2,5250</text:p>
          </table:table-cell>
          <table:table-cell table:style-name="ce16" table:formula="of:=[.D33]*[.J33]" office:value-type="float" office:value="28.9656472679677" calcext:value-type="float">
            <text:p>28,9656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60" calcext:value-type="float">
            <text:p>-60</text:p>
          </table:table-cell>
          <table:table-cell table:style-name="ce29" table:formula="of:=RADIANS([.B34])" office:value-type="float" office:value="-1.0471975511966" calcext:value-type="float">
            <text:p>-1,0472</text:p>
          </table:table-cell>
          <table:table-cell table:style-name="ce16" table:formula="of:=20*COS([.C34])" office:value-type="float" office:value="10" calcext:value-type="float">
            <text:p>10,0000</text:p>
          </table:table-cell>
          <table:table-cell table:style-name="ce16" table:formula="of:=20*SIN([.C34])" office:value-type="float" office:value="-17.3205080756888" calcext:value-type="float">
            <text:p>-17,3205</text:p>
          </table:table-cell>
          <table:table-cell table:style-name="ce16" table:formula="of:=-[.E34]/-9.81" office:value-type="float" office:value="-1.76559715348509" calcext:value-type="float">
            <text:p>-1,7656</text:p>
          </table:table-cell>
          <table:table-cell table:style-name="ce16" table:formula="of:=[.E34]*[.F34]-0.5*9.81*[.F34]*[.F34]" office:value-type="float" office:value="15.2905198776758" calcext:value-type="float">
            <text:p>15,2905</text:p>
          </table:table-cell>
          <table:table-cell table:style-name="ce16" table:formula="of:=100-[.G34]" office:value-type="float" office:value="84.7094801223242" calcext:value-type="float">
            <text:p>84,7095</text:p>
          </table:table-cell>
          <table:table-cell table:style-name="ce16" table:formula="of:=([.H34]*2/9.81)^0.5" office:value-type="float" office:value="4.1557221428419" calcext:value-type="float">
            <text:p>4,1557</text:p>
          </table:table-cell>
          <table:table-cell table:style-name="ce16" table:formula="of:=[.I34]+[.F34]" office:value-type="float" office:value="2.3901249893568" calcext:value-type="float">
            <text:p>2,3901</text:p>
          </table:table-cell>
          <table:table-cell table:style-name="ce16" table:formula="of:=[.D34]*[.J34]" office:value-type="float" office:value="23.901249893568" calcext:value-type="float">
            <text:p>23,9012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65" calcext:value-type="float">
            <text:p>-65</text:p>
          </table:table-cell>
          <table:table-cell table:style-name="ce29" table:formula="of:=RADIANS([.B35])" office:value-type="float" office:value="-1.13446401379631" calcext:value-type="float">
            <text:p>-1,1345</text:p>
          </table:table-cell>
          <table:table-cell table:style-name="ce16" table:formula="of:=20*COS([.C35])" office:value-type="float" office:value="8.45236523481399" calcext:value-type="float">
            <text:p>8,4524</text:p>
          </table:table-cell>
          <table:table-cell table:style-name="ce16" table:formula="of:=20*SIN([.C35])" office:value-type="float" office:value="-18.126155740733" calcext:value-type="float">
            <text:p>-18,1262</text:p>
          </table:table-cell>
          <table:table-cell table:style-name="ce16" table:formula="of:=-[.E35]/-9.81" office:value-type="float" office:value="-1.84772229773017" calcext:value-type="float">
            <text:p>-1,8477</text:p>
          </table:table-cell>
          <table:table-cell table:style-name="ce16" table:formula="of:=[.E35]*[.F35]-0.5*9.81*[.F35]*[.F35]" office:value-type="float" office:value="16.7460510671411" calcext:value-type="float">
            <text:p>16,7461</text:p>
          </table:table-cell>
          <table:table-cell table:style-name="ce16" table:formula="of:=100-[.G35]" office:value-type="float" office:value="83.2539489328589" calcext:value-type="float">
            <text:p>83,2539</text:p>
          </table:table-cell>
          <table:table-cell table:style-name="ce16" table:formula="of:=([.H35]*2/9.81)^0.5" office:value-type="float" office:value="4.1198643360397" calcext:value-type="float">
            <text:p>4,1199</text:p>
          </table:table-cell>
          <table:table-cell table:style-name="ce16" table:formula="of:=[.I35]+[.F35]" office:value-type="float" office:value="2.27214203830953" calcext:value-type="float">
            <text:p>2,2721</text:p>
          </table:table-cell>
          <table:table-cell table:style-name="ce16" table:formula="of:=[.D35]*[.J35]" office:value-type="float" office:value="19.2049743731669" calcext:value-type="float">
            <text:p>19,2050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70" calcext:value-type="float">
            <text:p>-70</text:p>
          </table:table-cell>
          <table:table-cell table:style-name="ce29" table:formula="of:=RADIANS([.B36])" office:value-type="float" office:value="-1.22173047639603" calcext:value-type="float">
            <text:p>-1,2217</text:p>
          </table:table-cell>
          <table:table-cell table:style-name="ce16" table:formula="of:=20*COS([.C36])" office:value-type="float" office:value="6.84040286651338" calcext:value-type="float">
            <text:p>6,8404</text:p>
          </table:table-cell>
          <table:table-cell table:style-name="ce16" table:formula="of:=20*SIN([.C36])" office:value-type="float" office:value="-18.7938524157182" calcext:value-type="float">
            <text:p>-18,7939</text:p>
          </table:table-cell>
          <table:table-cell table:style-name="ce16" table:formula="of:=-[.E36]/-9.81" office:value-type="float" office:value="-1.9157851596043" calcext:value-type="float">
            <text:p>-1,9158</text:p>
          </table:table-cell>
          <table:table-cell table:style-name="ce16" table:formula="of:=[.E36]*[.F36]-0.5*9.81*[.F36]*[.F36]" office:value-type="float" office:value="18.0024917749131" calcext:value-type="float">
            <text:p>18,0025</text:p>
          </table:table-cell>
          <table:table-cell table:style-name="ce16" table:formula="of:=100-[.G36]" office:value-type="float" office:value="81.9975082250869" calcext:value-type="float">
            <text:p>81,9975</text:p>
          </table:table-cell>
          <table:table-cell table:style-name="ce16" table:formula="of:=([.H36]*2/9.81)^0.5" office:value-type="float" office:value="4.08865834463349" calcext:value-type="float">
            <text:p>4,0887</text:p>
          </table:table-cell>
          <table:table-cell table:style-name="ce16" table:formula="of:=[.I36]+[.F36]" office:value-type="float" office:value="2.17287318502919" calcext:value-type="float">
            <text:p>2,1729</text:p>
          </table:table-cell>
          <table:table-cell table:style-name="ce16" table:formula="of:=[.D36]*[.J36]" office:value-type="float" office:value="14.8633279634437" calcext:value-type="float">
            <text:p>14,8633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75" calcext:value-type="float">
            <text:p>-75</text:p>
          </table:table-cell>
          <table:table-cell table:style-name="ce29" table:formula="of:=RADIANS([.B37])" office:value-type="float" office:value="-1.30899693899575" calcext:value-type="float">
            <text:p>-1,3090</text:p>
          </table:table-cell>
          <table:table-cell table:style-name="ce16" table:formula="of:=20*COS([.C37])" office:value-type="float" office:value="5.17638090205042" calcext:value-type="float">
            <text:p>5,1764</text:p>
          </table:table-cell>
          <table:table-cell table:style-name="ce16" table:formula="of:=20*SIN([.C37])" office:value-type="float" office:value="-19.3185165257814" calcext:value-type="float">
            <text:p>-19,3185</text:p>
          </table:table-cell>
          <table:table-cell table:style-name="ce16" table:formula="of:=-[.E37]/-9.81" office:value-type="float" office:value="-1.96926773963113" calcext:value-type="float">
            <text:p>-1,9693</text:p>
          </table:table-cell>
          <table:table-cell table:style-name="ce16" table:formula="of:=[.E37]*[.F37]-0.5*9.81*[.F37]*[.F37]" office:value-type="float" office:value="19.021665685876" calcext:value-type="float">
            <text:p>19,0217</text:p>
          </table:table-cell>
          <table:table-cell table:style-name="ce16" table:formula="of:=100-[.G37]" office:value-type="float" office:value="80.978334314124" calcext:value-type="float">
            <text:p>80,9783</text:p>
          </table:table-cell>
          <table:table-cell table:style-name="ce16" table:formula="of:=([.H37]*2/9.81)^0.5" office:value-type="float" office:value="4.06316925644862" calcext:value-type="float">
            <text:p>4,0632</text:p>
          </table:table-cell>
          <table:table-cell table:style-name="ce16" table:formula="of:=[.I37]+[.F37]" office:value-type="float" office:value="2.09390151681749" calcext:value-type="float">
            <text:p>2,0939</text:p>
          </table:table-cell>
          <table:table-cell table:style-name="ce16" table:formula="of:=[.D37]*[.J37]" office:value-type="float" office:value="10.8388318224285" calcext:value-type="float">
            <text:p>10,8388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80" calcext:value-type="float">
            <text:p>-80</text:p>
          </table:table-cell>
          <table:table-cell table:style-name="ce29" table:formula="of:=RADIANS([.B38])" office:value-type="float" office:value="-1.39626340159546" calcext:value-type="float">
            <text:p>-1,3963</text:p>
          </table:table-cell>
          <table:table-cell table:style-name="ce16" table:formula="of:=20*COS([.C38])" office:value-type="float" office:value="3.47296355333861" calcext:value-type="float">
            <text:p>3,4730</text:p>
          </table:table-cell>
          <table:table-cell table:style-name="ce16" table:formula="of:=20*SIN([.C38])" office:value-type="float" office:value="-19.6961550602442" calcext:value-type="float">
            <text:p>-19,6962</text:p>
          </table:table-cell>
          <table:table-cell table:style-name="ce16" table:formula="of:=-[.E38]/-9.81" office:value-type="float" office:value="-2.00776300308299" calcext:value-type="float">
            <text:p>-2,0078</text:p>
          </table:table-cell>
          <table:table-cell table:style-name="ce16" table:formula="of:=[.E38]*[.F38]-0.5*9.81*[.F38]*[.F38]" office:value-type="float" office:value="19.772605716472" calcext:value-type="float">
            <text:p>19,7726</text:p>
          </table:table-cell>
          <table:table-cell table:style-name="ce16" table:formula="of:=100-[.G38]" office:value-type="float" office:value="80.227394283528" calcext:value-type="float">
            <text:p>80,2274</text:p>
          </table:table-cell>
          <table:table-cell table:style-name="ce16" table:formula="of:=([.H38]*2/9.81)^0.5" office:value-type="float" office:value="4.04428579113201" calcext:value-type="float">
            <text:p>4,0443</text:p>
          </table:table-cell>
          <table:table-cell table:style-name="ce16" table:formula="of:=[.I38]+[.F38]" office:value-type="float" office:value="2.03652278804902" calcext:value-type="float">
            <text:p>2,0365</text:p>
          </table:table-cell>
          <table:table-cell table:style-name="ce16" table:formula="of:=[.D38]*[.J38]" office:value-type="float" office:value="7.07276941843777" calcext:value-type="float">
            <text:p>7,0728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85" calcext:value-type="float">
            <text:p>-85</text:p>
          </table:table-cell>
          <table:table-cell table:style-name="ce29" table:formula="of:=RADIANS([.B39])" office:value-type="float" office:value="-1.48352986419518" calcext:value-type="float">
            <text:p>-1,4835</text:p>
          </table:table-cell>
          <table:table-cell table:style-name="ce16" table:formula="of:=20*COS([.C39])" office:value-type="float" office:value="1.74311485495316" calcext:value-type="float">
            <text:p>1,7431</text:p>
          </table:table-cell>
          <table:table-cell table:style-name="ce16" table:formula="of:=20*SIN([.C39])" office:value-type="float" office:value="-19.9238939618349" calcext:value-type="float">
            <text:p>-19,9239</text:p>
          </table:table-cell>
          <table:table-cell table:style-name="ce16" table:formula="of:=-[.E39]/-9.81" office:value-type="float" office:value="-2.03097797776095" calcext:value-type="float">
            <text:p>-2,0310</text:p>
          </table:table-cell>
          <table:table-cell table:style-name="ce16" table:formula="of:=[.E39]*[.F39]-0.5*9.81*[.F39]*[.F39]" office:value-type="float" office:value="20.2324949338655" calcext:value-type="float">
            <text:p>20,2325</text:p>
          </table:table-cell>
          <table:table-cell table:style-name="ce16" table:formula="of:=100-[.G39]" office:value-type="float" office:value="79.7675050661345" calcext:value-type="float">
            <text:p>79,7675</text:p>
          </table:table-cell>
          <table:table-cell table:style-name="ce16" table:formula="of:=([.H39]*2/9.81)^0.5" office:value-type="float" office:value="4.03267755849029" calcext:value-type="float">
            <text:p>4,0327</text:p>
          </table:table-cell>
          <table:table-cell table:style-name="ce16" table:formula="of:=[.I39]+[.F39]" office:value-type="float" office:value="2.00169958072934" calcext:value-type="float">
            <text:p>2,0017</text:p>
          </table:table-cell>
          <table:table-cell table:style-name="ce16" table:formula="of:=[.D39]*[.J39]" office:value-type="float" office:value="3.48919227432282" calcext:value-type="float">
            <text:p>3,4892</text:p>
          </table:table-cell>
          <table:table-cell table:style-name="ce9"/>
          <table:table-cell table:number-columns-repeated="1011"/>
        </table:table-row>
        <table:table-row table:style-name="ro2">
          <table:table-cell/>
          <table:table-cell table:style-name="ce26" office:value-type="float" office:value="-90" calcext:value-type="float">
            <text:p>-90</text:p>
          </table:table-cell>
          <table:table-cell table:style-name="ce29" table:formula="of:=RADIANS([.B40])" office:value-type="float" office:value="-1.5707963267949" calcext:value-type="float">
            <text:p>-1,5708</text:p>
          </table:table-cell>
          <table:table-cell table:style-name="ce16" table:formula="of:=20*COS([.C40])" office:value-type="float" office:value="1.22464679914735E-015" calcext:value-type="float">
            <text:p>0,0000</text:p>
          </table:table-cell>
          <table:table-cell table:style-name="ce16" table:formula="of:=20*SIN([.C40])" office:value-type="float" office:value="-20" calcext:value-type="float">
            <text:p>-20,0000</text:p>
          </table:table-cell>
          <table:table-cell table:style-name="ce16" table:formula="of:=-[.E40]/-9.81" office:value-type="float" office:value="-2.03873598369011" calcext:value-type="float">
            <text:p>-2,0387</text:p>
          </table:table-cell>
          <table:table-cell table:style-name="ce16" table:formula="of:=[.E40]*[.F40]-0.5*9.81*[.F40]*[.F40]" office:value-type="float" office:value="20.3873598369011" calcext:value-type="float">
            <text:p>20,3874</text:p>
          </table:table-cell>
          <table:table-cell table:style-name="ce16" table:formula="of:=100-[.G40]" office:value-type="float" office:value="79.6126401630989" calcext:value-type="float">
            <text:p>79,6126</text:p>
          </table:table-cell>
          <table:table-cell table:style-name="ce16" table:formula="of:=([.H40]*2/9.81)^0.5" office:value-type="float" office:value="4.02876102861764" calcext:value-type="float">
            <text:p>4,0288</text:p>
          </table:table-cell>
          <table:table-cell table:style-name="ce16" table:formula="of:=[.I40]+[.F40]" office:value-type="float" office:value="1.99002504492752" calcext:value-type="float">
            <text:p>1,9900</text:p>
          </table:table-cell>
          <table:table-cell table:style-name="ce16" table:formula="of:=[.D40]*[.J40]" office:value-type="float" office:value="2.43707780149356E-015" calcext:value-type="float">
            <text:p>0,0000</text:p>
          </table:table-cell>
          <table:table-cell table:style-name="ce9"/>
          <table:table-cell table:number-columns-repeated="1011"/>
        </table:table-row>
        <table:table-row table:style-name="ro2" table:number-rows-repeated="104853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E9A82E56B4AF255F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3:53:17.961843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0:12:50.405276840</meta:creation-date>
    <dc:date>2018-04-29T22:41:23.732999074</dc:date>
    <meta:editing-duration>PT55M34S</meta:editing-duration>
    <meta:editing-cycles>6</meta:editing-cycles>
    <meta:generator>LibreOffice/5.1.6.2$Linux_X86_64 LibreOffice_project/10m0$Build-2</meta:generator>
    <meta:document-statistic meta:table-count="5" meta:cell-count="97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3cm" svg:height="8.999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Hoja1.C2:Hoja1.C54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C2:Hoja1.C54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29fcf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93cm" svg:height="9.691cm" xlink:href=".." xlink:type="simple" chart:class="chart:line" chart:style-name="ch1">
        <chart:legend chart:legend-position="end" svg:x="13.88cm" svg:y="4.297cm" style:legend-expansion="high" chart:style-name="ch2"/>
        <chart:plot-area chart:style-name="ch3" table:cell-range-address="Hoja1.F1:Hoja1.F25 Hoja1.C2:Hoja1.C25" chart:data-source-has-labels="both" svg:x="0.385cm" svg:y="0.207cm" svg:width="14.571cm" svg:height="9.272cm">
          <chartooo:coordinate-region svg:x="1.192cm" svg:y="0.406cm" svg:width="13.623cm" svg:height="8.874cm"/>
          <chart:axis chart:dimension="x" chart:name="primary-x" chart:style-name="ch4" chartooo:axis-type="auto">
            <chartooo:date-scale/>
            <chart:title svg:x="7.123cm" svg:y="9.131cm" chart:style-name="ch5">
              <text:p>metros</text:p>
            </chart:title>
            <chart:categories table:cell-range-address="Hoja1.F2:Hoja1.F25"/>
          </chart:axis>
          <chart:axis chart:dimension="y" chart:name="primary-y" chart:style-name="ch6">
            <chart:title svg:x="0cm" svg:y="5.628cm" chart:style-name="ch7">
              <text:p>metros (h)</text:p>
            </chart:title>
            <chart:grid chart:style-name="ch8" chart:class="major"/>
          </chart:axis>
          <chart:series chart:style-name="ch9" chart:values-cell-range-address="Hoja1.C2:Hoja1.C25" chart:label-cell-address="Hoja1.F1:Hoja1.F1" chart:class="chart:line">
            <chart:regression-curve chart:style-name="ch10">
              <chart:equation chart:display-equation="true" chart:display-r-square="false" svg:x="6.814cm" svg:y="1.323cm"/>
            </chart:regression-curve>
            <chart:data-point chart:repeated="13"/>
            <chart:data-point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m/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F2:Hoja1.F25</svg:desc>
                </draw:g>
              </table:table-cell>
              <table:table-cell office:value-type="float" office:value="100">
                <text:p>100</text:p>
                <draw:g>
                  <svg:desc>Hoja1.C2:Hoja1.C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95095">
                <text:p>99.95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.8038">
                <text:p>99.80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2342">
                <text:p>98.23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6.8608">
                <text:p>96.86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.095">
                <text:p>95.0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2.9368">
                <text:p>92.93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0.3862">
                <text:p>90.38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.4432">
                <text:p>87.44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4.1078">
                <text:p>84.10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6.2598">
                <text:p>76.25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1.7472">
                <text:p>71.74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6.8422">
                <text:p>66.84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1.5448">
                <text:p>61.54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855">
                <text:p>55.8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.7728">
                <text:p>49.77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3.2982">
                <text:p>43.298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6.4312">
                <text:p>36.43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9.1718">
                <text:p>29.17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.4758">
                <text:p>13.47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.03919999999998">
                <text:p>5.03919999999998</text:p>
              </table:table-cell>
            </table:table-row>
            <table:table-row>
              <table:table-cell office:value-type="float" office:value="90.35">
                <text:p>90.35</text:p>
              </table:table-cell>
              <table:table-cell office:value-type="float" office:value="-0.100289656250013">
                <text:p>-0.100289656250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0.587cm" svg:y="3.955cm" style:legend-expansion="high" chart:style-name="ch2"/>
        <chart:plot-area chart:style-name="ch3" table:cell-range-address="Hoja2.E2:Hoja2.E23 Hoja2.C3:Hoja2.C23" chart:data-source-has-labels="both" svg:x="0.32cm" svg:y="0.18cm" svg:width="9.947cm" svg:height="8.646cm">
          <chartooo:coordinate-region svg:x="1.204cm" svg:y="0.18cm" svg:width="8.922cm" svg:height="6.271cm"/>
          <chart:axis chart:dimension="x" chart:name="primary-x" chart:style-name="ch4" chartooo:axis-type="auto">
            <chartooo:date-scale/>
            <chart:categories table:cell-range-address="Hoja2.E3:Hoja2.E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C3:Hoja2.C23" chart:label-cell-address="Hoja2.E2:Hoja2.E2" chart:class="chart:line">
            <chart:regression-curve chart:style-name="ch7">
              <chart:equation chart:display-equation="true" chart:display-r-square="false" svg:x="10.704cm" svg:y="1.595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ia recorrida</text:p>
                <draw:g>
                  <svg:desc>Hoja2.E2:Hoja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2.E3:Hoja2.E23</svg:desc>
                </draw:g>
              </table:table-cell>
              <table:table-cell office:value-type="float" office:value="100">
                <text:p>100</text:p>
                <draw:g>
                  <svg:desc>Hoja2.C3:Hoja2.C23</svg:desc>
                </draw:g>
              </table:table-cell>
            </table:table-row>
            <table:table-row>
              <table:table-cell office:value-type="float" office:value="20.2030508910442">
                <text:p>20.20305089104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8.5714285714286">
                <text:p>28.57142857142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4.9927106111883">
                <text:p>34.99271061118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.4061017820884">
                <text:p>40.40610178208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.1753951452626">
                <text:p>45.17539514526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9.4871659305394">
                <text:p>49.48716593053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3.4522483824849">
                <text:p>53.45224838248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7.1428571428571">
                <text:p>57.14285714285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0.6091526731326">
                <text:p>60.60915267313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3.887656499994">
                <text:p>63.8876564999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7.005939426049">
                <text:p>67.0059394260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9.9854212223765">
                <text:p>69.98542122237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2.8431359084683">
                <text:p>72.84313590846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5.5928946018454">
                <text:p>75.5928946018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8.2460796435952">
                <text:p>78.2460796435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0.8122035641769">
                <text:p>80.8122035641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3.2993127835043">
                <text:p>83.29931278350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5.7142857142857">
                <text:p>85.7142857142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8.0630571852711">
                <text:p>88.0630571852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.3507902905251">
                <text:p>90.35079029052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1.804cm" svg:y="4.204cm" style:legend-expansion="high" chart:style-name="ch2"/>
        <chart:plot-area chart:style-name="ch3" table:cell-range-address="Hoja2.C3:Hoja2.D23 Hoja2.E2:Hoja2.E2" chart:data-source-has-labels="both" svg:x="0.32cm" svg:y="0.18cm" svg:width="11.164cm" svg:height="8.646cm">
          <chartooo:coordinate-region svg:x="0.941cm" svg:y="0.379cm" svg:width="10.263cm" svg:height="7.8cm"/>
          <chart:axis chart:dimension="x" chart:name="primary-x" chart:style-name="ch4" chartooo:axis-type="auto">
            <chart:categories table:cell-range-address="Hoja2.D3:Hoja2.D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C3:Hoja2.C23" chart:label-cell-address="Hoja2.E2:Hoja2.E2" chart:class="chart:scatter">
            <chart:domain table:cell-range-address="Hoja2.D3:Hoja2.D2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Distancia recorrida</text:p>
                <draw:g>
                  <svg:desc>Hoja2.E2:Hoja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2.D3:Hoja2.D23</svg:desc>
                </draw:g>
              </table:table-cell>
              <table:table-cell office:value-type="float" office:value="0">
                <text:p>0</text:p>
                <draw:g>
                  <svg:desc>Hoja2.D3:Hoja2.D23</svg:desc>
                </draw:g>
              </table:table-cell>
              <table:table-cell office:value-type="float" office:value="100">
                <text:p>100</text:p>
                <draw:g>
                  <svg:desc>Hoja2.C3:Hoja2.C23</svg:desc>
                </draw:g>
              </table:table-cell>
            </table:table-row>
            <table:table-row>
              <table:table-cell office:value-type="float" office:value="1.01015254455221">
                <text:p>1.01015254455221</text:p>
              </table:table-cell>
              <table:table-cell office:value-type="float" office:value="1.01015254455221">
                <text:p>1.010152544552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.42857142857143">
                <text:p>1.4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74963553055941">
                <text:p>1.74963553055941</text:p>
              </table:table-cell>
              <table:table-cell office:value-type="float" office:value="1.74963553055941">
                <text:p>1.749635530559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.02030508910442">
                <text:p>2.02030508910442</text:p>
              </table:table-cell>
              <table:table-cell office:value-type="float" office:value="2.02030508910442">
                <text:p>2.020305089104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25876975726313">
                <text:p>2.25876975726313</text:p>
              </table:table-cell>
              <table:table-cell office:value-type="float" office:value="2.25876975726313">
                <text:p>2.258769757263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.47435829652697">
                <text:p>2.47435829652697</text:p>
              </table:table-cell>
              <table:table-cell office:value-type="float" office:value="2.47435829652697">
                <text:p>2.474358296526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.67261241912424">
                <text:p>2.67261241912424</text:p>
              </table:table-cell>
              <table:table-cell office:value-type="float" office:value="2.67261241912424">
                <text:p>2.672612419124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.85714285714286">
                <text:p>2.85714285714286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.03045763365663">
                <text:p>3.03045763365663</text:p>
              </table:table-cell>
              <table:table-cell office:value-type="float" office:value="3.03045763365663">
                <text:p>3.030457633656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.1943828249997">
                <text:p>3.1943828249997</text:p>
              </table:table-cell>
              <table:table-cell office:value-type="float" office:value="3.1943828249997">
                <text:p>3.19438282499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.35029697130245">
                <text:p>3.35029697130245</text:p>
              </table:table-cell>
              <table:table-cell office:value-type="float" office:value="3.35029697130245">
                <text:p>3.35029697130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.49927106111883">
                <text:p>3.49927106111883</text:p>
              </table:table-cell>
              <table:table-cell office:value-type="float" office:value="3.49927106111883">
                <text:p>3.499271061118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.64215679542342">
                <text:p>3.64215679542342</text:p>
              </table:table-cell>
              <table:table-cell office:value-type="float" office:value="3.64215679542342">
                <text:p>3.642156795423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.77964473009227">
                <text:p>3.77964473009227</text:p>
              </table:table-cell>
              <table:table-cell office:value-type="float" office:value="3.77964473009227">
                <text:p>3.77964473009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.91230398217976">
                <text:p>3.91230398217976</text:p>
              </table:table-cell>
              <table:table-cell office:value-type="float" office:value="3.91230398217976">
                <text:p>3.91230398217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.04061017820884">
                <text:p>4.04061017820884</text:p>
              </table:table-cell>
              <table:table-cell office:value-type="float" office:value="4.04061017820884">
                <text:p>4.04061017820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.16496563917521">
                <text:p>4.16496563917521</text:p>
              </table:table-cell>
              <table:table-cell office:value-type="float" office:value="4.16496563917521">
                <text:p>4.164965639175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.28571428571429">
                <text:p>4.28571428571429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40315285926355">
                <text:p>4.40315285926355</text:p>
              </table:table-cell>
              <table:table-cell office:value-type="float" office:value="4.40315285926355">
                <text:p>4.40315285926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.51753951452626">
                <text:p>4.51753951452626</text:p>
              </table:table-cell>
              <table:table-cell office:value-type="float" office:value="4.51753951452626">
                <text:p>4.517539514526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11.296cm" svg:y="3.952cm" style:legend-expansion="high" chart:style-name="ch2"/>
        <chart:plot-area chart:style-name="ch3" table:cell-range-address="Hoja2.D3:Hoja2.E23" chart:data-source-has-labels="column" svg:x="0.32cm" svg:y="0.18cm" svg:width="10.656cm" svg:height="8.64cm">
          <chartooo:coordinate-region svg:x="1.132cm" svg:y="0.18cm" svg:width="9.703cm" svg:height="6.265cm"/>
          <chart:axis chart:dimension="x" chart:name="primary-x" chart:style-name="ch4" chartooo:axis-type="auto">
            <chartooo:date-scale/>
            <chart:categories table:cell-range-address="Hoja2.E3:Hoja2.E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D3:Hoja2.D23" chart:class="chart:line">
            <chart:regression-curve chart:style-name="ch7">
              <chart:equation chart:display-equation="true" chart:display-r-square="false" svg:x="8.406cm" svg:y="2.748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2.E3:Hoja2.E23</svg:desc>
                </draw:g>
              </table:table-cell>
              <table:table-cell office:value-type="float" office:value="0">
                <text:p>0</text:p>
                <draw:g>
                  <svg:desc>Hoja2.D3:Hoja2.D23</svg:desc>
                </draw:g>
              </table:table-cell>
            </table:table-row>
            <table:table-row>
              <table:table-cell office:value-type="float" office:value="20.2030508910442">
                <text:p>20.2030508910442</text:p>
              </table:table-cell>
              <table:table-cell office:value-type="float" office:value="1.01015254455221">
                <text:p>1.01015254455221</text:p>
              </table:table-cell>
            </table:table-row>
            <table:table-row>
              <table:table-cell office:value-type="float" office:value="28.5714285714286">
                <text:p>28.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34.9927106111883">
                <text:p>34.9927106111883</text:p>
              </table:table-cell>
              <table:table-cell office:value-type="float" office:value="1.74963553055941">
                <text:p>1.74963553055941</text:p>
              </table:table-cell>
            </table:table-row>
            <table:table-row>
              <table:table-cell office:value-type="float" office:value="40.4061017820884">
                <text:p>40.4061017820884</text:p>
              </table:table-cell>
              <table:table-cell office:value-type="float" office:value="2.02030508910442">
                <text:p>2.02030508910442</text:p>
              </table:table-cell>
            </table:table-row>
            <table:table-row>
              <table:table-cell office:value-type="float" office:value="45.1753951452626">
                <text:p>45.1753951452626</text:p>
              </table:table-cell>
              <table:table-cell office:value-type="float" office:value="2.25876975726313">
                <text:p>2.25876975726313</text:p>
              </table:table-cell>
            </table:table-row>
            <table:table-row>
              <table:table-cell office:value-type="float" office:value="49.4871659305394">
                <text:p>49.4871659305394</text:p>
              </table:table-cell>
              <table:table-cell office:value-type="float" office:value="2.47435829652697">
                <text:p>2.47435829652697</text:p>
              </table:table-cell>
            </table:table-row>
            <table:table-row>
              <table:table-cell office:value-type="float" office:value="53.4522483824849">
                <text:p>53.4522483824849</text:p>
              </table:table-cell>
              <table:table-cell office:value-type="float" office:value="2.67261241912424">
                <text:p>2.67261241912424</text:p>
              </table:table-cell>
            </table:table-row>
            <table:table-row>
              <table:table-cell office:value-type="float" office:value="57.1428571428571">
                <text:p>57.142857142857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60.6091526731326">
                <text:p>60.6091526731326</text:p>
              </table:table-cell>
              <table:table-cell office:value-type="float" office:value="3.03045763365663">
                <text:p>3.03045763365663</text:p>
              </table:table-cell>
            </table:table-row>
            <table:table-row>
              <table:table-cell office:value-type="float" office:value="63.887656499994">
                <text:p>63.887656499994</text:p>
              </table:table-cell>
              <table:table-cell office:value-type="float" office:value="3.1943828249997">
                <text:p>3.1943828249997</text:p>
              </table:table-cell>
            </table:table-row>
            <table:table-row>
              <table:table-cell office:value-type="float" office:value="67.005939426049">
                <text:p>67.005939426049</text:p>
              </table:table-cell>
              <table:table-cell office:value-type="float" office:value="3.35029697130245">
                <text:p>3.35029697130245</text:p>
              </table:table-cell>
            </table:table-row>
            <table:table-row>
              <table:table-cell office:value-type="float" office:value="69.9854212223765">
                <text:p>69.9854212223765</text:p>
              </table:table-cell>
              <table:table-cell office:value-type="float" office:value="3.49927106111883">
                <text:p>3.49927106111883</text:p>
              </table:table-cell>
            </table:table-row>
            <table:table-row>
              <table:table-cell office:value-type="float" office:value="72.8431359084683">
                <text:p>72.8431359084683</text:p>
              </table:table-cell>
              <table:table-cell office:value-type="float" office:value="3.64215679542342">
                <text:p>3.64215679542342</text:p>
              </table:table-cell>
            </table:table-row>
            <table:table-row>
              <table:table-cell office:value-type="float" office:value="75.5928946018454">
                <text:p>75.5928946018454</text:p>
              </table:table-cell>
              <table:table-cell office:value-type="float" office:value="3.77964473009227">
                <text:p>3.77964473009227</text:p>
              </table:table-cell>
            </table:table-row>
            <table:table-row>
              <table:table-cell office:value-type="float" office:value="78.2460796435952">
                <text:p>78.2460796435952</text:p>
              </table:table-cell>
              <table:table-cell office:value-type="float" office:value="3.91230398217976">
                <text:p>3.91230398217976</text:p>
              </table:table-cell>
            </table:table-row>
            <table:table-row>
              <table:table-cell office:value-type="float" office:value="80.8122035641769">
                <text:p>80.8122035641769</text:p>
              </table:table-cell>
              <table:table-cell office:value-type="float" office:value="4.04061017820884">
                <text:p>4.04061017820884</text:p>
              </table:table-cell>
            </table:table-row>
            <table:table-row>
              <table:table-cell office:value-type="float" office:value="83.2993127835043">
                <text:p>83.2993127835043</text:p>
              </table:table-cell>
              <table:table-cell office:value-type="float" office:value="4.16496563917521">
                <text:p>4.16496563917521</text:p>
              </table:table-cell>
            </table:table-row>
            <table:table-row>
              <table:table-cell office:value-type="float" office:value="85.7142857142857">
                <text:p>85.7142857142857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float" office:value="88.0630571852711">
                <text:p>88.0630571852711</text:p>
              </table:table-cell>
              <table:table-cell office:value-type="float" office:value="4.40315285926355">
                <text:p>4.40315285926355</text:p>
              </table:table-cell>
            </table:table-row>
            <table:table-row>
              <table:table-cell office:value-type="float" office:value="90.3507902905251">
                <text:p>90.3507902905251</text:p>
              </table:table-cell>
              <table:table-cell office:value-type="float" office:value="4.51753951452626">
                <text:p>4.517539514526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02cm" svg:height="14.901cm" xlink:href=".." xlink:type="simple" chart:class="chart:line" chart:style-name="ch1">
        <chart:legend svg:x="-0.001cm" svg:y="0cm" style:legend-expansion="custom" chartooo:width="20.102cm" chartooo:height="14.901cm" style:legend-expansion-aspect-ratio="1.34903697738407" chart:style-name="ch2"/>
        <chart:plot-area chart:style-name="ch3" table:cell-range-address="Hoja4.H8:Hoja4.H8 Hoja4.E2:Hoja4.E22 Hoja2.A1:Hoja2.A1 Hoja4.C2:Hoja4.C22" chart:data-source-has-labels="both" svg:x="0.402cm" svg:y="0.298cm" svg:width="19.298cm" svg:height="14.305cm">
          <chartooo:coordinate-region svg:x="1.023cm" svg:y="0.298cm" svg:width="18.35cm" svg:height="11.93cm"/>
          <chart:axis chart:dimension="x" chart:name="primary-x" chart:style-name="ch4" chartooo:axis-type="auto">
            <chartooo:date-scale/>
            <chart:categories table:cell-range-address="Hoja4.E2:Hoja4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4.C2:Hoja4.C22" chart:label-cell-address="Hoja2.A1:Hoja2.A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2.A1:Hoja2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4.E2:Hoja4.E22</svg:desc>
                </draw:g>
              </table:table-cell>
              <table:table-cell office:value-type="float" office:value="100">
                <text:p>100</text:p>
                <draw:g>
                  <svg:desc>Hoja4.C2:Hoja4.C22</svg:desc>
                </draw:g>
              </table:table-cell>
            </table:table-row>
            <table:table-row>
              <table:table-cell office:value-type="float" office:value="4.5152364098573">
                <text:p>4.51523640985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9.03047281971461">
                <text:p>9.030472819714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3.5457092295719">
                <text:p>13.54570922957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.0609456394292">
                <text:p>18.06094563942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.5761820492865">
                <text:p>22.57618204928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7.0914184591438">
                <text:p>27.09141845914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1.6066548690012">
                <text:p>31.60665486900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6.1218912788585">
                <text:p>36.12189127885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.6371276887158">
                <text:p>40.6371276887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5.1523640985731">
                <text:p>45.15236409857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.6676005084304">
                <text:p>49.66760050843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4.1828369182877">
                <text:p>54.18283691828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8.698073328145">
                <text:p>58.6980733281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3.2133097380023">
                <text:p>63.21330973800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7.7285461478597">
                <text:p>67.7285461478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2.243782557717">
                <text:p>72.2437825577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.7590189675743">
                <text:p>76.75901896757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1.2742553774316">
                <text:p>81.2742553774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.7894917872889">
                <text:p>85.7894917872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.3047281971462">
                <text:p>90.30472819714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05cm" svg:height="12.771cm" xlink:href=".." xlink:type="simple" chart:class="chart:line" chart:style-name="ch1">
        <chart:legend svg:x="-0.001cm" svg:y="0cm" style:legend-expansion="custom" chartooo:width="17.205cm" chartooo:height="12.771cm" style:legend-expansion-aspect-ratio="1.34719285882077" chart:style-name="ch2"/>
        <chart:plot-area chart:style-name="ch3" table:cell-range-address="Hoja5.G16:Hoja5.G16 Hoja5.C15:Hoja5.F35 Hoja2.A1:Hoja2.A1" chart:data-source-has-labels="both" svg:x="0.344cm" svg:y="0.255cm" svg:width="16.517cm" svg:height="12.261cm">
          <chartooo:coordinate-region svg:x="1.812cm" svg:y="0.255cm" svg:width="14.723cm" svg:height="9.886cm"/>
          <chart:axis chart:dimension="x" chart:name="primary-x" chart:style-name="ch4" chartooo:axis-type="auto">
            <chartooo:date-scale/>
            <chart:categories table:cell-range-address="Hoja5.C15:Hoja5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D15:Hoja5.D35" chart:label-cell-address="Hoja2.A1:Hoja2.A1" chart:class="chart:line">
            <chart:data-point chart:repeated="21"/>
          </chart:series>
          <chart:series chart:style-name="ch8" chart:values-cell-range-address="Hoja5.F15:Hoja5.F35" chart:label-cell-address="Hoja2.A1:Hoja2.A1" chart:class="chart:line">
            <chart:data-point chart:repeated="21"/>
          </chart:series>
          <chart:series chart:style-name="ch9" chart:values-cell-range-address="Hoja5.E15:Hoja5.E35" chart:label-cell-address="Hoja2.A1:Hoja2.A1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2.A1:Hoja2.A1</svg:desc>
                </draw:g>
              </table:table-cell>
              <table:table-cell office:value-type="string">
                <text:p/>
                <draw:g>
                  <svg:desc>Hoja2.A1:Hoja2.A1</svg:desc>
                </draw:g>
              </table:table-cell>
              <table:table-cell office:value-type="string">
                <text:p/>
                <draw:g>
                  <svg:desc>Hoja2.A1:Hoja2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5.C15:Hoja5.C35</svg:desc>
                </draw:g>
              </table:table-cell>
              <table:table-cell office:value-type="float" office:value="100">
                <text:p>100</text:p>
                <draw:g>
                  <svg:desc>Hoja5.D15:Hoja5.D35</svg:desc>
                </draw:g>
              </table:table-cell>
              <table:table-cell office:value-type="float" office:value="100">
                <text:p>100</text:p>
                <draw:g>
                  <svg:desc>Hoja5.F15:Hoja5.F35</svg:desc>
                </draw:g>
              </table:table-cell>
              <table:table-cell office:value-type="float" office:value="NaN">
                <text:p>NaN</text:p>
                <draw:g>
                  <svg:desc>Hoja5.E15:Hoja5.E35</svg:desc>
                </draw:g>
              </table:table-cell>
            </table:table-row>
            <table:table-row>
              <table:table-cell office:value-type="float" office:value="4.51523640985731">
                <text:p>4.51523640985731</text:p>
              </table:table-cell>
              <table:table-cell office:value-type="float" office:value="99.75">
                <text:p>99.75</text:p>
              </table:table-cell>
              <table:table-cell office:value-type="float" office:value="99.75">
                <text:p>9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3047281971461">
                <text:p>9.0304728197146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457092295719">
                <text:p>13.5457092295719</text:p>
              </table:table-cell>
              <table:table-cell office:value-type="float" office:value="97.75">
                <text:p>97.75</text:p>
              </table:table-cell>
              <table:table-cell office:value-type="float" office:value="97.75">
                <text:p>9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0609456394292">
                <text:p>18.0609456394292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761820492865">
                <text:p>22.5761820492865</text:p>
              </table:table-cell>
              <table:table-cell office:value-type="float" office:value="93.75">
                <text:p>93.75</text:p>
              </table:table-cell>
              <table:table-cell office:value-type="float" office:value="93.75">
                <text:p>9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0914184591438">
                <text:p>27.0914184591438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6066548690012">
                <text:p>31.6066548690012</text:p>
              </table:table-cell>
              <table:table-cell office:value-type="float" office:value="87.75">
                <text:p>87.75</text:p>
              </table:table-cell>
              <table:table-cell office:value-type="float" office:value="87.75">
                <text:p>8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1218912788585">
                <text:p>36.12189127885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6371276887158">
                <text:p>40.6371276887158</text:p>
              </table:table-cell>
              <table:table-cell office:value-type="float" office:value="79.75">
                <text:p>79.75</text:p>
              </table:table-cell>
              <table:table-cell office:value-type="float" office:value="79.75">
                <text:p>7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1523640985731">
                <text:p>45.152364098573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6676005084304">
                <text:p>49.6676005084304</text:p>
              </table:table-cell>
              <table:table-cell office:value-type="float" office:value="69.75">
                <text:p>69.75</text:p>
              </table:table-cell>
              <table:table-cell office:value-type="float" office:value="69.75">
                <text:p>6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1828369182877">
                <text:p>54.182836918287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698073328145">
                <text:p>58.698073328145</text:p>
              </table:table-cell>
              <table:table-cell office:value-type="float" office:value="57.75">
                <text:p>57.75</text:p>
              </table:table-cell>
              <table:table-cell office:value-type="float" office:value="57.75">
                <text:p>5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2133097380023">
                <text:p>63.213309738002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7285461478597">
                <text:p>67.7285461478597</text:p>
              </table:table-cell>
              <table:table-cell office:value-type="float" office:value="43.75">
                <text:p>43.75</text:p>
              </table:table-cell>
              <table:table-cell office:value-type="float" office:value="43.75">
                <text:p>4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243782557717">
                <text:p>72.24378255771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7590189675743">
                <text:p>76.7590189675743</text:p>
              </table:table-cell>
              <table:table-cell office:value-type="float" office:value="27.75">
                <text:p>27.75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2742553774316">
                <text:p>81.274255377431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7894917872889">
                <text:p>85.7894917872889</text:p>
              </table:table-cell>
              <table:table-cell office:value-type="float" office:value="9.74999999999999">
                <text:p>9.74999999999999</text:p>
              </table:table-cell>
              <table:table-cell office:value-type="float" office:value="9.74999999999999">
                <text:p>9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3047281971462">
                <text:p>90.30472819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svg:x="0cm" svg:y="0cm" style:legend-expansion="custom" chartooo:width="15.974cm" chartooo:height="9.005cm" style:legend-expansion-aspect-ratio="1.77390338700722" chart:style-name="ch2"/>
        <chart:plot-area chart:style-name="ch3" table:cell-range-address="Hoja6.P12:Hoja6.P12 Hoja6.M5:Hoja6.N7 Hoja6.M9:Hoja6.M9 Hoja6.N11:Hoja6.N13 Hoja6.M3:Hoja6.M3 Hoja6.M21:Hoja6.M21 Hoja6.N23:Hoja6.N25 Hoja6.M15:Hoja6.M15 Hoja6.N17:Hoja6.N19" chart:data-source-has-labels="both" svg:x="0.319cm" svg:y="0.18cm" svg:width="15.336cm" svg:height="8.645cm">
          <chartooo:coordinate-region svg:x="1.972cm" svg:y="0.379cm" svg:width="13.165cm" svg:height="7.799cm"/>
          <chart:axis chart:dimension="x" chart:name="primary-x" chart:style-name="ch4" chartooo:axis-type="auto">
            <chartooo:date-scale/>
            <chart:categories table:cell-range-address="Hoja6.M5:Hoja6.M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6.N11:Hoja6.N13" chart:label-cell-address="Hoja6.M9:Hoja6.M9" chart:class="chart:line">
            <chart:data-point chart:repeated="3"/>
          </chart:series>
          <chart:series chart:style-name="ch7" chart:values-cell-range-address="Hoja6.N5:Hoja6.N7" chart:label-cell-address="Hoja6.M3:Hoja6.M3" chart:class="chart:line">
            <chart:data-point chart:repeated="3"/>
          </chart:series>
          <chart:series chart:style-name="ch8" chart:values-cell-range-address="Hoja6.N23:Hoja6.N25" chart:label-cell-address="Hoja6.M21:Hoja6.M21" chart:class="chart:line">
            <chart:data-point chart:repeated="3"/>
          </chart:series>
          <chart:series chart:style-name="ch9" chart:values-cell-range-address="Hoja6.N17:Hoja6.N19" chart:label-cell-address="Hoja6.M15:Hoja6.M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</text:p>
                <draw:g>
                  <svg:desc>Hoja6.M9:Hoja6.M9</svg:desc>
                </draw:g>
              </table:table-cell>
              <table:table-cell office:value-type="string">
                <text:p>90</text:p>
                <draw:g>
                  <svg:desc>Hoja6.M3:Hoja6.M3</svg:desc>
                </draw:g>
              </table:table-cell>
              <table:table-cell office:value-type="string">
                <text:p>15</text:p>
                <draw:g>
                  <svg:desc>Hoja6.M21:Hoja6.M21</svg:desc>
                </draw:g>
              </table:table-cell>
              <table:table-cell office:value-type="string">
                <text:p>45</text:p>
                <draw:g>
                  <svg:desc>Hoja6.M15:Hoja6.M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6.M5:Hoja6.M7</svg:desc>
                </draw:g>
              </table:table-cell>
              <table:table-cell office:value-type="float" office:value="100">
                <text:p>100</text:p>
                <draw:g>
                  <svg:desc>Hoja6.N11:Hoja6.N13</svg:desc>
                </draw:g>
              </table:table-cell>
              <table:table-cell office:value-type="float" office:value="100">
                <text:p>100</text:p>
                <draw:g>
                  <svg:desc>Hoja6.N5:Hoja6.N7</svg:desc>
                </draw:g>
              </table:table-cell>
              <table:table-cell office:value-type="float" office:value="100">
                <text:p>100</text:p>
                <draw:g>
                  <svg:desc>Hoja6.N23:Hoja6.N25</svg:desc>
                </draw:g>
              </table:table-cell>
              <table:table-cell office:value-type="float" office:value="100">
                <text:p>100</text:p>
                <draw:g>
                  <svg:desc>Hoja6.N17:Hoja6.N19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9.021665685876">
                <text:p>119.021665685876</text:p>
              </table:table-cell>
              <table:table-cell office:value-type="float" office:value="120.387359836901">
                <text:p>120.387359836901</text:p>
              </table:table-cell>
              <table:table-cell office:value-type="float" office:value="101.365694151025">
                <text:p>101.365694151025</text:p>
              </table:table-cell>
              <table:table-cell office:value-type="float" office:value="110.193679918451">
                <text:p>110.193679918451</text:p>
              </table:table-cell>
            </table:table-row>
            <table:table-row>
              <table:table-cell office:value-type="float" office:value="8.56384040665147E-015">
                <text:p>8.56384040665147E-015</text:p>
              </table:table-cell>
              <table:table-cell office:value-type="float" office:value="0">
                <text:p>0</text:p>
              </table:table-cell>
              <table:table-cell office:value-type="float" office:value="8.56384040665147E-015">
                <text:p>8.56384040665147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